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tserrat" svg:font-family="Montserrat, Arial, Helvetica, sans-serif"/>
    <style:font-face style:name="Open Sans" svg:font-family="'Open Sans', sans-serif"/>
    <style:font-face style:name="Proxima Nova Soft" svg:font-family="'Proxima Nova Soft', 'Helvetica Neue', sans-serif"/>
    <style:font-face style:name="Roboto" svg:font-family="Roboto, arial, sans-serif"/>
    <style:font-face style:name="Ubuntu" svg:font-family="Ubuntu, sans-serif"/>
    <style:font-face style:name="apple-system" svg:font-family="apple-system, BlinkMacSystemFont, 'Segoe UI', Roboto, Oxygen, Ubuntu, Cantarell, 'Fira Sans', 'Droid Sans', 'Helvetica Neue', sans-serif"/>
    <style:font-face style:name="dejavu sans mono" svg:font-family="'dejavu sans mono', monospace"/>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Text_20_body">
      <style:text-properties officeooo:rsid="001087a1" officeooo:paragraph-rsid="0011e267"/>
    </style:style>
    <style:style style:name="P4" style:family="paragraph" style:parent-style-name="Text_20_body">
      <style:text-properties officeooo:paragraph-rsid="00187b21"/>
    </style:style>
    <style:style style:name="P5" style:family="paragraph" style:parent-style-name="Text_20_body">
      <style:text-properties officeooo:rsid="00220bf5" officeooo:paragraph-rsid="00220bf5"/>
    </style:style>
    <style:style style:name="P6" style:family="paragraph" style:parent-style-name="Text_20_body">
      <style:text-properties officeooo:paragraph-rsid="002a0182"/>
    </style:style>
    <style:style style:name="P7" style:family="paragraph" style:parent-style-name="Text_20_body">
      <style:text-properties officeooo:paragraph-rsid="0031d3dd"/>
    </style:style>
    <style:style style:name="P8" style:family="paragraph" style:parent-style-name="Text_20_body">
      <style:text-properties officeooo:paragraph-rsid="00391f6e"/>
    </style:style>
    <style:style style:name="P9" style:family="paragraph" style:parent-style-name="Text_20_body">
      <style:text-properties officeooo:paragraph-rsid="00485ca9"/>
    </style:style>
    <style:style style:name="P10" style:family="paragraph" style:parent-style-name="Text_20_body">
      <style:text-properties officeooo:paragraph-rsid="005c00e3"/>
    </style:style>
    <style:style style:name="P11" style:family="paragraph" style:parent-style-name="Text_20_body">
      <style:text-properties officeooo:paragraph-rsid="006a256b"/>
    </style:style>
    <style:style style:name="P12"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3" style:family="paragraph" style:parent-style-name="Text_20_body">
      <style:text-properties style:font-name="Liberation Serif" fo:font-size="12pt" officeooo:rsid="006c783f" officeooo:paragraph-rsid="006c783f" style:font-size-asian="12pt" style:font-size-complex="12pt"/>
    </style:style>
    <style:style style:name="P14" style:family="paragraph" style:parent-style-name="Text_20_body">
      <style:text-properties style:font-name="Liberation Serif" fo:font-size="12pt" officeooo:paragraph-rsid="00685941" style:font-size-asian="12pt" style:font-size-complex="12pt"/>
    </style:style>
    <style:style style:name="P15" style:family="paragraph" style:parent-style-name="Text_20_body">
      <style:text-properties officeooo:paragraph-rsid="006deffa"/>
    </style:style>
    <style:style style:name="P16" style:family="paragraph" style:parent-style-name="Text_20_body">
      <style:text-properties officeooo:paragraph-rsid="00771efa"/>
    </style:style>
    <style:style style:name="P17" style:family="paragraph" style:parent-style-name="Text_20_body">
      <style:text-properties officeooo:paragraph-rsid="006e71b3"/>
    </style:style>
    <style:style style:name="P18" style:family="paragraph" style:parent-style-name="Text_20_body">
      <style:text-properties officeooo:paragraph-rsid="00852323"/>
    </style:style>
    <style:style style:name="P19" style:family="paragraph" style:parent-style-name="Text_20_body">
      <style:text-properties officeooo:paragraph-rsid="0088b30e"/>
    </style:style>
    <style:style style:name="P20" style:family="paragraph" style:parent-style-name="Text_20_body">
      <style:text-properties officeooo:paragraph-rsid="008a9baf"/>
    </style:style>
    <style:style style:name="P21" style:family="paragraph" style:parent-style-name="Text_20_body">
      <style:text-properties officeooo:paragraph-rsid="0091bbe5"/>
    </style:style>
    <style:style style:name="P22" style:family="paragraph" style:parent-style-name="Text_20_body">
      <style:text-properties officeooo:paragraph-rsid="00a34d27"/>
    </style:style>
    <style:style style:name="P23" style:family="paragraph" style:parent-style-name="Text_20_body">
      <style:text-properties officeooo:rsid="00a34d27" officeooo:paragraph-rsid="00a34d27"/>
    </style:style>
    <style:style style:name="P24" style:family="paragraph" style:parent-style-name="Text_20_body">
      <style:text-properties officeooo:rsid="00a34d27" officeooo:paragraph-rsid="00a46fb7"/>
    </style:style>
    <style:style style:name="P25" style:family="paragraph" style:parent-style-name="Text_20_body">
      <style:text-properties officeooo:paragraph-rsid="009c5dbb"/>
    </style:style>
    <style:style style:name="P26" style:family="paragraph" style:parent-style-name="Text_20_body">
      <style:text-properties officeooo:paragraph-rsid="00c47d73"/>
    </style:style>
    <style:style style:name="P27" style:family="paragraph" style:parent-style-name="Text_20_body">
      <style:text-properties officeooo:paragraph-rsid="00d7d45a"/>
    </style:style>
    <style:style style:name="P28" style:family="paragraph" style:parent-style-name="Text_20_body">
      <style:text-properties officeooo:paragraph-rsid="00d8f0e1"/>
    </style:style>
    <style:style style:name="P29" style:family="paragraph" style:parent-style-name="Text_20_body">
      <style:text-properties officeooo:paragraph-rsid="00903957"/>
    </style:style>
    <style:style style:name="P30" style:family="paragraph" style:parent-style-name="Text_20_body">
      <style:text-properties officeooo:rsid="00df3aaf" officeooo:paragraph-rsid="00df3aaf"/>
    </style:style>
    <style:style style:name="P31" style:family="paragraph" style:parent-style-name="Text_20_body">
      <style:text-properties officeooo:paragraph-rsid="00e4541f"/>
    </style:style>
    <style:style style:name="P32" style:family="paragraph" style:parent-style-name="Text_20_body">
      <style:text-properties officeooo:paragraph-rsid="00f82826"/>
    </style:style>
    <style:style style:name="P33" style:family="paragraph" style:parent-style-name="Text_20_body">
      <style:text-properties officeooo:paragraph-rsid="00ef1670"/>
    </style:style>
    <style:style style:name="P34" style:family="paragraph" style:parent-style-name="Text_20_body">
      <style:text-properties officeooo:paragraph-rsid="00feac31"/>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11165f5" officeooo:paragraph-rsid="011165f5" style:font-weight-asian="bold" style:font-weight-complex="bold"/>
    </style:style>
    <style:style style:name="P37" style:family="paragraph" style:parent-style-name="Text_20_body">
      <style:text-properties fo:font-weight="bold" officeooo:rsid="0113430a" officeooo:paragraph-rsid="0113430a" style:font-weight-asian="bold" style:font-weight-complex="bold"/>
    </style:style>
    <style:style style:name="P38" style:family="paragraph" style:parent-style-name="Text_20_body">
      <style:text-properties officeooo:paragraph-rsid="0102baaa"/>
    </style:style>
    <style:style style:name="P39" style:family="paragraph" style:parent-style-name="Text_20_body">
      <style:text-properties officeooo:paragraph-rsid="0104c246"/>
    </style:style>
    <style:style style:name="P40" style:family="paragraph" style:parent-style-name="Text_20_body">
      <style:text-properties officeooo:rsid="00fe4cec" officeooo:paragraph-rsid="01056f67"/>
    </style:style>
    <style:style style:name="P41" style:family="paragraph" style:parent-style-name="Text_20_body">
      <style:text-properties officeooo:rsid="00fe4cec" officeooo:paragraph-rsid="012117db"/>
    </style:style>
    <style:style style:name="P42" style:family="paragraph" style:parent-style-name="Text_20_body">
      <style:text-properties officeooo:rsid="00fe4cec" officeooo:paragraph-rsid="0124b059"/>
    </style:style>
    <style:style style:name="P43" style:family="paragraph" style:parent-style-name="Text_20_body">
      <style:text-properties officeooo:paragraph-rsid="0106ca5a"/>
    </style:style>
    <style:style style:name="P44" style:family="paragraph" style:parent-style-name="Text_20_body">
      <style:text-properties officeooo:paragraph-rsid="010c2eca"/>
    </style:style>
    <style:style style:name="P45" style:family="paragraph" style:parent-style-name="Text_20_body">
      <style:text-properties officeooo:paragraph-rsid="007057ba"/>
    </style:style>
    <style:style style:name="P46" style:family="paragraph" style:parent-style-name="Text_20_body">
      <style:text-properties officeooo:paragraph-rsid="010e9077"/>
    </style:style>
    <style:style style:name="P47" style:family="paragraph" style:parent-style-name="Text_20_body">
      <style:text-properties officeooo:paragraph-rsid="0113430a"/>
    </style:style>
    <style:style style:name="P48" style:family="paragraph" style:parent-style-name="Text_20_body">
      <style:text-properties officeooo:paragraph-rsid="0116cafd"/>
    </style:style>
    <style:style style:name="P49" style:family="paragraph" style:parent-style-name="Text_20_body">
      <style:text-properties officeooo:rsid="01275ccb" officeooo:paragraph-rsid="01275ccb"/>
    </style:style>
    <style:style style:name="P50" style:family="paragraph" style:parent-style-name="Text_20_body">
      <style:text-properties officeooo:paragraph-rsid="012117db"/>
    </style:style>
    <style:style style:name="P51" style:family="paragraph" style:parent-style-name="Text_20_body">
      <style:text-properties officeooo:paragraph-rsid="0128dafb"/>
    </style:style>
    <style:style style:name="P52" style:family="paragraph" style:parent-style-name="Text_20_body">
      <style:text-properties officeooo:paragraph-rsid="012fb5c6"/>
    </style:style>
    <style:style style:name="P53" style:family="paragraph" style:parent-style-name="Text_20_body">
      <style:text-properties officeooo:rsid="0139fdd5" officeooo:paragraph-rsid="0139fdd5"/>
    </style:style>
    <style:style style:name="P54" style:family="paragraph" style:parent-style-name="Text_20_body">
      <style:text-properties officeooo:rsid="01474bde" officeooo:paragraph-rsid="01474bde"/>
    </style:style>
    <style:style style:name="P55" style:family="paragraph" style:parent-style-name="Text_20_body">
      <style:text-properties officeooo:paragraph-rsid="01484479"/>
    </style:style>
    <style:style style:name="P56" style:family="paragraph" style:parent-style-name="Text_20_body">
      <style:text-properties officeooo:rsid="0149fdd8" officeooo:paragraph-rsid="0149fdd8"/>
    </style:style>
    <style:style style:name="P57" style:family="paragraph" style:parent-style-name="Text_20_body">
      <style:text-properties officeooo:rsid="0153d391" officeooo:paragraph-rsid="0153d391"/>
    </style:style>
    <style:style style:name="P58" style:family="paragraph" style:parent-style-name="Text_20_body">
      <style:text-properties officeooo:rsid="015c5feb" officeooo:paragraph-rsid="015c5feb"/>
    </style:style>
    <style:style style:name="P59" style:family="paragraph" style:parent-style-name="Text_20_body">
      <style:text-properties officeooo:rsid="015f526b" officeooo:paragraph-rsid="015f526b"/>
    </style:style>
    <style:style style:name="P60" style:family="paragraph" style:parent-style-name="Text_20_body">
      <style:text-properties officeooo:rsid="016248fd" officeooo:paragraph-rsid="016248fd"/>
    </style:style>
    <style:style style:name="P61" style:family="paragraph" style:parent-style-name="Text_20_body">
      <style:text-properties officeooo:rsid="0166d2c0" officeooo:paragraph-rsid="0166d2c0"/>
    </style:style>
    <style:style style:name="P62" style:family="paragraph" style:parent-style-name="Text_20_body">
      <style:text-properties officeooo:rsid="016dd125" officeooo:paragraph-rsid="016dd125"/>
    </style:style>
    <style:style style:name="P63" style:family="paragraph" style:parent-style-name="Text_20_body">
      <style:text-properties officeooo:rsid="01738882" officeooo:paragraph-rsid="01738882"/>
    </style:style>
    <style:style style:name="P64" style:family="paragraph" style:parent-style-name="Text_20_body">
      <style:text-properties officeooo:paragraph-rsid="014415d4"/>
    </style:style>
    <style:style style:name="P65" style:family="paragraph" style:parent-style-name="Text_20_body">
      <style:text-properties officeooo:rsid="0196912b" officeooo:paragraph-rsid="0196912b"/>
    </style:style>
    <style:style style:name="P66" style:family="paragraph" style:parent-style-name="Text_20_body">
      <style:text-properties officeooo:paragraph-rsid="0196912b"/>
    </style:style>
    <style:style style:name="P67" style:family="paragraph" style:parent-style-name="Text_20_body">
      <style:paragraph-properties fo:margin-left="0in" fo:margin-right="0in" fo:orphans="2" fo:widows="2" fo:text-indent="0in" style:auto-text-indent="false"/>
    </style:style>
    <style:style style:name="P68"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69" style:family="paragraph" style:parent-style-name="Text_20_body">
      <style:paragraph-properties fo:margin-left="0in" fo:margin-right="0in" fo:text-indent="0in" style:auto-text-indent="false"/>
      <style:text-properties officeooo:paragraph-rsid="00ca0570"/>
    </style:style>
    <style:style style:name="P70" style:family="paragraph" style:parent-style-name="Text_20_body">
      <style:paragraph-properties fo:margin-left="0in" fo:margin-right="0in" fo:text-indent="0in" style:auto-text-indent="false"/>
      <style:text-properties officeooo:paragraph-rsid="00d05457"/>
    </style:style>
    <style:style style:name="P71" style:family="paragraph" style:parent-style-name="Text_20_body">
      <style:paragraph-properties fo:margin-left="0in" fo:margin-right="0in" fo:text-indent="0in" style:auto-text-indent="false"/>
      <style:text-properties officeooo:paragraph-rsid="00ca64e3"/>
    </style:style>
    <style:style style:name="P72" style:family="paragraph" style:parent-style-name="Preformatted_20_Text">
      <style:paragraph-properties fo:margin-left="0in" fo:margin-right="0in" fo:text-indent="0in" style:auto-text-indent="false"/>
    </style:style>
    <style:style style:name="P73" style:family="paragraph" style:parent-style-name="Preformatted_20_Text">
      <style:paragraph-properties fo:margin-left="0in" fo:margin-right="0in" fo:text-indent="0in" style:auto-text-indent="false"/>
      <style:text-properties officeooo:paragraph-rsid="00a14688"/>
    </style:style>
    <style:style style:name="P74" style:family="paragraph" style:parent-style-name="Preformatted_20_Text">
      <style:paragraph-properties fo:margin-left="0in" fo:margin-right="0in" fo:text-indent="0in" style:auto-text-indent="false"/>
      <style:text-properties officeooo:rsid="00a14688" officeooo:paragraph-rsid="00a14688"/>
    </style:style>
    <style:style style:name="P75" style:family="paragraph" style:parent-style-name="Preformatted_20_Text">
      <style:paragraph-properties fo:margin-left="0in" fo:margin-right="0in" fo:text-indent="0in" style:auto-text-indent="false"/>
      <style:text-properties fo:color="#000000" officeooo:paragraph-rsid="00a14688"/>
    </style:style>
    <style:style style:name="P76" style:family="paragraph" style:parent-style-name="Preformatted_20_Text">
      <style:paragraph-properties fo:margin-left="0in" fo:margin-right="0in" fo:text-indent="0in" style:auto-text-indent="false"/>
      <style:text-properties officeooo:paragraph-rsid="00b631ff"/>
    </style:style>
    <style:style style:name="P7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78" style:family="paragraph" style:parent-style-name="Preformatted_20_Text">
      <style:text-properties officeooo:paragraph-rsid="009c5dbb"/>
    </style:style>
    <style:style style:name="P79" style:family="paragraph" style:parent-style-name="Preformatted_20_Text">
      <style:text-properties officeooo:paragraph-rsid="00e0bd51"/>
    </style:style>
    <style:style style:name="P80" style:family="paragraph" style:parent-style-name="Preformatted_20_Text">
      <style:text-properties officeooo:paragraph-rsid="0135ee81"/>
    </style:style>
    <style:style style:name="P81" style:family="paragraph" style:parent-style-name="Preformatted_20_Text">
      <style:text-properties officeooo:rsid="00fe4cec" officeooo:paragraph-rsid="0135ee81"/>
    </style:style>
    <style:style style:name="P82" style:family="paragraph" style:parent-style-name="Preformatted_20_Text">
      <style:text-properties officeooo:paragraph-rsid="016a73c7"/>
    </style:style>
    <style:style style:name="P83" style:family="paragraph" style:parent-style-name="Preformatted_20_Text">
      <style:text-properties officeooo:paragraph-rsid="016c56c3"/>
    </style:style>
    <style:style style:name="P84" style:family="paragraph" style:parent-style-name="Preformatted_20_Text">
      <style:text-properties fo:color="#000000"/>
    </style:style>
    <style:style style:name="P85" style:family="paragraph" style:parent-style-name="Text_20_body">
      <style:paragraph-properties fo:margin-left="0.4925in" fo:margin-right="0in" fo:text-indent="0in" style:auto-text-indent="false"/>
      <style:text-properties officeooo:paragraph-rsid="0012663a"/>
    </style:style>
    <style:style style:name="P86" style:family="paragraph" style:parent-style-name="Preformatted_20_Text">
      <style:paragraph-properties fo:margin-left="0.4925in" fo:margin-right="0in" fo:text-indent="0in" style:auto-text-indent="false"/>
    </style:style>
    <style:style style:name="P87" style:family="paragraph" style:parent-style-name="Text_20_body">
      <style:paragraph-properties fo:margin-top="0in" fo:margin-bottom="0in" loext:contextual-spacing="false" fo:orphans="2" fo:widows="2"/>
      <style:text-properties officeooo:paragraph-rsid="01593bce"/>
    </style:style>
    <style:style style:name="P88" style:family="paragraph" style:parent-style-name="Contents_20_2">
      <style:paragraph-properties>
        <style:tab-stops>
          <style:tab-stop style:position="6.6929in" style:type="right" style:leader-style="dotted" style:leader-text="."/>
        </style:tab-stops>
      </style:paragraph-properties>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6929in" style:type="right" style:leader-style="dotted" style:leader-text="."/>
        </style:tab-stops>
      </style:paragraph-properties>
    </style:style>
    <style:style style:name="P91" style:family="paragraph" style:parent-style-name="Standard" style:list-style-name="L5"/>
    <style:style style:name="P92" style:family="paragraph" style:parent-style-name="Standard" style:list-style-name="L6"/>
    <style:style style:name="P93" style:family="paragraph" style:parent-style-name="Standard" style:list-style-name="L7"/>
    <style:style style:name="P94" style:family="paragraph" style:parent-style-name="Standard">
      <style:text-properties officeooo:rsid="01982079"/>
    </style:style>
    <style:style style:name="P95" style:family="paragraph" style:parent-style-name="Standard">
      <style:text-properties officeooo:paragraph-rsid="000c2270"/>
    </style:style>
    <style:style style:name="P96" style:family="paragraph" style:parent-style-name="Standard">
      <style:text-properties officeooo:rsid="000c2270" officeooo:paragraph-rsid="000c2270"/>
    </style:style>
    <style:style style:name="P97" style:family="paragraph" style:parent-style-name="Standard">
      <style:text-properties officeooo:rsid="00e75744" officeooo:paragraph-rsid="00e75744"/>
    </style:style>
    <style:style style:name="P98" style:family="paragraph" style:parent-style-name="Standard">
      <style:text-properties officeooo:paragraph-rsid="000e763f"/>
    </style:style>
    <style:style style:name="P99" style:family="paragraph" style:parent-style-name="Standard">
      <style:text-properties officeooo:rsid="0019b75f" officeooo:paragraph-rsid="0019b75f"/>
    </style:style>
    <style:style style:name="P100" style:family="paragraph" style:parent-style-name="Standard">
      <style:text-properties officeooo:rsid="0011e267" officeooo:paragraph-rsid="0011e267"/>
    </style:style>
    <style:style style:name="P101" style:family="paragraph" style:parent-style-name="Text_20_body" style:list-style-name="L2">
      <style:text-properties style:font-name="Liberation Serif" fo:font-size="12pt" officeooo:paragraph-rsid="006a256b" style:font-size-asian="12pt" style:font-size-complex="12pt"/>
    </style:style>
    <style:style style:name="P102" style:family="paragraph" style:parent-style-name="Text_20_body">
      <style:text-properties style:font-name="Liberation Serif" fo:font-size="12pt" officeooo:rsid="0012663a" officeooo:paragraph-rsid="0012663a" style:font-size-asian="12pt" style:font-size-complex="12pt"/>
    </style:style>
    <style:style style:name="P103" style:family="paragraph" style:parent-style-name="Text_20_body" style:list-style-name="L2">
      <style:text-properties style:font-name="Liberation Serif" fo:font-size="12pt" officeooo:rsid="0052b0da" officeooo:paragraph-rsid="006a256b" style:font-size-asian="12pt" style:font-size-complex="12pt"/>
    </style:style>
    <style:style style:name="P104" style:family="paragraph" style:parent-style-name="Text_20_body">
      <style:text-properties style:font-name="Liberation Serif" fo:font-size="12pt" officeooo:rsid="0052b0da" officeooo:paragraph-rsid="006c783f" style:font-size-asian="12pt" style:font-size-complex="12pt"/>
    </style:style>
    <style:style style:name="P105"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06"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107"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108"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110"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111"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112"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113"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14"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115"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116" style:family="paragraph" style:parent-style-name="Text_20_body">
      <style:text-properties fo:font-variant="normal" fo:text-transform="none" fo:color="#222222" style:font-name="Liberation Serif" fo:font-size="12pt" fo:letter-spacing="normal" fo:font-style="normal" fo:font-weight="normal" officeooo:rsid="011165f5" officeooo:paragraph-rsid="011165f5" style:font-size-asian="12pt" style:font-weight-asian="normal" style:font-size-complex="12pt" style:font-weight-complex="normal"/>
    </style:style>
    <style:style style:name="P117"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118" style:family="paragraph" style:parent-style-name="Text_20_body">
      <style:text-properties fo:font-variant="normal" fo:text-transform="none" fo:color="#222222" style:font-name="Liberation Serif" fo:font-size="12pt" fo:letter-spacing="normal" fo:font-style="normal" fo:font-weight="normal" officeooo:rsid="0120bd92" officeooo:paragraph-rsid="0120bd92" style:font-size-asian="12pt" style:font-weight-asian="normal" style:font-size-complex="12pt" style:font-weight-complex="normal"/>
    </style:style>
    <style:style style:name="P119"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120"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121"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222222" style:font-name="Liberation Serif" fo:font-size="12pt" fo:letter-spacing="norma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125"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126"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127"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128"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129"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130"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131"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132"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133"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134"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135"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36"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137"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138"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39"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40"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41"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Text_20_body">
      <style:text-properties fo:font-variant="normal" fo:text-transform="none" fo:color="#222222" style:font-name="Liberation Mono" fo:font-size="10pt" fo:letter-spacing="norma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143" style:family="paragraph" style:parent-style-name="Text_20_body">
      <style:text-properties fo:font-variant="normal" fo:text-transform="none" fo:color="#333333" style:font-name="Open Sans" fo:font-size="12pt" fo:letter-spacing="normal" fo:font-style="normal" fo:font-weight="normal" officeooo:rsid="01275ccb" officeooo:paragraph-rsid="0128dafb" style:font-weight-asian="normal" style:font-weight-complex="normal"/>
    </style:style>
    <style:style style:name="P144"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145"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146"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147"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148" style:family="paragraph" style:parent-style-name="Text_20_body">
      <style:text-properties fo:font-variant="normal" fo:text-transform="none" fo:color="#000000" style:font-name="Liberation Sans" fo:font-size="14.1000003814697pt" fo:letter-spacing="norma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149"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150"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151"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152"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153"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154"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155"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156"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57"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58"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59"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60"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61" style:family="paragraph" style:parent-style-name="Text_20_body">
      <style:text-properties fo:font-variant="normal" fo:text-transform="none" fo:color="#000000" style:font-name="Liberation Serif" fo:font-size="12pt" fo:letter-spacing="norma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62" style:family="paragraph" style:parent-style-name="Text_20_body">
      <style:text-properties fo:font-variant="normal" fo:text-transform="none" fo:color="#000000" style:font-name="Liberation Serif" fo:font-size="12pt" fo:letter-spacing="norma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63" style:family="paragraph" style:parent-style-name="Text_20_body">
      <style:text-properties fo:font-variant="normal" fo:text-transform="none" fo:color="#000000" style:font-name="Liberation Serif" fo:font-size="12pt" fo:letter-spacing="norma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164"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65"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66"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67"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68"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69"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70"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71" style:family="paragraph" style:parent-style-name="Text_20_body">
      <style:text-properties fo:font-variant="normal" fo:text-transform="none" fo:color="#000000"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72"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73"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list-style-name="L8">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78" style:family="paragraph" style:parent-style-name="Text_20_body" style:list-style-name="L8">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80"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text-properties fo:font-variant="normal" fo:text-transform="none" fo:color="#000000" style:font-name="Liberation Serif" fo:font-size="12pt" fo:letter-spacing="norma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text-properties fo:font-variant="normal" fo:text-transform="none" fo:color="#000000" style:font-name="Liberation Serif" fo:font-size="12pt" fo:letter-spacing="norma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183" style:family="paragraph" style:parent-style-name="Text_20_body">
      <style:text-properties fo:font-variant="normal" fo:text-transform="none" fo:color="#000000" style:font-name="Liberation Serif" fo:font-size="12pt" fo:letter-spacing="normal" fo:font-style="normal" fo:font-weight="normal" officeooo:rsid="019c51b2" officeooo:paragraph-rsid="019c51b2" style:font-name-asian="Noto Sans CJK SC" style:font-size-asian="12pt" style:font-style-asian="normal" style:font-weight-asian="normal" style:font-name-complex="Lohit Devanagari" style:font-size-complex="12pt" style:font-style-complex="normal" style:font-weight-complex="normal"/>
    </style:style>
    <style:style style:name="P184" style:family="paragraph" style:parent-style-name="Text_20_body">
      <style:text-properties fo:font-variant="normal" fo:text-transform="none" fo:color="#000000" style:font-name="Liberation Serif" fo:font-size="12pt" fo:letter-spacing="norma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85"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186"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187"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88"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89"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90" style:family="paragraph" style:parent-style-name="Text_20_body">
      <style:text-properties fo:font-variant="normal" fo:text-transform="none" fo:color="#000000" style:font-name="Liberation Serif" fo:font-size="12pt" fo:letter-spacing="norma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191"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92"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93" style:family="paragraph" style:parent-style-name="Text_20_body">
      <style:text-properties fo:font-variant="normal" fo:text-transform="none" fo:color="#000000" style:font-name="Liberation Serif" fo:font-size="12pt" fo:letter-spacing="norma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194" style:family="paragraph" style:parent-style-name="Text_20_body">
      <style:text-properties fo:font-variant="normal" fo:text-transform="none" fo:color="#000000" style:font-name="Liberation Serif" fo:font-size="12pt" fo:letter-spacing="normal" fo:font-style="normal" fo:font-weight="bold" officeooo:rsid="019c51b2" officeooo:paragraph-rsid="019c51b2" style:font-name-asian="Noto Sans CJK SC" style:font-size-asian="12pt" style:font-style-asian="normal" style:font-weight-asian="bold" style:font-name-complex="Lohit Devanagari" style:font-size-complex="12pt" style:font-style-complex="normal" style:font-weight-complex="bold"/>
    </style:style>
    <style:style style:name="P195"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96" style:family="paragraph" style:parent-style-name="Text_20_body">
      <style:text-properties fo:font-variant="normal" fo:text-transform="none" fo:color="#000000" style:font-name="dejavu serif" fo:font-size="10.5pt" fo:letter-spacing="normal" fo:font-style="normal" fo:font-weight="normal" officeooo:rsid="00544e42" officeooo:paragraph-rsid="00544e42"/>
    </style:style>
    <style:style style:name="P197" style:family="paragraph" style:parent-style-name="Text_20_body">
      <style:text-properties fo:font-variant="normal" fo:text-transform="none" fo:color="#000000" style:font-name="dejavu serif" fo:font-size="10.5pt" fo:letter-spacing="normal" fo:font-style="normal" fo:font-weight="normal" officeooo:rsid="00470186" officeooo:paragraph-rsid="00470186"/>
    </style:style>
    <style:style style:name="P198" style:family="paragraph" style:parent-style-name="Text_20_body" style:list-style-name="L13">
      <style:text-properties fo:font-variant="normal" fo:text-transform="none" fo:color="#000000" style:font-name="inherit" fo:font-size="12pt" fo:letter-spacing="normal" fo:font-style="normal" fo:font-weight="normal" officeooo:rsid="01ada4cf" officeooo:paragraph-rsid="01ad0e8d"/>
    </style:style>
    <style:style style:name="P199"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6912b"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200"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82079"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201"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ea5ad"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202"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a52baf"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203"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a9c7a6"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204"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b09976"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205"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206" style:family="paragraph" style:parent-style-name="Text_20_body">
      <style:text-properties fo:font-variant="normal" fo:text-transform="none" fo:color="#606569" style:font-name="inherit" fo:font-size="10.5pt" fo:letter-spacing="normal" fo:font-style="normal" fo:font-weight="normal" officeooo:rsid="00470186" officeooo:paragraph-rsid="00470186"/>
    </style:style>
    <style:style style:name="P207" style:family="paragraph" style:parent-style-name="Text_20_body">
      <style:text-properties officeooo:rsid="019d02fb" officeooo:paragraph-rsid="019d02fb"/>
    </style:style>
    <style:style style:name="P208" style:family="paragraph" style:parent-style-name="Text_20_body">
      <style:text-properties officeooo:rsid="019e175f" officeooo:paragraph-rsid="019e175f"/>
    </style:style>
    <style:style style:name="P209" style:family="paragraph" style:parent-style-name="Text_20_body">
      <style:text-properties officeooo:rsid="01a08aa6" officeooo:paragraph-rsid="01a08aa6"/>
    </style:style>
    <style:style style:name="P210" style:family="paragraph" style:parent-style-name="Text_20_body">
      <style:text-properties fo:font-weight="normal" officeooo:rsid="01275ccb" officeooo:paragraph-rsid="0128dafb" style:font-weight-asian="normal" style:font-weight-complex="normal"/>
    </style:style>
    <style:style style:name="P211" style:family="paragraph" style:parent-style-name="Text_20_body">
      <style:text-properties fo:font-weight="normal" officeooo:rsid="01275ccb" officeooo:paragraph-rsid="01275ccb" style:font-weight-asian="normal" style:font-weight-complex="normal"/>
    </style:style>
    <style:style style:name="P212" style:family="paragraph" style:parent-style-name="Text_20_body">
      <style:text-properties fo:font-weight="normal" officeooo:rsid="01275ccb" officeooo:paragraph-rsid="014de6f7" style:font-weight-asian="normal" style:font-weight-complex="normal"/>
    </style:style>
    <style:style style:name="P213" style:family="paragraph" style:parent-style-name="Text_20_body">
      <style:text-properties fo:font-weight="normal" officeooo:rsid="00cc4e53" officeooo:paragraph-rsid="00cc4e53" style:font-weight-asian="normal" style:font-weight-complex="normal"/>
    </style:style>
    <style:style style:name="P214" style:family="paragraph" style:parent-style-name="Text_20_body">
      <style:text-properties fo:font-weight="normal" officeooo:rsid="014de6f7" officeooo:paragraph-rsid="014de6f7" style:font-weight-asian="normal" style:font-weight-complex="normal"/>
    </style:style>
    <style:style style:name="P215" style:family="paragraph" style:parent-style-name="Text_20_body">
      <style:text-properties fo:font-weight="normal" officeooo:rsid="0128dafb" officeooo:paragraph-rsid="014de6f7" style:font-weight-asian="normal" style:font-weight-complex="normal"/>
    </style:style>
    <style:style style:name="P216" style:family="paragraph" style:parent-style-name="Text_20_body">
      <style:text-properties fo:font-weight="normal" officeooo:rsid="00f0a016" officeooo:paragraph-rsid="00bbbabe" style:font-weight-asian="normal" style:font-weight-complex="normal"/>
    </style:style>
    <style:style style:name="P217" style:family="paragraph" style:parent-style-name="Text_20_body">
      <style:text-properties fo:font-weight="normal" officeooo:rsid="00f7f3ec" officeooo:paragraph-rsid="00f68247" style:font-weight-asian="normal" style:font-weight-complex="normal"/>
    </style:style>
    <style:style style:name="P218" style:family="paragraph" style:parent-style-name="Text_20_body">
      <style:text-properties fo:font-weight="normal" officeooo:rsid="00f82826" officeooo:paragraph-rsid="00f82826" style:font-weight-asian="normal" style:font-weight-complex="normal"/>
    </style:style>
    <style:style style:name="P219" style:family="paragraph" style:parent-style-name="Text_20_body">
      <style:text-properties fo:font-weight="normal" officeooo:rsid="01b09976" officeooo:paragraph-rsid="01b35257" style:font-weight-asian="normal" style:font-weight-complex="normal"/>
    </style:style>
    <style:style style:name="P220" style:family="paragraph" style:parent-style-name="Text_20_body">
      <style:text-properties fo:font-weight="normal" officeooo:rsid="01b35257" officeooo:paragraph-rsid="01b35257" style:font-weight-asian="normal" style:font-weight-complex="normal"/>
    </style:style>
    <style:style style:name="P221" style:family="paragraph" style:parent-style-name="Text_20_body">
      <style:text-properties fo:font-weight="normal" officeooo:rsid="01b48667" officeooo:paragraph-rsid="01b35257" style:font-weight-asian="normal" style:font-weight-complex="normal"/>
    </style:style>
    <style:style style:name="P222" style:family="paragraph" style:parent-style-name="Text_20_body">
      <style:text-properties fo:font-weight="normal" officeooo:rsid="007057ba" officeooo:paragraph-rsid="007057ba" fo:background-color="transparent" style:font-weight-asian="normal" style:font-weight-complex="normal"/>
    </style:style>
    <style:style style:name="P223" style:family="paragraph" style:parent-style-name="Text_20_body">
      <style:text-properties officeooo:rsid="01275ccb" officeooo:paragraph-rsid="0128dafb"/>
    </style:style>
    <style:style style:name="P224" style:family="paragraph" style:parent-style-name="Text_20_body">
      <style:text-properties officeooo:rsid="01527d6c" officeooo:paragraph-rsid="01527d6c"/>
    </style:style>
    <style:style style:name="P225" style:family="paragraph" style:parent-style-name="Text_20_body">
      <style:text-properties fo:color="#000000"/>
    </style:style>
    <style:style style:name="P226" style:family="paragraph" style:parent-style-name="Text_20_body">
      <style:text-properties fo:color="#000000" officeooo:rsid="00ffc019" officeooo:paragraph-rsid="00ffc019"/>
    </style:style>
    <style:style style:name="P227" style:family="paragraph" style:parent-style-name="Text_20_body">
      <style:text-properties fo:color="#000000" officeooo:rsid="00ffc019" officeooo:paragraph-rsid="010186e0"/>
    </style:style>
    <style:style style:name="P228" style:family="paragraph" style:parent-style-name="Text_20_body">
      <style:text-properties fo:color="#000000" fo:font-weight="bold" officeooo:rsid="010186e0" officeooo:paragraph-rsid="010186e0" style:font-weight-asian="bold" style:font-weight-complex="bold"/>
    </style:style>
    <style:style style:name="P229" style:family="paragraph" style:parent-style-name="Text_20_body">
      <style:text-properties fo:color="#000000" officeooo:rsid="0102baaa" officeooo:paragraph-rsid="0102baaa"/>
    </style:style>
    <style:style style:name="P230" style:family="paragraph" style:parent-style-name="Text_20_body">
      <style:text-properties fo:color="#000000" officeooo:rsid="0137b83b" officeooo:paragraph-rsid="0137b83b"/>
    </style:style>
    <style:style style:name="P231" style:family="paragraph" style:parent-style-name="Text_20_body">
      <style:text-properties fo:color="#000000" officeooo:paragraph-rsid="0139fdd5"/>
    </style:style>
    <style:style style:name="P232" style:family="paragraph" style:parent-style-name="Text_20_body">
      <style:text-properties fo:color="#000000" officeooo:rsid="01056f67" officeooo:paragraph-rsid="01056f67"/>
    </style:style>
    <style:style style:name="P233" style:family="paragraph" style:parent-style-name="Text_20_body">
      <style:text-properties officeooo:rsid="01a44551" officeooo:paragraph-rsid="01a44551"/>
    </style:style>
    <style:style style:name="P234" style:family="paragraph" style:parent-style-name="Text_20_body">
      <style:text-properties officeooo:paragraph-rsid="01a44551"/>
    </style:style>
    <style:style style:name="P235" style:family="paragraph" style:parent-style-name="Text_20_body">
      <style:text-properties fo:font-weight="bold" style:font-weight-asian="bold" style:font-weight-complex="bold"/>
    </style:style>
    <style:style style:name="P236" style:family="paragraph" style:parent-style-name="Text_20_body">
      <style:text-properties fo:font-weight="bold" officeooo:rsid="0013d9a2" officeooo:paragraph-rsid="0013d9a2" style:font-weight-asian="bold" style:font-weight-complex="bold"/>
    </style:style>
    <style:style style:name="P237" style:family="paragraph" style:parent-style-name="Text_20_body">
      <style:text-properties fo:font-weight="bold" officeooo:rsid="001f69bb" officeooo:paragraph-rsid="0020e904" style:font-weight-asian="bold" style:font-weight-complex="bold"/>
    </style:style>
    <style:style style:name="P238" style:family="paragraph" style:parent-style-name="Text_20_body">
      <style:text-properties fo:font-weight="bold" officeooo:rsid="00c69300" officeooo:paragraph-rsid="00d05457" style:font-weight-asian="bold" style:font-weight-complex="bold"/>
    </style:style>
    <style:style style:name="P239" style:family="paragraph" style:parent-style-name="Text_20_body">
      <style:text-properties fo:font-weight="bold" officeooo:rsid="00eaa6a8" officeooo:paragraph-rsid="00eaa6a8" style:font-weight-asian="bold" style:font-weight-complex="bold"/>
    </style:style>
    <style:style style:name="P240" style:family="paragraph" style:parent-style-name="Text_20_body">
      <style:text-properties fo:font-weight="bold" officeooo:rsid="00f114cd" officeooo:paragraph-rsid="00f114cd" style:font-weight-asian="bold" style:font-weight-complex="bold"/>
    </style:style>
    <style:style style:name="P241" style:family="paragraph" style:parent-style-name="Text_20_body">
      <style:text-properties fo:font-weight="bold" officeooo:rsid="01ae89ce" officeooo:paragraph-rsid="01ae89ce" style:font-weight-asian="bold" style:font-weight-complex="bold"/>
    </style:style>
    <style:style style:name="P242" style:family="paragraph" style:parent-style-name="Text_20_body">
      <style:text-properties fo:font-weight="bold" officeooo:rsid="01b09976" officeooo:paragraph-rsid="01b09976" style:font-weight-asian="bold" style:font-weight-complex="bold"/>
    </style:style>
    <style:style style:name="P243" style:family="paragraph" style:parent-style-name="Text_20_body">
      <style:text-properties fo:font-weight="bold" officeooo:rsid="01b6db36" officeooo:paragraph-rsid="01b6db36" style:font-weight-asian="bold" style:font-weight-complex="bold"/>
    </style:style>
    <style:style style:name="P244" style:family="paragraph" style:parent-style-name="Text_20_body">
      <style:text-properties fo:font-weight="bold" officeooo:rsid="007057ba" officeooo:paragraph-rsid="007057ba" fo:background-color="transparent" style:font-weight-asian="bold" style:font-weight-complex="bold"/>
    </style:style>
    <style:style style:name="P245" style:family="paragraph" style:parent-style-name="Text_20_body">
      <style:text-properties fo:font-weight="bold" officeooo:rsid="0070cb2b" officeooo:paragraph-rsid="0070cb2b" fo:background-color="transparent" style:font-weight-asian="bold" style:font-weight-complex="bold"/>
    </style:style>
    <style:style style:name="P246" style:family="paragraph" style:parent-style-name="Text_20_body">
      <style:text-properties fo:font-weight="bold" officeooo:rsid="00eaa6a8" officeooo:paragraph-rsid="00eaa6a8" fo:background-color="transparent" style:font-weight-asian="bold" style:font-weight-complex="bold"/>
    </style:style>
    <style:style style:name="P247" style:family="paragraph" style:parent-style-name="Text_20_body">
      <style:text-properties officeooo:rsid="01a6a884" officeooo:paragraph-rsid="01a6a884"/>
    </style:style>
    <style:style style:name="P248" style:family="paragraph" style:parent-style-name="Text_20_body">
      <style:text-properties officeooo:rsid="01a84bca" officeooo:paragraph-rsid="01a84bca"/>
    </style:style>
    <style:style style:name="P249" style:family="paragraph" style:parent-style-name="Text_20_body">
      <style:text-properties fo:background-color="#fff200"/>
    </style:style>
    <style:style style:name="P250" style:family="paragraph" style:parent-style-name="Text_20_body">
      <style:text-properties officeooo:paragraph-rsid="001087a1" fo:background-color="#fff200"/>
    </style:style>
    <style:style style:name="P251" style:family="paragraph" style:parent-style-name="Text_20_body">
      <style:text-properties officeooo:rsid="0013d9a2" officeooo:paragraph-rsid="0013d9a2"/>
    </style:style>
    <style:style style:name="P252" style:family="paragraph" style:parent-style-name="Text_20_body">
      <style:text-properties officeooo:rsid="00148bf3" officeooo:paragraph-rsid="00148bf3"/>
    </style:style>
    <style:style style:name="P253" style:family="paragraph" style:parent-style-name="Text_20_body">
      <style:text-properties officeooo:rsid="00148bf3" officeooo:paragraph-rsid="00151e38"/>
    </style:style>
    <style:style style:name="P254" style:family="paragraph" style:parent-style-name="Text_20_body">
      <style:text-properties officeooo:rsid="00151e38" officeooo:paragraph-rsid="00151e38"/>
    </style:style>
    <style:style style:name="P255" style:family="paragraph" style:parent-style-name="Text_20_body">
      <style:text-properties officeooo:rsid="001657da" officeooo:paragraph-rsid="001657da"/>
    </style:style>
    <style:style style:name="P256" style:family="paragraph" style:parent-style-name="Text_20_body">
      <style:text-properties officeooo:rsid="001657da" officeooo:paragraph-rsid="00151e38"/>
    </style:style>
    <style:style style:name="P257" style:family="paragraph" style:parent-style-name="Text_20_body">
      <style:text-properties officeooo:paragraph-rsid="0020e904"/>
    </style:style>
    <style:style style:name="P258" style:family="paragraph" style:parent-style-name="Text_20_body">
      <style:text-properties officeooo:paragraph-rsid="001087a1"/>
    </style:style>
    <style:style style:name="P259" style:family="paragraph" style:parent-style-name="Text_20_body">
      <style:text-properties officeooo:rsid="001f69bb" officeooo:paragraph-rsid="0020e904"/>
    </style:style>
    <style:style style:name="P260" style:family="paragraph" style:parent-style-name="Text_20_body">
      <style:text-properties officeooo:rsid="001f69bb" officeooo:paragraph-rsid="00e4541f"/>
    </style:style>
    <style:style style:name="P261" style:family="paragraph" style:parent-style-name="Text_20_body">
      <style:text-properties officeooo:rsid="001087a1" officeooo:paragraph-rsid="001087a1"/>
    </style:style>
    <style:style style:name="P262" style:family="paragraph" style:parent-style-name="Text_20_body">
      <style:text-properties officeooo:rsid="00274046" officeooo:paragraph-rsid="00274046"/>
    </style:style>
    <style:style style:name="P263" style:family="paragraph" style:parent-style-name="Text_20_body">
      <style:text-properties officeooo:rsid="00274046" officeooo:paragraph-rsid="00470186"/>
    </style:style>
    <style:style style:name="P264" style:family="paragraph" style:parent-style-name="Text_20_body">
      <style:text-properties officeooo:paragraph-rsid="0032db9a"/>
    </style:style>
    <style:style style:name="P265" style:family="paragraph" style:parent-style-name="Text_20_body">
      <style:text-properties officeooo:rsid="003396ab" officeooo:paragraph-rsid="003396ab"/>
    </style:style>
    <style:style style:name="P266" style:family="paragraph" style:parent-style-name="Text_20_body">
      <style:text-properties officeooo:rsid="0034c4c0" officeooo:paragraph-rsid="003396ab"/>
    </style:style>
    <style:style style:name="P267" style:family="paragraph" style:parent-style-name="Text_20_body">
      <style:text-properties officeooo:rsid="0036b1d7" officeooo:paragraph-rsid="0036b1d7"/>
    </style:style>
    <style:style style:name="P268" style:family="paragraph" style:parent-style-name="Text_20_body">
      <style:text-properties officeooo:paragraph-rsid="007ce75d"/>
    </style:style>
    <style:style style:name="P269" style:family="paragraph" style:parent-style-name="Text_20_body">
      <style:text-properties officeooo:paragraph-rsid="007fa4dd"/>
    </style:style>
    <style:style style:name="P270" style:family="paragraph" style:parent-style-name="Text_20_body">
      <style:text-properties officeooo:rsid="002a0182" officeooo:paragraph-rsid="0031d3dd"/>
    </style:style>
    <style:style style:name="P271" style:family="paragraph" style:parent-style-name="Text_20_body">
      <style:text-properties officeooo:rsid="01a262ff" officeooo:paragraph-rsid="01a262ff"/>
    </style:style>
    <style:style style:name="P272" style:family="paragraph" style:parent-style-name="Text_20_body">
      <style:text-properties officeooo:rsid="00470186" officeooo:paragraph-rsid="00470186"/>
    </style:style>
    <style:style style:name="P273" style:family="paragraph" style:parent-style-name="Text_20_body">
      <style:text-properties officeooo:rsid="0091c395" officeooo:paragraph-rsid="0091c395"/>
    </style:style>
    <style:style style:name="P274" style:family="paragraph" style:parent-style-name="Text_20_body">
      <style:text-properties officeooo:rsid="0091bbe5" officeooo:paragraph-rsid="0091c395"/>
    </style:style>
    <style:style style:name="P275" style:family="paragraph" style:parent-style-name="Text_20_body">
      <style:text-properties officeooo:rsid="0091bbe5" officeooo:paragraph-rsid="0098be0f"/>
    </style:style>
    <style:style style:name="P276" style:family="paragraph" style:parent-style-name="Text_20_body">
      <style:text-properties officeooo:paragraph-rsid="00903957"/>
    </style:style>
    <style:style style:name="P277" style:family="paragraph" style:parent-style-name="Text_20_body">
      <style:text-properties officeooo:rsid="0088b30e" officeooo:paragraph-rsid="0088b30e"/>
    </style:style>
    <style:style style:name="P278" style:family="paragraph" style:parent-style-name="Text_20_body">
      <style:text-properties officeooo:rsid="007057ba" officeooo:paragraph-rsid="007057ba" fo:background-color="transparent"/>
    </style:style>
    <style:style style:name="P279" style:family="paragraph" style:parent-style-name="Text_20_body">
      <style:text-properties officeooo:rsid="0075dd66" officeooo:paragraph-rsid="0075dd66" fo:background-color="transparent"/>
    </style:style>
    <style:style style:name="P280" style:family="paragraph" style:parent-style-name="Text_20_body">
      <style:text-properties officeooo:rsid="0012663a" officeooo:paragraph-rsid="0012663a"/>
    </style:style>
    <style:style style:name="P281" style:family="paragraph" style:parent-style-name="Text_20_body">
      <style:text-properties officeooo:paragraph-rsid="00c69300"/>
    </style:style>
    <style:style style:name="P282" style:family="paragraph" style:parent-style-name="Text_20_body">
      <style:text-properties officeooo:paragraph-rsid="014de6f7"/>
    </style:style>
    <style:style style:name="P283" style:family="paragraph" style:parent-style-name="Text_20_body">
      <style:text-properties officeooo:rsid="014fa0c9" officeooo:paragraph-rsid="014fa0c9"/>
    </style:style>
    <style:style style:name="P284" style:family="paragraph" style:parent-style-name="Text_20_body">
      <style:text-properties officeooo:rsid="00ef1670" officeooo:paragraph-rsid="00ef1670"/>
    </style:style>
    <style:style style:name="P285" style:family="paragraph" style:parent-style-name="Text_20_body">
      <style:text-properties style:font-name="Liberation Mono" fo:font-size="10pt"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286" style:family="paragraph" style:parent-style-name="Text_20_body">
      <style:text-properties officeooo:rsid="00bbbabe" officeooo:paragraph-rsid="00bbbabe"/>
    </style:style>
    <style:style style:name="P287" style:family="paragraph" style:parent-style-name="Text_20_body">
      <style:text-properties officeooo:rsid="00bbbabe" officeooo:paragraph-rsid="00eaa6a8"/>
    </style:style>
    <style:style style:name="P288" style:family="paragraph" style:parent-style-name="Text_20_body">
      <style:text-properties officeooo:rsid="00f114cd" officeooo:paragraph-rsid="00f2eb62"/>
    </style:style>
    <style:style style:name="P289" style:family="paragraph" style:parent-style-name="Text_20_body" style:list-style-name="L4">
      <style:text-properties officeooo:rsid="00f114cd" officeooo:paragraph-rsid="00f2eb62"/>
    </style:style>
    <style:style style:name="P290" style:family="paragraph" style:parent-style-name="Text_20_body">
      <style:text-properties officeooo:paragraph-rsid="0108dbc7"/>
    </style:style>
    <style:style style:name="P291" style:family="paragraph" style:parent-style-name="Text_20_body">
      <style:text-properties officeooo:rsid="00fc5eb1" officeooo:paragraph-rsid="00fc5eb1"/>
    </style:style>
    <style:style style:name="P292" style:family="paragraph" style:parent-style-name="Text_20_body">
      <style:text-properties officeooo:rsid="01659922" officeooo:paragraph-rsid="01659922"/>
    </style:style>
    <style:style style:name="P293" style:family="paragraph" style:parent-style-name="Text_20_body">
      <style:text-properties officeooo:rsid="0166d2c0" officeooo:paragraph-rsid="0166d2c0"/>
    </style:style>
    <style:style style:name="P294" style:family="paragraph" style:parent-style-name="Text_20_body">
      <style:text-properties officeooo:rsid="0168b1a9" officeooo:paragraph-rsid="0168b1a9"/>
    </style:style>
    <style:style style:name="P295" style:family="paragraph" style:parent-style-name="Text_20_body">
      <style:text-properties officeooo:rsid="016a73c7" officeooo:paragraph-rsid="016a73c7"/>
    </style:style>
    <style:style style:name="P296" style:family="paragraph" style:parent-style-name="Text_20_body">
      <style:text-properties officeooo:rsid="019ea5ad" officeooo:paragraph-rsid="019ea5ad"/>
    </style:style>
    <style:style style:name="P297" style:family="paragraph" style:parent-style-name="Text_20_body">
      <style:text-properties officeooo:rsid="00e2b70e" officeooo:paragraph-rsid="00e2b70e"/>
    </style:style>
    <style:style style:name="P298" style:family="paragraph" style:parent-style-name="Text_20_body">
      <style:text-properties officeooo:rsid="01a9c7a6" officeooo:paragraph-rsid="01a9c7a6"/>
    </style:style>
    <style:style style:name="P299" style:family="paragraph" style:parent-style-name="Text_20_body">
      <style:text-properties officeooo:rsid="01ab320e" officeooo:paragraph-rsid="01ab320e"/>
    </style:style>
    <style:style style:name="P300" style:family="paragraph" style:parent-style-name="Text_20_body" style:list-style-name="L11">
      <style:text-properties officeooo:paragraph-rsid="01ad0e8d"/>
    </style:style>
    <style:style style:name="P301" style:family="paragraph" style:parent-style-name="Text_20_body" style:list-style-name="L11">
      <style:text-properties officeooo:rsid="01ada4cf" officeooo:paragraph-rsid="01ada4cf"/>
    </style:style>
    <style:style style:name="P302" style:family="paragraph" style:parent-style-name="Text_20_body">
      <style:text-properties officeooo:rsid="01ada4cf" officeooo:paragraph-rsid="01ada4cf"/>
    </style:style>
    <style:style style:name="P303" style:family="paragraph" style:parent-style-name="Text_20_body">
      <style:text-properties officeooo:rsid="01ae89ce" officeooo:paragraph-rsid="01ae89ce"/>
    </style:style>
    <style:style style:name="P304" style:family="paragraph" style:parent-style-name="Text_20_body">
      <style:text-properties officeooo:rsid="01ae89ce" officeooo:paragraph-rsid="01b09976"/>
    </style:style>
    <style:style style:name="P305" style:family="paragraph" style:parent-style-name="Text_20_body">
      <style:text-properties officeooo:paragraph-rsid="01b4f90d"/>
    </style:style>
    <style:style style:name="P306" style:family="paragraph" style:parent-style-name="Text_20_body">
      <style:text-properties officeooo:rsid="0148db83" officeooo:paragraph-rsid="0148db83"/>
    </style:style>
    <style:style style:name="P307" style:family="paragraph" style:parent-style-name="Text_20_body">
      <style:text-properties officeooo:rsid="01b6db36" officeooo:paragraph-rsid="01b6db36"/>
    </style:style>
    <style:style style:name="P30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30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10" style:family="paragraph" style:parent-style-name="Text_20_body">
      <style:paragraph-properties fo:margin-left="0in" fo:margin-right="0in" fo:text-indent="0in" style:auto-text-indent="false"/>
      <style:text-properties fo:font-weight="bold" officeooo:rsid="00c69300" officeooo:paragraph-rsid="00ca0570" style:font-weight-asian="bold" style:font-weight-complex="bold"/>
    </style:style>
    <style:style style:name="P311"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312"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31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1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31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31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31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weight-asian="normal" style:font-style-complex="normal" style:font-weight-complex="normal"/>
    </style:style>
    <style:style style:name="P31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9c090" style:font-style-asian="normal" style:font-weight-asian="normal" style:font-style-complex="normal" style:font-weight-complex="normal"/>
    </style:style>
    <style:style style:name="P31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320" style:family="paragraph" style:parent-style-name="Text_20_body" style:list-style-name="L13">
      <style:paragraph-properties fo:margin-top="0in" fo:margin-bottom="0in" loext:contextual-spacing="false" fo:line-height="160%" fo:orphans="2" fo:widows="2" fo:padding="0in" fo:border="none"/>
      <style:text-properties fo:font-variant="normal" fo:text-transform="none" fo:color="#000000" style:font-name="inherit" fo:font-size="12pt" fo:letter-spacing="normal" fo:font-style="normal" fo:font-weight="normal" officeooo:rsid="01ada4cf"/>
    </style:style>
    <style:style style:name="P321" style:family="paragraph" style:parent-style-name="Text_20_body">
      <style:paragraph-properties fo:margin-top="0in" fo:margin-bottom="0.0181in" loext:contextual-spacing="false" fo:line-height="100%"/>
      <style:text-properties officeooo:rsid="00151e38" officeooo:paragraph-rsid="00151e38"/>
    </style:style>
    <style:style style:name="P322"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323"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324"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325"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326" style:family="paragraph" style:list-style-name="L3"/>
    <style:style style:name="P327" style:family="paragraph">
      <style:text-properties style:language-asian="zxx" style:country-asian="none" style:language-complex="zxx" style:country-complex="none"/>
    </style:style>
    <style:style style:name="P328" style:family="paragraph" style:parent-style-name="Heading_20_1">
      <style:text-properties fo:font-variant="normal" fo:text-transform="none" fo:color="#000000" style:font-name="Liberation Serif" fo:font-size="12pt" fo:letter-spacing="normal" fo:font-style="normal" fo:font-weight="bold" officeooo:rsid="013b9bdd" officeooo:paragraph-rsid="013b83b1" style:font-name-asian="Noto Sans CJK SC" style:font-size-asian="12pt" style:font-style-asian="normal" style:font-weight-asian="bold" style:font-name-complex="Lohit Devanagari" style:font-size-complex="12pt" style:font-style-complex="normal" style:font-weight-complex="bold"/>
    </style:style>
    <style:style style:name="P329" style:family="paragraph" style:parent-style-name="Heading_20_1">
      <style:text-properties officeooo:paragraph-rsid="00eaa6a8"/>
    </style:style>
    <style:style style:name="P330" style:family="paragraph" style:parent-style-name="Heading_20_2">
      <style:text-properties style:font-name="Liberation Sans" fo:font-size="16.1000003814697pt"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331" style:family="paragraph" style:parent-style-name="Heading_20_2">
      <style:text-properties officeooo:paragraph-rsid="0031d3dd"/>
    </style:style>
    <style:style style:name="P332" style:family="paragraph" style:parent-style-name="Heading_20_2">
      <style:text-properties officeooo:paragraph-rsid="00903957"/>
    </style:style>
    <style:style style:name="P333" style:family="paragraph" style:parent-style-name="Heading_20_2">
      <style:text-properties officeooo:paragraph-rsid="007057ba"/>
    </style:style>
    <style:style style:name="P334" style:family="paragraph" style:parent-style-name="Heading_20_2">
      <style:text-properties officeooo:paragraph-rsid="01275ccb"/>
    </style:style>
    <style:style style:name="P335"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336"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337"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338"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339" style:family="paragraph" style:parent-style-name="Heading_20_2">
      <style:text-properties officeooo:rsid="00274046" officeooo:paragraph-rsid="002a0182"/>
    </style:style>
    <style:style style:name="P340" style:family="paragraph" style:parent-style-name="Heading_20_2">
      <style:text-properties officeooo:rsid="00274046" officeooo:paragraph-rsid="007ce75d"/>
    </style:style>
    <style:style style:name="P341" style:family="paragraph" style:parent-style-name="Heading_20_2">
      <style:text-properties officeooo:rsid="00274046" officeooo:paragraph-rsid="00391f6e"/>
    </style:style>
    <style:style style:name="P342" style:family="paragraph" style:parent-style-name="Heading_20_2">
      <style:text-properties officeooo:paragraph-rsid="008e1d1e"/>
    </style:style>
    <style:style style:name="P343" style:family="paragraph" style:parent-style-name="Heading_20_2">
      <style:text-properties officeooo:paragraph-rsid="00eaa6a8"/>
    </style:style>
    <style:style style:name="P344"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45"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46"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347"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348"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349"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50"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51"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352"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53"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4439d6"/>
    </style:style>
    <style:style style:name="P35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7057ba" style:font-size-asian="14.1000003814697pt" style:font-weight-asian="bold" style:font-size-complex="14.1000003814697pt" style:font-weight-complex="bold"/>
    </style:style>
    <style:style style:name="P355"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356" style:family="paragraph" style:parent-style-name="Heading_20_3">
      <style:text-properties officeooo:rsid="00685941" officeooo:paragraph-rsid="01719621"/>
    </style:style>
    <style:style style:name="P357" style:family="paragraph" style:parent-style-name="Heading_20_3">
      <style:text-properties officeooo:rsid="00685941" officeooo:paragraph-rsid="01277190"/>
    </style:style>
    <style:style style:name="P358" style:family="paragraph" style:parent-style-name="Heading_20_3">
      <style:text-properties officeooo:rsid="00685941" officeooo:paragraph-rsid="0128dafb"/>
    </style:style>
    <style:style style:name="P359" style:family="paragraph" style:parent-style-name="Heading_20_3">
      <style:text-properties officeooo:rsid="00685941" officeooo:paragraph-rsid="0097ae66"/>
    </style:style>
    <style:style style:name="P360" style:family="paragraph" style:parent-style-name="Heading_20_3">
      <style:text-properties officeooo:rsid="00685941" officeooo:paragraph-rsid="009c5dbb"/>
    </style:style>
    <style:style style:name="P361" style:family="paragraph" style:parent-style-name="Heading_20_3">
      <style:text-properties officeooo:rsid="00685941" officeooo:paragraph-rsid="00eaa6a8"/>
    </style:style>
    <style:style style:name="P362" style:family="paragraph" style:parent-style-name="Heading_20_3">
      <style:text-properties fo:color="#000000" officeooo:paragraph-rsid="00fa81b7"/>
    </style:style>
    <style:style style:name="P363" style:family="paragraph" style:parent-style-name="Heading_20_3">
      <style:text-properties officeooo:paragraph-rsid="00436907"/>
    </style:style>
    <style:style style:name="P364" style:family="paragraph" style:parent-style-name="Heading_20_3">
      <style:text-properties officeooo:paragraph-rsid="006c783f"/>
    </style:style>
    <style:style style:name="P365" style:family="paragraph" style:parent-style-name="Heading_20_3">
      <style:text-properties officeooo:paragraph-rsid="007057ba"/>
    </style:style>
    <style:style style:name="P366" style:family="paragraph" style:parent-style-name="Heading_20_3">
      <style:text-properties fo:font-weight="normal" officeooo:rsid="00685941" officeooo:paragraph-rsid="01319595" style:font-weight-asian="normal" style:font-weight-complex="normal"/>
    </style:style>
    <style:style style:name="P367" style:family="paragraph" style:parent-style-name="Preformatted_20_Text">
      <style:text-properties fo:color="#000000"/>
    </style:style>
    <style:style style:name="P368"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369" style:family="paragraph" style:parent-style-name="Preformatted_20_Text">
      <style:text-properties fo:color="#000000" style:font-name="Liberation Serif" fo:font-size="12pt" fo:font-style="italic" officeooo:rsid="01651683" officeooo:paragraph-rsid="01651683" style:font-name-asian="Noto Sans CJK SC" style:font-size-asian="12pt" style:font-style-asian="italic" style:font-weight-asian="normal" style:font-name-complex="Lohit Devanagari" style:font-size-complex="12pt" style:font-style-complex="italic" style:font-weight-complex="normal"/>
    </style:style>
    <style:style style:name="P370" style:family="paragraph" style:parent-style-name="Preformatted_20_Text">
      <style:text-properties fo:color="#000000" officeooo:rsid="016d3df5"/>
    </style:style>
    <style:style style:name="P371" style:family="paragraph" style:parent-style-name="Preformatted_20_Text">
      <style:text-properties fo:color="#000000" officeooo:paragraph-rsid="0135ee81"/>
    </style:style>
    <style:style style:name="P372" style:family="paragraph" style:parent-style-name="Preformatted_20_Text">
      <style:text-properties fo:color="#000000" officeooo:rsid="0135ee81" officeooo:paragraph-rsid="0135ee81"/>
    </style:style>
    <style:style style:name="P373"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374"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375"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376" style:family="paragraph" style:parent-style-name="Preformatted_20_Text">
      <style:text-properties officeooo:paragraph-rsid="01a262ff"/>
    </style:style>
    <style:style style:name="P377" style:family="paragraph" style:parent-style-name="Preformatted_20_Text" style:list-style-name="L10"/>
    <style:style style:name="P378" style:family="paragraph" style:parent-style-name="Preformatted_20_Text">
      <style:paragraph-properties fo:margin-left="0in" fo:margin-right="0in" fo:text-indent="0in" style:auto-text-indent="false"/>
      <style:text-properties officeooo:paragraph-rsid="01a262ff"/>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officeooo:rsid="00148bf3"/>
    </style:style>
    <style:style style:name="T5" style:family="text">
      <style:text-properties officeooo:rsid="00151e38"/>
    </style:style>
    <style:style style:name="T6" style:family="text">
      <style:text-properties officeooo:rsid="0015aa8e"/>
    </style:style>
    <style:style style:name="T7" style:family="text">
      <style:text-properties fo:font-variant="normal" fo:text-transform="none" fo:color="#000000" style:font-name="dejavu serif" fo:font-size="10.5pt" fo:letter-spacing="normal" fo:font-style="normal" fo:font-weight="normal"/>
    </style:style>
    <style:style style:name="T8" style:family="text">
      <style:text-properties fo:font-variant="normal" fo:text-transform="none" fo:color="#000000" style:font-name="dejavu serif" fo:font-size="10.5pt" fo:letter-spacing="normal" fo:font-style="normal" fo:font-weight="normal" officeooo:rsid="001c104e"/>
    </style:style>
    <style:style style:name="T9" style:family="text">
      <style:text-properties fo:font-variant="normal" fo:text-transform="none" fo:color="#000000" style:font-name="dejavu serif" fo:font-size="10.5pt" fo:letter-spacing="normal" fo:font-style="normal" fo:font-weight="normal" officeooo:rsid="004439d6"/>
    </style:style>
    <style:style style:name="T10"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11" style:family="text">
      <style:text-properties fo:font-variant="normal" fo:text-transform="none" fo:color="#000000" style:font-name="Liberation Serif" fo:font-size="12pt" fo:letter-spacing="normal" fo:font-style="normal" fo:font-weight="normal" officeooo:rsid="00333a47"/>
    </style:style>
    <style:style style:name="T12" style:family="text">
      <style:text-properties fo:font-variant="normal" fo:text-transform="none" fo:color="#000000" style:font-name="Liberation Serif" fo:font-size="12pt" fo:letter-spacing="normal" fo:font-style="normal" fo:font-weight="normal" officeooo:rsid="0031d3dd"/>
    </style:style>
    <style:style style:name="T13"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5"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7"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8"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9"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0"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1"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9"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0"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1"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2"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3"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4"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5"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6"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47"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48"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49"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50"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51"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2"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3"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54" style:family="text">
      <style:text-properties fo:font-variant="normal" fo:text-transform="none" fo:color="#000000" fo:letter-spacing="normal" fo:font-style="normal"/>
    </style:style>
    <style:style style:name="T55" style:family="text">
      <style:text-properties fo:font-variant="normal" fo:text-transform="none" fo:color="#000000" fo:letter-spacing="normal" fo:font-style="normal" officeooo:rsid="003396ab"/>
    </style:style>
    <style:style style:name="T56" style:family="text">
      <style:text-properties fo:font-variant="normal" fo:text-transform="none" fo:color="#000000" fo:letter-spacing="normal" fo:font-style="normal" officeooo:rsid="00852323"/>
    </style:style>
    <style:style style:name="T57" style:family="text">
      <style:text-properties fo:font-variant="normal" fo:text-transform="none" fo:color="#000000" fo:letter-spacing="normal" fo:font-style="normal" fo:font-weight="normal" officeooo:rsid="0052b0da"/>
    </style:style>
    <style:style style:name="T58"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59"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60"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1"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64e3" style:text-blinking="false" style:font-size-asian="12pt" style:font-style-asian="normal" style:font-size-complex="12pt" style:font-style-complex="normal"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9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98"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99" style:family="text">
      <style:text-properties fo:font-variant="normal" fo:text-transform="none" fo:color="#333333" style:font-name="Ubuntu" fo:font-size="12pt" fo:letter-spacing="normal" fo:font-style="normal" fo:font-weight="bold"/>
    </style:style>
    <style:style style:name="T100" style:family="text">
      <style:text-properties fo:font-variant="normal" fo:text-transform="none" fo:color="#333333" style:font-name="Ubuntu" fo:font-size="12pt" fo:letter-spacing="normal" fo:font-style="normal" fo:font-weight="normal"/>
    </style:style>
    <style:style style:name="T101" style:family="text">
      <style:text-properties fo:font-variant="normal" fo:text-transform="none" fo:color="#333333" style:font-name="Ubuntu" fo:font-size="12pt" fo:letter-spacing="normal" fo:font-style="normal" fo:font-weight="normal" fo:background-color="#fff200" loext:char-shading-value="0"/>
    </style:style>
    <style:style style:name="T102"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03"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04" style:family="text">
      <style:text-properties fo:font-variant="normal" fo:text-transform="none" fo:color="#222222" style:font-name="Liberation Serif" fo:font-size="12pt" fo:letter-spacing="normal" fo:font-style="normal" fo:font-weight="bold" officeooo:rsid="00771efa" style:font-name-asian="Noto Sans CJK SC" style:font-size-asian="12pt" style:font-weight-asian="bold" style:font-name-complex="Lohit Devanagari" style:font-size-complex="12pt" style:font-weight-complex="bold"/>
    </style:style>
    <style:style style:name="T105" style:family="text">
      <style:text-properties fo:font-variant="normal" fo:text-transform="none" fo:color="#222222" style:font-name="Liberation Serif" fo:font-size="12pt" fo:letter-spacing="normal" fo:font-style="normal" fo:font-weight="bold" officeooo:rsid="009cbcd0" style:font-name-asian="Noto Sans CJK SC" style:font-size-asian="12pt" style:font-weight-asian="bold" style:font-name-complex="Lohit Devanagari" style:font-size-complex="12pt" style:font-weight-complex="bold"/>
    </style:style>
    <style:style style:name="T106"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07"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08"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normal" style:font-name-complex="Lohit Devanagari" style:font-size-complex="12pt" style:font-weight-complex="normal"/>
    </style:style>
    <style:style style:name="T109"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10"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11"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12"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13"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14"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15"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16"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17" style:family="text">
      <style:text-properties fo:font-variant="normal" fo:text-transform="none" fo:color="#222222" style:font-name="Liberation Serif" fo:font-size="12pt" fo:letter-spacing="norma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18" style:family="text">
      <style:text-properties fo:font-variant="normal" fo:text-transform="none" fo:color="#222222" style:font-name="Liberation Serif" fo:font-size="12pt" fo:letter-spacing="norma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19"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20"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21"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22" style:family="text">
      <style:text-properties fo:font-variant="normal" fo:text-transform="none" fo:color="#222222" style:font-name="Liberation Serif" fo:font-size="12pt" fo:letter-spacing="normal" fo:font-style="normal" fo:font-weight="normal" officeooo:rsid="010f3f42" style:font-name-asian="Noto Sans CJK SC" style:font-size-asian="12pt" style:font-weight-asian="bold" style:font-name-complex="Lohit Devanagari" style:font-size-complex="12pt" style:font-weight-complex="bold"/>
    </style:style>
    <style:style style:name="T123" style:family="text">
      <style:text-properties fo:font-variant="normal" fo:text-transform="none" fo:color="#222222" style:font-name="Liberation Serif" fo:font-size="12pt" fo:letter-spacing="normal" fo:font-style="normal" fo:font-weight="normal" officeooo:rsid="0110c565" style:font-name-asian="Noto Sans CJK SC" style:font-size-asian="12pt" style:font-weight-asian="bold" style:font-name-complex="Lohit Devanagari" style:font-size-complex="12pt" style:font-weight-complex="bold"/>
    </style:style>
    <style:style style:name="T124"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25"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26"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27"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28"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29" style:family="text">
      <style:text-properties fo:font-variant="normal" fo:text-transform="none" fo:color="#222222" style:font-name="Liberation Serif" fo:font-size="12pt" fo:letter-spacing="normal" fo:font-style="normal" style:font-size-asian="12pt" style:font-size-complex="12pt"/>
    </style:style>
    <style:style style:name="T130" style:family="text">
      <style:text-properties fo:font-variant="normal" fo:text-transform="none" fo:color="#222222" style:font-name="Liberation Serif" fo:font-size="12pt" fo:letter-spacing="normal" fo:font-style="normal" officeooo:rsid="0114ee38" style:font-size-asian="12pt" style:font-size-complex="12pt"/>
    </style:style>
    <style:style style:name="T131" style:family="text">
      <style:text-properties fo:font-variant="normal" fo:text-transform="none" fo:color="#3a3838" style:font-name="Proxima Nova Soft" fo:font-size="15pt" fo:letter-spacing="normal" fo:font-style="normal" fo:font-weight="normal" officeooo:rsid="008a9baf"/>
    </style:style>
    <style:style style:name="T132" style:family="text">
      <style:text-properties fo:font-variant="normal" fo:text-transform="none" fo:letter-spacing="normal" fo:font-style="normal" fo:font-weight="normal"/>
    </style:style>
    <style:style style:name="T133" style:family="text">
      <style:text-properties fo:font-variant="normal" fo:text-transform="none" fo:color="#606569" style:font-name="inherit" fo:font-size="10.5pt" fo:letter-spacing="normal" fo:font-style="normal" fo:font-weight="normal"/>
    </style:style>
    <style:style style:name="T134"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35" style:family="text">
      <style:text-properties fo:font-variant="normal" fo:text-transform="none" fo:color="#242729" style:font-name="Liberation Serif" fo:font-size="12pt" fo:letter-spacing="normal" fo:font-style="normal" fo:font-weight="normal" officeooo:rsid="00f7f3ec" style:font-size-asian="12pt" style:font-weight-asian="normal" style:font-size-complex="12pt" style:font-weight-complex="normal" loext:padding="0in" loext:border="none"/>
    </style:style>
    <style:style style:name="T136" style:family="text">
      <style:text-properties fo:font-variant="normal" fo:text-transform="none" fo:color="#000080" style:font-name="Liberation Serif" fo:font-size="12pt" fo:letter-spacing="normal" fo:font-style="normal" style:text-underline-style="solid" style:text-underline-width="auto" style:text-underline-color="font-color" fo:font-weight="normal"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137" style:family="text">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06deff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138"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139"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40"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41"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42"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43"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44"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45"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46"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47"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48"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49" style:family="text">
      <style:text-properties officeooo:rsid="001f69bb"/>
    </style:style>
    <style:style style:name="T150" style:family="text">
      <style:text-properties officeooo:rsid="002071b5"/>
    </style:style>
    <style:style style:name="T151" style:family="text">
      <style:text-properties officeooo:rsid="0020e904"/>
    </style:style>
    <style:style style:name="T152" style:family="text">
      <style:text-properties officeooo:rsid="00269e9d"/>
    </style:style>
    <style:style style:name="T153" style:family="text">
      <style:text-properties officeooo:rsid="00274046"/>
    </style:style>
    <style:style style:name="T154" style:family="text">
      <style:text-properties officeooo:rsid="0027e239"/>
    </style:style>
    <style:style style:name="T155" style:family="text">
      <style:text-properties style:font-name="Liberation Serif" officeooo:rsid="0032db9a"/>
    </style:style>
    <style:style style:name="T156" style:family="text">
      <style:text-properties style:font-name="Liberation Serif" fo:font-size="12pt" officeooo:rsid="0052b0da" style:font-size-asian="12pt" style:font-size-complex="12pt"/>
    </style:style>
    <style:style style:name="T157" style:family="text">
      <style:text-properties style:font-name="Liberation Serif" fo:font-size="12pt" fo:font-weight="normal" officeooo:rsid="00f7f3ec" style:font-size-asian="12pt" style:font-weight-asian="normal" style:font-size-complex="12pt" style:font-weight-complex="normal"/>
    </style:style>
    <style:style style:name="T158" style:family="text">
      <style:text-properties style:font-name="Liberation Serif" fo:font-size="12pt" fo:font-weight="normal" officeooo:rsid="00f68247" style:font-size-asian="12pt" style:font-weight-asian="normal" style:font-size-complex="12pt" style:font-weight-complex="normal"/>
    </style:style>
    <style:style style:name="T159" style:family="text">
      <style:text-properties officeooo:rsid="0034c4c0"/>
    </style:style>
    <style:style style:name="T160" style:family="text">
      <style:text-properties officeooo:rsid="00436907"/>
    </style:style>
    <style:style style:name="T161" style:family="text">
      <style:text-properties officeooo:rsid="004439d6"/>
    </style:style>
    <style:style style:name="T162" style:family="text">
      <style:text-properties officeooo:rsid="0032db9a"/>
    </style:style>
    <style:style style:name="T163" style:family="text">
      <style:text-properties officeooo:rsid="002cb75e"/>
    </style:style>
    <style:style style:name="T164" style:family="text">
      <style:text-properties fo:background-color="#fff200" loext:char-shading-value="0"/>
    </style:style>
    <style:style style:name="T165" style:family="text">
      <style:text-properties officeooo:rsid="00944b6e" fo:background-color="#fff200" loext:char-shading-value="0"/>
    </style:style>
    <style:style style:name="T166" style:family="text">
      <style:text-properties officeooo:rsid="0052242c"/>
    </style:style>
    <style:style style:name="T167" style:family="text">
      <style:text-properties style:font-name-asian="Noto Sans CJK SC" style:font-size-asian="14.1000003814697pt" style:font-weight-asian="bold" style:font-name-complex="Lohit Devanagari" style:font-size-complex="14.1000003814697pt" style:font-weight-complex="bold"/>
    </style:style>
    <style:style style:name="T168"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69"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70" style:family="text">
      <style:text-properties style:font-name-asian="Noto Sans CJK SC" style:font-name-complex="Lohit Devanagari"/>
    </style:style>
    <style:style style:name="T171" style:family="text">
      <style:text-properties officeooo:rsid="0052b0da" style:font-name-asian="Noto Sans CJK SC" style:font-name-complex="Lohit Devanagari"/>
    </style:style>
    <style:style style:name="T172" style:family="text">
      <style:text-properties officeooo:rsid="00771efa" style:font-name-asian="Noto Sans CJK SC" style:font-name-complex="Lohit Devanagari"/>
    </style:style>
    <style:style style:name="T173" style:family="text">
      <style:text-properties officeooo:rsid="007057ba" style:font-name-asian="Noto Sans CJK SC" style:font-name-complex="Lohit Devanagari"/>
    </style:style>
    <style:style style:name="T174" style:family="text">
      <style:text-properties officeooo:rsid="004439d6" style:font-name-asian="Noto Sans CJK SC" style:font-name-complex="Lohit Devanagari"/>
    </style:style>
    <style:style style:name="T175" style:family="text">
      <style:text-properties officeooo:rsid="00dabf57" style:font-name-asian="Noto Sans CJK SC" style:font-name-complex="Lohit Devanagari"/>
    </style:style>
    <style:style style:name="T176" style:family="text">
      <style:text-properties officeooo:rsid="0113430a" style:font-name-asian="Noto Sans CJK SC" style:font-name-complex="Lohit Devanagari"/>
    </style:style>
    <style:style style:name="T177" style:family="text">
      <style:text-properties officeooo:rsid="0114ee38" style:font-name-asian="Noto Sans CJK SC" style:font-name-complex="Lohit Devanagari"/>
    </style:style>
    <style:style style:name="T178" style:family="text">
      <style:text-properties officeooo:rsid="011ef826" style:font-name-asian="Noto Sans CJK SC" style:font-name-complex="Lohit Devanagari"/>
    </style:style>
    <style:style style:name="T179" style:family="text">
      <style:text-properties officeooo:rsid="0120bd92" style:font-name-asian="Noto Sans CJK SC" style:font-name-complex="Lohit Devanagari"/>
    </style:style>
    <style:style style:name="T180" style:family="text">
      <style:text-properties style:font-name-asian="Noto Sans CJK SC" style:font-style-asian="normal" style:font-name-complex="Lohit Devanagari" style:font-style-complex="normal"/>
    </style:style>
    <style:style style:name="T181" style:family="text">
      <style:text-properties officeooo:rsid="009fe99c" style:font-name-asian="Noto Sans CJK SC" style:font-size-asian="12pt" style:font-weight-asian="normal" style:font-name-complex="Lohit Devanagari" style:font-size-complex="12pt" style:font-weight-complex="normal"/>
    </style:style>
    <style:style style:name="T182" style:family="text">
      <style:text-properties officeooo:rsid="00a14688" style:font-name-asian="Noto Sans CJK SC" style:font-size-asian="12pt" style:font-weight-asian="normal" style:font-name-complex="Lohit Devanagari" style:font-size-complex="12pt" style:font-weight-complex="normal"/>
    </style:style>
    <style:style style:name="T183" style:family="text">
      <style:text-properties officeooo:rsid="006c1f34"/>
    </style:style>
    <style:style style:name="T184" style:family="text">
      <style:text-properties officeooo:rsid="006e71b3"/>
    </style:style>
    <style:style style:name="T185" style:family="text">
      <style:text-properties officeooo:rsid="007057ba"/>
    </style:style>
    <style:style style:name="T186" style:family="text">
      <style:text-properties fo:font-weight="normal" style:font-weight-asian="normal" style:font-weight-complex="normal"/>
    </style:style>
    <style:style style:name="T187" style:family="text">
      <style:text-properties fo:font-weight="normal" officeooo:rsid="00e1a1b7" style:font-weight-asian="normal" style:font-weight-complex="normal"/>
    </style:style>
    <style:style style:name="T188" style:family="text">
      <style:text-properties fo:font-weight="normal" officeooo:rsid="00f0a016" style:font-weight-asian="normal" style:font-weight-complex="normal"/>
    </style:style>
    <style:style style:name="T189" style:family="text">
      <style:text-properties fo:font-weight="normal" officeooo:rsid="01277190" style:font-weight-asian="normal" style:font-weight-complex="normal"/>
    </style:style>
    <style:style style:name="T190" style:family="text">
      <style:text-properties fo:font-weight="normal" officeooo:rsid="00f68247" style:font-weight-asian="normal" style:font-weight-complex="normal"/>
    </style:style>
    <style:style style:name="T191" style:family="text">
      <style:text-properties fo:font-weight="normal" officeooo:rsid="00f7f3ec" style:font-weight-asian="normal" style:font-weight-complex="normal"/>
    </style:style>
    <style:style style:name="T192" style:family="text">
      <style:text-properties fo:font-weight="normal" officeooo:rsid="012fb5c6" style:font-weight-asian="normal" style:font-weight-complex="normal"/>
    </style:style>
    <style:style style:name="T193" style:family="text">
      <style:text-properties officeooo:rsid="0075dd66"/>
    </style:style>
    <style:style style:name="T194" style:family="text">
      <style:text-properties officeooo:rsid="007ce75d"/>
    </style:style>
    <style:style style:name="T195" style:family="text">
      <style:text-properties officeooo:rsid="007d75de"/>
    </style:style>
    <style:style style:name="T196" style:family="text">
      <style:text-properties officeooo:rsid="007e2c93"/>
    </style:style>
    <style:style style:name="T197" style:family="text">
      <style:text-properties officeooo:rsid="007e78ef"/>
    </style:style>
    <style:style style:name="T198" style:family="text">
      <style:text-properties officeooo:rsid="007fa4dd"/>
    </style:style>
    <style:style style:name="T199" style:family="text">
      <style:text-properties officeooo:rsid="008157c1"/>
    </style:style>
    <style:style style:name="T200" style:family="text">
      <style:text-properties officeooo:rsid="0082690f"/>
    </style:style>
    <style:style style:name="T201" style:family="text">
      <style:text-properties officeooo:rsid="0083230a"/>
    </style:style>
    <style:style style:name="T202" style:family="text">
      <style:text-properties officeooo:rsid="00852323"/>
    </style:style>
    <style:style style:name="T203" style:family="text">
      <style:text-properties officeooo:rsid="00877f4a"/>
    </style:style>
    <style:style style:name="T204" style:family="text">
      <style:text-properties officeooo:rsid="0088b30e"/>
    </style:style>
    <style:style style:name="T205" style:family="text">
      <style:text-properties officeooo:rsid="008e1d1e"/>
    </style:style>
    <style:style style:name="T206" style:family="text">
      <style:text-properties officeooo:rsid="008fd29e"/>
    </style:style>
    <style:style style:name="T207" style:family="text">
      <style:text-properties officeooo:rsid="00903957"/>
    </style:style>
    <style:style style:name="T208" style:family="text">
      <style:text-properties officeooo:rsid="0091bbe5"/>
    </style:style>
    <style:style style:name="T209" style:family="text">
      <style:text-properties officeooo:rsid="0091c395"/>
    </style:style>
    <style:style style:name="T210" style:family="text">
      <style:text-properties officeooo:rsid="0092ed62"/>
    </style:style>
    <style:style style:name="T211" style:family="text">
      <style:text-properties officeooo:rsid="0097ae66"/>
    </style:style>
    <style:style style:name="T212" style:family="text">
      <style:text-properties officeooo:rsid="0098be0f"/>
    </style:style>
    <style:style style:name="T213" style:family="text">
      <style:text-properties officeooo:rsid="009a9a32"/>
    </style:style>
    <style:style style:name="T214" style:family="text">
      <style:text-properties fo:font-weight="bold" style:font-weight-asian="bold" style:font-weight-complex="bold"/>
    </style:style>
    <style:style style:name="T215" style:family="text">
      <style:text-properties fo:font-weight="bold" officeooo:rsid="00beda13" style:font-weight-asian="bold" style:font-weight-complex="bold"/>
    </style:style>
    <style:style style:name="T216" style:family="text">
      <style:text-properties fo:font-weight="bold" officeooo:rsid="0052b0da" style:font-weight-asian="bold" style:font-weight-complex="bold"/>
    </style:style>
    <style:style style:name="T217" style:family="text">
      <style:text-properties fo:font-weight="bold" officeooo:rsid="0071b874" style:font-weight-asian="bold" style:font-weight-complex="bold"/>
    </style:style>
    <style:style style:name="T218" style:family="text">
      <style:text-properties fo:font-weight="bold" officeooo:rsid="00a9e4c3" style:font-weight-asian="bold" style:font-weight-complex="bold"/>
    </style:style>
    <style:style style:name="T219" style:family="text">
      <style:text-properties fo:font-weight="bold" officeooo:rsid="00e1a1b7" style:font-weight-asian="bold" style:font-weight-complex="bold"/>
    </style:style>
    <style:style style:name="T220" style:family="text">
      <style:text-properties fo:font-weight="bold" officeooo:rsid="016248fd" style:font-weight-asian="bold" style:font-weight-complex="bold"/>
    </style:style>
    <style:style style:name="T221" style:family="text">
      <style:text-properties fo:font-weight="bold" officeooo:rsid="01a262ff" style:font-weight-asian="bold" style:font-weight-complex="bold"/>
    </style:style>
    <style:style style:name="T222" style:family="text">
      <style:text-properties fo:font-weight="bold" style:font-name-asian="Noto Sans CJK SC" style:font-weight-asian="bold" style:font-name-complex="Lohit Devanagari" style:font-weight-complex="bold"/>
    </style:style>
    <style:style style:name="T223" style:family="text">
      <style:text-properties officeooo:rsid="009e7c1f"/>
    </style:style>
    <style:style style:name="T224" style:family="text">
      <style:text-properties officeooo:rsid="009f8ed3"/>
    </style:style>
    <style:style style:name="T225" style:family="text">
      <style:text-properties officeooo:rsid="00a9e4c3"/>
    </style:style>
    <style:style style:name="T226" style:family="text">
      <style:text-properties officeooo:rsid="00afa13d"/>
    </style:style>
    <style:style style:name="T227" style:family="text">
      <style:text-properties officeooo:rsid="00b7e9b2"/>
    </style:style>
    <style:style style:name="T228" style:family="text">
      <style:text-properties officeooo:rsid="00b942f7"/>
    </style:style>
    <style:style style:name="T229" style:family="text">
      <style:text-properties officeooo:rsid="00b9d9fc"/>
    </style:style>
    <style:style style:name="T230" style:family="text">
      <style:text-properties officeooo:rsid="00bbbabe"/>
    </style:style>
    <style:style style:name="T231" style:family="text">
      <style:text-properties officeooo:rsid="00beda13"/>
    </style:style>
    <style:style style:name="T232" style:family="text">
      <style:text-properties officeooo:rsid="00c079fd"/>
    </style:style>
    <style:style style:name="T233"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34"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35"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36"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37"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38"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39" style:family="text">
      <style:text-properties officeooo:rsid="00685941"/>
    </style:style>
    <style:style style:name="T240" style:family="text">
      <style:text-properties officeooo:rsid="0052b0da"/>
    </style:style>
    <style:style style:name="T241" style:family="text">
      <style:text-properties officeooo:rsid="00d27519"/>
    </style:style>
    <style:style style:name="T242" style:family="text">
      <style:text-properties officeooo:rsid="00d577f5"/>
    </style:style>
    <style:style style:name="T243" style:family="text">
      <style:text-properties officeooo:rsid="00de1cc0"/>
    </style:style>
    <style:style style:name="T244" style:family="text">
      <style:text-properties officeooo:rsid="00df2bb5"/>
    </style:style>
    <style:style style:name="T245" style:family="text">
      <style:text-properties officeooo:rsid="00e1a1b7"/>
    </style:style>
    <style:style style:name="T246" style:family="text">
      <style:text-properties officeooo:rsid="00e4541f"/>
    </style:style>
    <style:style style:name="T247" style:family="text">
      <style:text-properties officeooo:rsid="00e770c2"/>
    </style:style>
    <style:style style:name="T248" style:family="text">
      <style:text-properties officeooo:rsid="00eaa6a8"/>
    </style:style>
    <style:style style:name="T249" style:family="text">
      <style:text-properties officeooo:rsid="00ef1670"/>
    </style:style>
    <style:style style:name="T250" style:family="text">
      <style:text-properties officeooo:rsid="00f00d40"/>
    </style:style>
    <style:style style:name="T251" style:family="text">
      <style:text-properties officeooo:rsid="00f2eb62"/>
    </style:style>
    <style:style style:name="T252" style:family="text">
      <style:text-properties fo:font-size="12pt" fo:font-weight="normal" officeooo:rsid="00f7f3ec" style:font-size-asian="12pt" style:font-weight-asian="normal" style:font-size-complex="12pt" style:font-weight-complex="normal"/>
    </style:style>
    <style:style style:name="T253" style:family="text">
      <style:text-properties officeooo:rsid="00fa169d"/>
    </style:style>
    <style:style style:name="T254" style:family="text">
      <style:text-properties officeooo:rsid="00fa81b7"/>
    </style:style>
    <style:style style:name="T255" style:family="text">
      <style:text-properties officeooo:rsid="00fb42b7"/>
    </style:style>
    <style:style style:name="T256" style:family="text">
      <style:text-properties fo:font-style="normal" style:font-style-asian="normal" style:font-style-complex="normal"/>
    </style:style>
    <style:style style:name="T257" style:family="text">
      <style:text-properties fo:font-style="normal" officeooo:rsid="0114ee38" style:font-style-asian="normal" style:font-style-complex="normal"/>
    </style:style>
    <style:style style:name="T258" style:family="text">
      <style:text-properties fo:font-style="normal" officeooo:rsid="011902b5" style:font-style-asian="normal" style:font-style-complex="normal"/>
    </style:style>
    <style:style style:name="T259" style:family="text">
      <style:text-properties fo:font-style="normal" officeooo:rsid="014de6f7" style:font-style-asian="normal" style:font-style-complex="normal"/>
    </style:style>
    <style:style style:name="T260" style:family="text">
      <style:text-properties fo:font-style="normal" officeooo:rsid="01513061" style:font-style-asian="normal" style:font-style-complex="normal"/>
    </style:style>
    <style:style style:name="T261" style:family="text">
      <style:text-properties fo:font-style="normal" officeooo:rsid="01719621" style:font-style-asian="normal" style:font-style-complex="normal"/>
    </style:style>
    <style:style style:name="T262" style:family="text">
      <style:text-properties fo:font-style="normal" officeooo:rsid="01a44551" style:font-style-asian="normal" style:font-style-complex="normal"/>
    </style:style>
    <style:style style:name="T263" style:family="text">
      <style:text-properties fo:font-style="normal" officeooo:rsid="013943dc" style:font-style-asian="normal" style:font-style-complex="normal"/>
    </style:style>
    <style:style style:name="T264" style:family="text">
      <style:text-properties fo:font-style="normal" officeooo:rsid="0139fdd5" style:font-style-asian="normal" style:font-style-complex="normal"/>
    </style:style>
    <style:style style:name="T265" style:family="text">
      <style:text-properties fo:font-style="normal" officeooo:rsid="019796d3" style:font-style-asian="normal" style:font-style-complex="normal"/>
    </style:style>
    <style:style style:name="T266" style:family="text">
      <style:text-properties fo:font-style="normal" officeooo:rsid="0198e78d" style:font-style-asian="normal" style:font-style-complex="normal"/>
    </style:style>
    <style:style style:name="T267" style:family="text">
      <style:text-properties fo:font-style="normal" officeooo:rsid="01a52baf" style:font-style-asian="normal" style:font-style-complex="normal"/>
    </style:style>
    <style:style style:name="T268" style:family="text">
      <style:text-properties fo:font-style="normal" officeooo:rsid="01a84bca" style:font-style-asian="normal" style:font-style-complex="normal"/>
    </style:style>
    <style:style style:name="T269" style:family="text">
      <style:text-properties fo:font-style="italic" style:font-style-asian="italic" style:font-style-complex="italic"/>
    </style:style>
    <style:style style:name="T270" style:family="text">
      <style:text-properties fo:font-style="italic" officeooo:rsid="0114ee38" style:font-style-asian="italic" style:font-style-complex="italic"/>
    </style:style>
    <style:style style:name="T271" style:family="text">
      <style:text-properties fo:font-style="italic" officeooo:rsid="011902b5" style:font-style-asian="italic" style:font-style-complex="italic"/>
    </style:style>
    <style:style style:name="T272" style:family="text">
      <style:text-properties fo:font-style="italic" officeooo:rsid="014de6f7" style:font-style-asian="italic" style:font-style-complex="italic"/>
    </style:style>
    <style:style style:name="T273" style:family="text">
      <style:text-properties fo:font-style="italic" officeooo:rsid="01513061" style:font-style-asian="italic" style:font-style-complex="italic"/>
    </style:style>
    <style:style style:name="T274" style:family="text">
      <style:text-properties fo:font-style="italic" officeooo:rsid="016248fd" style:font-style-asian="italic" style:font-style-complex="italic"/>
    </style:style>
    <style:style style:name="T275" style:family="text">
      <style:text-properties fo:font-style="italic" officeooo:rsid="016d3df5" style:font-style-asian="italic" style:font-style-complex="italic"/>
    </style:style>
    <style:style style:name="T276" style:family="text">
      <style:text-properties fo:font-style="italic" officeooo:rsid="0174abab" style:font-style-asian="italic" style:font-style-complex="italic"/>
    </style:style>
    <style:style style:name="T277" style:family="text">
      <style:text-properties fo:font-style="italic" officeooo:rsid="0052b0da" style:font-style-asian="italic" style:font-style-complex="italic"/>
    </style:style>
    <style:style style:name="T278" style:family="text">
      <style:text-properties fo:font-style="italic" officeooo:rsid="01a44551" style:font-style-asian="italic" style:font-style-complex="italic"/>
    </style:style>
    <style:style style:name="T279" style:family="text">
      <style:text-properties fo:font-style="italic" style:font-style-asian="italic" style:font-weight-asian="normal" style:font-style-complex="italic" style:font-weight-complex="normal"/>
    </style:style>
    <style:style style:name="T280" style:family="text">
      <style:text-properties fo:font-style="italic" officeooo:rsid="0157a950" style:font-style-asian="italic" style:font-weight-asian="normal" style:font-style-complex="italic" style:font-weight-complex="normal"/>
    </style:style>
    <style:style style:name="T281" style:family="text">
      <style:text-properties fo:font-style="italic" style:font-name-asian="Noto Sans CJK SC" style:font-style-asian="italic" style:font-name-complex="Lohit Devanagari" style:font-style-complex="italic"/>
    </style:style>
    <style:style style:name="T282" style:family="text">
      <style:text-properties fo:font-style="italic" officeooo:rsid="0174abab" style:font-style-asian="normal" style:font-style-complex="normal"/>
    </style:style>
    <style:style style:name="T283" style:family="text">
      <style:text-properties officeooo:rsid="00feac31"/>
    </style:style>
    <style:style style:name="T284" style:family="text">
      <style:text-properties officeooo:rsid="0105a9af"/>
    </style:style>
    <style:style style:name="T285" style:family="text">
      <style:text-properties officeooo:rsid="0106ca5a"/>
    </style:style>
    <style:style style:name="T286" style:family="text">
      <style:text-properties officeooo:rsid="01080314"/>
    </style:style>
    <style:style style:name="T287" style:family="text">
      <style:text-properties officeooo:rsid="010d049f"/>
    </style:style>
    <style:style style:name="T288" style:family="text">
      <style:text-properties fo:color="#000000"/>
    </style:style>
    <style:style style:name="T289" style:family="text">
      <style:text-properties fo:color="#000000" style:font-name-asian="Noto Sans CJK SC" style:font-size-asian="10.5pt" style:font-name-complex="Lohit Devanagari"/>
    </style:style>
    <style:style style:name="T290" style:family="text">
      <style:text-properties fo:color="#000000" officeooo:rsid="007057ba" style:font-name-asian="Noto Sans CJK SC" style:font-size-asian="10.5pt" style:font-name-complex="Lohit Devanagari"/>
    </style:style>
    <style:style style:name="T291"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292"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293"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294"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295"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296"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297"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298"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299" style:family="text">
      <style:text-properties officeooo:rsid="0114ee38"/>
    </style:style>
    <style:style style:name="T300" style:family="text">
      <style:text-properties officeooo:rsid="0116cafd"/>
    </style:style>
    <style:style style:name="T301" style:family="text">
      <style:text-properties style:font-name="Liberation Mono" fo:font-size="10pt" style:font-name-asian="DejaVu Sans Mono" style:font-size-asian="10pt" style:font-name-complex="Liberation Mono" style:font-size-complex="10pt"/>
    </style:style>
    <style:style style:name="T302" style:family="text">
      <style:text-properties style:font-style-asian="normal" style:font-style-complex="normal"/>
    </style:style>
    <style:style style:name="T303" style:family="text">
      <style:text-properties officeooo:rsid="0174abab" style:font-style-asian="normal" style:font-style-complex="normal"/>
    </style:style>
    <style:style style:name="T304" style:family="text">
      <style:text-properties officeooo:rsid="0157a950" style:font-style-asian="normal" style:font-weight-asian="normal" style:font-style-complex="normal" style:font-weight-complex="normal"/>
    </style:style>
    <style:style style:name="T305" style:family="text">
      <style:text-properties officeooo:rsid="0158ec50" style:font-style-asian="normal" style:font-weight-asian="normal" style:font-style-complex="normal" style:font-weight-complex="normal"/>
    </style:style>
    <style:style style:name="T306" style:family="text">
      <style:text-properties officeooo:rsid="01275ccb"/>
    </style:style>
    <style:style style:name="T307" style:family="text">
      <style:text-properties officeooo:rsid="012a7ea3"/>
    </style:style>
    <style:style style:name="T308" style:family="text">
      <style:text-properties officeooo:rsid="012e4e2c"/>
    </style:style>
    <style:style style:name="T309" style:family="text">
      <style:text-properties officeooo:rsid="0135ee81"/>
    </style:style>
    <style:style style:name="T310" style:family="text">
      <style:text-properties officeooo:rsid="013b83b1"/>
    </style:style>
    <style:style style:name="T311" style:family="text">
      <style:text-properties officeooo:rsid="014de6f7"/>
    </style:style>
    <style:style style:name="T312" style:family="text">
      <style:text-properties officeooo:rsid="014fa0c9"/>
    </style:style>
    <style:style style:name="T313" style:family="text">
      <style:text-properties officeooo:rsid="01513061"/>
    </style:style>
    <style:style style:name="T314" style:family="text">
      <style:text-properties officeooo:rsid="01527d6c"/>
    </style:style>
    <style:style style:name="T315" style:family="text">
      <style:text-properties officeooo:rsid="0153189d"/>
    </style:style>
    <style:style style:name="T316" style:family="text">
      <style:text-properties officeooo:rsid="0156536e"/>
    </style:style>
    <style:style style:name="T317" style:family="text">
      <style:text-properties officeooo:rsid="0157a950"/>
    </style:style>
    <style:style style:name="T318" style:family="text">
      <style:text-properties style:font-weight-asian="normal" style:font-weight-complex="normal"/>
    </style:style>
    <style:style style:name="T319" style:family="text">
      <style:text-properties officeooo:rsid="0157a950" style:font-weight-asian="normal" style:font-weight-complex="normal"/>
    </style:style>
    <style:style style:name="T320" style:family="text">
      <style:text-properties officeooo:rsid="015c5feb" style:font-weight-asian="normal" style:font-weight-complex="normal"/>
    </style:style>
    <style:style style:name="T321" style:family="text">
      <style:text-properties officeooo:rsid="016248fd"/>
    </style:style>
    <style:style style:name="T322" style:family="text">
      <style:text-properties officeooo:rsid="0166d2c0"/>
    </style:style>
    <style:style style:name="T323" style:family="text">
      <style:text-properties officeooo:rsid="016a73c7"/>
    </style:style>
    <style:style style:name="T324" style:family="text">
      <style:text-properties officeooo:rsid="016d3df5"/>
    </style:style>
    <style:style style:name="T325" style:family="text">
      <style:text-properties officeooo:rsid="01719621"/>
    </style:style>
    <style:style style:name="T326" style:family="text">
      <style:text-properties officeooo:rsid="0177c9e4"/>
    </style:style>
    <style:style style:name="T327" style:family="text">
      <style:text-properties officeooo:rsid="019796d3"/>
    </style:style>
    <style:style style:name="T328" style:family="text">
      <style:text-properties officeooo:rsid="01982079"/>
    </style:style>
    <style:style style:name="T329" style:family="text">
      <style:text-properties officeooo:rsid="0198e78d"/>
    </style:style>
    <style:style style:name="T330" style:family="text">
      <style:text-properties officeooo:rsid="019a75c6"/>
    </style:style>
    <style:style style:name="T331" style:family="text">
      <style:text-properties style:text-underline-style="solid" style:text-underline-type="double" style:text-underline-width="auto" style:text-underline-color="font-color" officeooo:rsid="01a262ff"/>
    </style:style>
    <style:style style:name="T332" style:family="text">
      <style:text-properties officeooo:rsid="01a262ff"/>
    </style:style>
    <style:style style:name="T333" style:family="text">
      <style:text-properties officeooo:rsid="01a3abf0"/>
    </style:style>
    <style:style style:name="T334" style:family="text">
      <style:text-properties officeooo:rsid="01a44551"/>
    </style:style>
    <style:style style:name="T335" style:family="text">
      <style:text-properties officeooo:rsid="01a52baf"/>
    </style:style>
    <style:style style:name="T336" style:family="text">
      <style:text-properties officeooo:rsid="008a9baf"/>
    </style:style>
    <style:style style:name="T337" style:family="text">
      <style:text-properties officeooo:rsid="006a256b"/>
    </style:style>
    <style:style style:name="T338" style:family="text">
      <style:text-properties officeooo:rsid="0078613f"/>
    </style:style>
    <style:style style:name="T339" style:family="text">
      <style:text-properties officeooo:rsid="01277190"/>
    </style:style>
    <style:style style:name="T340" style:family="text">
      <style:text-properties officeooo:rsid="019608fe"/>
    </style:style>
    <style:style style:name="T341" style:family="text">
      <style:text-properties officeooo:rsid="0196912b"/>
    </style:style>
    <style:style style:name="T342" style:family="text">
      <style:text-properties officeooo:rsid="000e763f"/>
    </style:style>
    <style:style style:name="T343" style:family="text">
      <style:text-properties officeooo:rsid="00187b21"/>
    </style:style>
    <style:style style:name="T344" style:family="text">
      <style:text-properties officeooo:rsid="002a0182"/>
    </style:style>
    <style:style style:name="T345" style:family="text">
      <style:text-properties officeooo:rsid="0031d3dd"/>
    </style:style>
    <style:style style:name="T346" style:family="text">
      <style:text-properties officeooo:rsid="00391f6e"/>
    </style:style>
    <style:style style:name="T347" style:family="text">
      <style:text-properties officeooo:rsid="00485ca9"/>
    </style:style>
    <style:style style:name="T348" style:family="text">
      <style:text-properties officeooo:rsid="005c00e3"/>
    </style:style>
    <style:style style:name="T349" style:family="text">
      <style:text-properties officeooo:rsid="006deffa"/>
    </style:style>
    <style:style style:name="T350" style:family="text">
      <style:text-properties officeooo:rsid="00c47d73"/>
    </style:style>
    <style:style style:name="T351" style:family="text">
      <style:text-properties officeooo:rsid="00d7d45a"/>
    </style:style>
    <style:style style:name="T352" style:family="text">
      <style:text-properties officeooo:rsid="00d8f0e1"/>
    </style:style>
    <style:style style:name="T353" style:family="text">
      <style:text-properties officeooo:rsid="00f82826"/>
    </style:style>
    <style:style style:name="T354" style:family="text">
      <style:text-properties officeooo:rsid="0102baaa"/>
    </style:style>
    <style:style style:name="T355" style:family="text">
      <style:text-properties officeooo:rsid="010c2eca"/>
    </style:style>
    <style:style style:name="T356" style:family="text">
      <style:text-properties officeooo:rsid="0113430a"/>
    </style:style>
    <style:style style:name="T357" style:family="text">
      <style:text-properties officeooo:rsid="012117db"/>
    </style:style>
    <style:style style:name="T358" style:family="text">
      <style:text-properties officeooo:rsid="0128dafb"/>
    </style:style>
    <style:style style:name="T359" style:family="text">
      <style:text-properties officeooo:rsid="012fb5c6"/>
    </style:style>
    <style:style style:name="T360" style:family="text">
      <style:text-properties officeooo:rsid="01ac2872"/>
    </style:style>
    <style:style style:name="T361" style:family="text">
      <style:text-properties officeooo:rsid="01ad0e8d"/>
    </style:style>
    <style:style style:name="T362" style:family="text">
      <style:text-properties officeooo:rsid="01ae89ce"/>
    </style:style>
    <style:style style:name="T363" style:family="text">
      <style:text-properties officeooo:rsid="01afcaba"/>
    </style:style>
    <style:style style:name="T364" style:family="text">
      <style:text-properties style:language-asian="zxx" style:country-asian="none" style:language-complex="zxx" style:country-complex="none"/>
    </style:style>
    <style:style style:name="T365" style:family="text">
      <style:text-properties officeooo:rsid="01b09976" style:language-asian="zxx" style:country-asian="none" style:language-complex="zxx" style:country-complex="none"/>
    </style:style>
    <style:style style:name="T366" style:family="text">
      <style:text-properties officeooo:rsid="01b42911"/>
    </style:style>
    <style:style style:name="T367" style:family="text">
      <style:text-properties officeooo:rsid="01b48667"/>
    </style:style>
    <style:style style:name="T368" style:family="text">
      <style:text-properties officeooo:rsid="01b4f90d"/>
    </style:style>
    <style:style style:name="T369" style:family="text">
      <style:text-properties officeooo:rsid="01b7589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95"/>
      <text:p text:style-name="P95"/>
      <text:h text:style-name="Heading_20_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89"><text:a xlink:type="simple" xlink:href="#__RefHeading___Toc722_1849423115" text:style-name="Index_20_Link" text:visited-style-name="Index_20_Link">Wstęp<text:tab/>2</text:a></text:p>
          <text:p text:style-name="P89"><text:a xlink:type="simple" xlink:href="#__RefHeading___Toc724_1849423115" text:style-name="Index_20_Link" text:visited-style-name="Index_20_Link">Rozdział 1<text:tab/>4</text:a></text:p>
          <text:p text:style-name="P88"><text:a xlink:type="simple" xlink:href="#__RefHeading___Toc726_1849423115" text:style-name="Index_20_Link" text:visited-style-name="Index_20_Link">1.1 Ogólny zarys frameworku spring<text:tab/>4</text:a></text:p>
          <text:p text:style-name="P88"><text:a xlink:type="simple" xlink:href="#__RefHeading___Toc728_1849423115" text:style-name="Index_20_Link" text:visited-style-name="Index_20_Link">1.2 Znaczenie słowa „Spring” według twórców<text:tab/>5</text:a></text:p>
          <text:p text:style-name="P88"><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88"><text:a xlink:type="simple" xlink:href="#__RefHeading___Toc1290_3822358379" text:style-name="Index_20_Link" text:visited-style-name="Index_20_Link">1.4 Projekty Springa [13]<text:tab/>6</text:a></text:p>
          <text:p text:style-name="P88"><text:a xlink:type="simple" xlink:href="#__RefHeading___Toc732_1849423115" text:style-name="Index_20_Link" text:visited-style-name="Index_20_Link">1.5 Moduły Springa [5]<text:tab/>7</text:a></text:p>
          <text:p text:style-name="P88"><text:a xlink:type="simple" xlink:href="#__RefHeading___Toc734_1849423115" text:style-name="Index_20_Link" text:visited-style-name="Index_20_Link">1.6 Moduł Spring Web MVC<text:tab/>7</text:a></text:p>
          <text:p text:style-name="P88"><text:a xlink:type="simple" xlink:href="#__RefHeading___Toc1323_721911962" text:style-name="Index_20_Link" text:visited-style-name="Index_20_Link">1.6 Spring Security<text:tab/>9</text:a></text:p>
          <text:p text:style-name="P88"><text:a xlink:type="simple" xlink:href="#__RefHeading___Toc1916_417536786" text:style-name="Index_20_Link" text:visited-style-name="Index_20_Link">1.7 Spring Boot<text:tab/>9</text:a></text:p>
          <text:p text:style-name="P88"><text:a xlink:type="simple" xlink:href="#__RefHeading___Toc1516_366830727" text:style-name="Index_20_Link" text:visited-style-name="Index_20_Link">1.8 Technologie fontendowe<text:tab/>9</text:a></text:p>
          <text:p text:style-name="P90"><text:a xlink:type="simple" xlink:href="#__RefHeading___Toc1325_721911962" text:style-name="Index_20_Link" text:visited-style-name="Index_20_Link">1.8.1 Bootstrap<text:tab/>9</text:a></text:p>
          <text:p text:style-name="P88"><text:a xlink:type="simple" xlink:href="#__RefHeading___Toc2521_3287227940" text:style-name="Index_20_Link" text:visited-style-name="Index_20_Link">1.9 ORM w Springu<text:tab/>10</text:a></text:p>
          <text:p text:style-name="P89"><text:a xlink:type="simple" xlink:href="#__RefHeading___Toc736_1849423115" text:style-name="Index_20_Link" text:visited-style-name="Index_20_Link">Rozdział 2<text:tab/>10</text:a></text:p>
          <text:p text:style-name="P89"><text:a xlink:type="simple" xlink:href="#__RefHeading___Toc738_1849423115" text:style-name="Index_20_Link" text:visited-style-name="Index_20_Link">Rozdział 3<text:tab/>10</text:a></text:p>
          <text:p text:style-name="P88"><text:a xlink:type="simple" xlink:href="#__RefHeading___Toc740_1849423115" text:style-name="Index_20_Link" text:visited-style-name="Index_20_Link">3.1 Tworzenie podstawowej konfiguracji aplikacji webowej:<text:tab/>11</text:a></text:p>
          <text:p text:style-name="P90"><text:a xlink:type="simple" xlink:href="#__RefHeading___Toc742_1849423115" text:style-name="Index_20_Link" text:visited-style-name="Index_20_Link">3.1.1 Używając Springa:<text:tab/>11</text:a></text:p>
          <text:p text:style-name="P90"><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90"><text:a xlink:type="simple" xlink:href="#__RefHeading___Toc746_1849423115" text:style-name="Index_20_Link" text:visited-style-name="Index_20_Link">3.1.3 Porównanie:<text:tab/>14</text:a></text:p>
          <text:p text:style-name="P88"><text:a xlink:type="simple" xlink:href="#__RefHeading___Toc937_4276612188" text:style-name="Index_20_Link" text:visited-style-name="Index_20_Link">3.2 Konfigurowanie poszczególnych funkcjonalności aplikacji<text:tab/>14</text:a></text:p>
          <text:p text:style-name="P90"><text:a xlink:type="simple" xlink:href="#__RefHeading___Toc939_4276612188" text:style-name="Index_20_Link" text:visited-style-name="Index_20_Link">3.2.1 Używając Springa:<text:tab/>14</text:a></text:p>
          <text:p text:style-name="P90"><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90"><text:a xlink:type="simple" xlink:href="#__RefHeading___Toc746_18494231151" text:style-name="Index_20_Link" text:visited-style-name="Index_20_Link">3.2.3 Porównanie:<text:tab/>17</text:a></text:p>
          <text:p text:style-name="P88"><text:a xlink:type="simple" xlink:href="#__RefHeading___Toc1292_3822358379" text:style-name="Index_20_Link" text:visited-style-name="Index_20_Link">3.3 Budowanie, włączanie i debugowanie aplikacji<text:tab/>18</text:a></text:p>
          <text:p text:style-name="P90"><text:a xlink:type="simple" xlink:href="#__RefHeading___Toc939_42766121881" text:style-name="Index_20_Link" text:visited-style-name="Index_20_Link">3.3.1 Używając Springa:<text:tab/>18</text:a></text:p>
          <text:p text:style-name="P90"><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0</text:a></text:p>
          <text:p text:style-name="P90"><text:a xlink:type="simple" xlink:href="#__RefHeading___Toc746_184942311511" text:style-name="Index_20_Link" text:visited-style-name="Index_20_Link">3.3.3 Porównanie:<text:tab/>21</text:a></text:p>
          <text:p text:style-name="P88"><text:a xlink:type="simple" xlink:href="#__RefHeading___Toc1518_366830727" text:style-name="Index_20_Link" text:visited-style-name="Index_20_Link">3.4. Tworzenie logiki biznesowej<text:tab/>21</text:a></text:p>
          <text:p text:style-name="P88"><text:a xlink:type="simple" xlink:href="#__RefHeading___Toc3944_3849335869" text:style-name="Index_20_Link" text:visited-style-name="Index_20_Link">3.4a Wysyłanie maili<text:tab/>22</text:a></text:p>
          <text:p text:style-name="P90"><text:a xlink:type="simple" xlink:href="#__RefHeading___Toc3946_3849335869" text:style-name="Index_20_Link" text:visited-style-name="Index_20_Link">3.4a.1 Używając Springa<text:tab/>22</text:a></text:p>
          <text:p text:style-name="P90"><text:a xlink:type="simple" xlink:href="#__RefHeading___Toc3948_3849335869" text:style-name="Index_20_Link" text:visited-style-name="Index_20_Link">3.</text:a><text:a xlink:type="simple" xlink:href="#__RefHeading___Toc3948_3849335869" text:style-name="Index_20_Link" text:visited-style-name="Index_20_Link">4a</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22</text:a></text:p>
          <text:p text:style-name="P90"><text:a xlink:type="simple" xlink:href="#__RefHeading___Toc3950_3849335869" text:style-name="Index_20_Link" text:visited-style-name="Index_20_Link">3.4a.2 Część wspólna<text:tab/>22</text:a></text:p>
          <text:p text:style-name="P88"><text:a xlink:type="simple" xlink:href="#__RefHeading___Toc3628_3808363261" text:style-name="Index_20_Link" text:visited-style-name="Index_20_Link">3.5. Obsługa wyjątków<text:tab/>23</text:a></text:p>
          <text:p text:style-name="P90"><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3</text:a></text:p>
          <text:p text:style-name="P90"><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4</text:a></text:p>
          <text:p text:style-name="P90"><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4</text:a></text:p>
          <text:p text:style-name="P88"><text:a xlink:type="simple" xlink:href="#__RefHeading___Toc1520_366830727" text:style-name="Index_20_Link" text:visited-style-name="Index_20_Link">3.6. Uwierzytelnienie i autoryzacja<text:tab/>26</text:a></text:p>
          <text:p text:style-name="P90"><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7</text:a></text:p>
          <text:p text:style-name="P90"><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8</text:a></text:p>
          <text:p text:style-name="P88"><text:a xlink:type="simple" xlink:href="#__RefHeading___Toc2527_3287227940" text:style-name="Index_20_Link" text:visited-style-name="Index_20_Link">3.7. Komunikacja z bazą danych<text:tab/>29</text:a></text:p>
          <text:p text:style-name="P90"><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30</text:a></text:p>
          <text:p text:style-name="P90"><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30</text:a></text:p>
          <text:p text:style-name="P90"><text:a xlink:type="simple" xlink:href="#__RefHeading___Toc1926_4175367861" text:style-name="Index_20_Link" text:visited-style-name="Index_20_Link">3.7.3 Porównanie<text:tab/>32</text:a></text:p>
          <text:p text:style-name="P88"><text:soft-page-break/><text:a xlink:type="simple" xlink:href="#__RefHeading___Toc5939_1057761950" text:style-name="Index_20_Link" text:visited-style-name="Index_20_Link">3.8 Testowanie aplikacji w Springu<text:tab/>32</text:a></text:p>
          <text:p text:style-name="P90"><text:a xlink:type="simple" xlink:href="#__RefHeading___Toc5941_1057761950" text:style-name="Index_20_Link" text:visited-style-name="Index_20_Link">3.8.1 Spring Boot<text:tab/>32</text:a></text:p>
          <text:p text:style-name="P90"><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35</text:a></text:p>
          <text:p text:style-name="P90"><text:a xlink:type="simple" xlink:href="#__RefHeading___Toc5945_1057761950" text:style-name="Index_20_Link" text:visited-style-name="Index_20_Link">3.8.3 Porównanie<text:tab/>35</text:a></text:p>
          <text:p text:style-name="P88"><text:a xlink:type="simple" xlink:href="#__RefHeading___Toc3697_2044640427" text:style-name="Index_20_Link" text:visited-style-name="Index_20_Link">3.9 Szyfrowanie ruchu<text:tab/>35</text:a></text:p>
          <text:p text:style-name="P90"><text:a xlink:type="simple" xlink:href="#__RefHeading___Toc3976_3849335869" text:style-name="Index_20_Link" text:visited-style-name="Index_20_Link">Tworzenie certyfikatu<text:tab/>36</text:a></text:p>
          <text:p text:style-name="P90"><text:a xlink:type="simple" xlink:href="#__RefHeading___Toc5949_10577619501" text:style-name="Index_20_Link" text:visited-style-name="Index_20_Link">3.9.1 Spring Boot<text:tab/>37</text:a></text:p>
          <text:p text:style-name="P90"><text:a xlink:type="simple" xlink:href="#__RefHeading___Toc5951_10577619501" text:style-name="Index_20_Link" text:visited-style-name="Index_20_Link">3.9.2 Spring Framework<text:tab/>38</text:a></text:p>
          <text:p text:style-name="P88"><text:a xlink:type="simple" xlink:href="#__RefHeading___Toc5947_1057761950" text:style-name="Index_20_Link" text:visited-style-name="Index_20_Link">3.10 Wdrażanie aplikacji na środowisko produkcyjne<text:tab/>38</text:a></text:p>
          <text:p text:style-name="P90"><text:a xlink:type="simple" xlink:href="#__RefHeading___Toc5949_1057761950" text:style-name="Index_20_Link" text:visited-style-name="Index_20_Link">3.10.1 Spring Boot<text:tab/>38</text:a></text:p>
          <text:p text:style-name="P90"><text:a xlink:type="simple" xlink:href="#__RefHeading___Toc5951_1057761950" text:style-name="Index_20_Link" text:visited-style-name="Index_20_Link">3.10.2 Spring Framework<text:tab/>38</text:a></text:p>
          <text:p text:style-name="P90"><text:a xlink:type="simple" xlink:href="#__RefHeading___Toc5953_1057761950" text:style-name="Index_20_Link" text:visited-style-name="Index_20_Link">3.9.3 Porównanie<text:tab/>38</text:a></text:p>
          <text:p text:style-name="P88"><text:a xlink:type="simple" xlink:href="#__RefHeading___Toc3904_3849335869" text:style-name="Index_20_Link" text:visited-style-name="Index_20_Link">3.11 Monitorowanie działania aplikacji<text:tab/>38</text:a></text:p>
          <text:p text:style-name="P89"><text:a xlink:type="simple" xlink:href="#__RefHeading___Toc3906_3849335869" text:style-name="Index_20_Link" text:visited-style-name="Index_20_Link">Spring Boot Admin<text:tab/>39</text:a></text:p>
          <text:p text:style-name="P88"><text:a xlink:type="simple" xlink:href="#__RefHeading___Toc3937_3849335869" text:style-name="Index_20_Link" text:visited-style-name="Index_20_Link">3.12 Pozostałe funkcjonalności i cechy projektu Spring Boot<text:tab/>39</text:a></text:p>
          <text:p text:style-name="P89"><text:a xlink:type="simple" xlink:href="#__RefHeading___Toc748_1849423115" text:style-name="Index_20_Link" text:visited-style-name="Index_20_Link">Zakończenie<text:tab/>41</text:a></text:p>
          <text:p text:style-name="P89"><text:a xlink:type="simple" xlink:href="#__RefHeading___Toc2529_3287227940" text:style-name="Index_20_Link" text:visited-style-name="Index_20_Link">Bibliografia<text:tab/>41</text:a></text:p>
        </text:index-body>
      </text:table-of-content>
      <text:p text:style-name="Text_20_body"/>
      <text:p text:style-name="Text_20_body"/>
      <text:p text:style-name="Text_20_body"/>
      <text:h text:style-name="Heading_20_1" text:outline-level="1"><text:bookmark-start text:name="__RefHeading___Toc722_1849423115"/>Wstęp<text:bookmark-end text:name="__RefHeading___Toc722_1849423115"/></text:h>
      <text:p text:style-name="P250">informujący jak brzmi teza pracy, motywacja autora, sposób realizacji tematu i struktura pracy;</text:p>
      <text:p text:style-name="P251">Tezą tej pracy jest: </text:p>
      <text:p text:style-name="P236">“Proces tworzenia aplikacji webowej z użyciem projektu Spring Boot jest bardziej wydajny niż przy użyciu projektu Spring Framework”</text:p>
      <text:p text:style-name="P251">Motywacj<text:span text:style-name="T4">ą</text:span> autora jest sprawdzenie czy faktycznie użycie spirng boota jest zawsze lepszym i bardziej efektywnym rozwiązaniem. W dzisiejszych czasach firmy <text:span text:style-name="T150">podczas</text:span> tworzeni<text:span text:style-name="T150">a</text:span> nowych projektów <text:span text:style-name="T150">pisanych w języku java</text:span> wybierają to rozwiązanie. Aktualnie jest to de fakto standard. Autor jako programista pracujący od kilku lat w branży IT spotyka się z tym podejściem i chciałby zweryfikować jakie plusy dane rozwiązanie przynosi firm<text:span text:style-name="T4">om</text:span> i czy są takie sytuacje kiedy lepiej jest wybrać Spring Framework, a architekci nie <text:span text:style-name="T4">wybierają</text:span> tej opcji <text:span text:style-name="T4">wychodząc z założenia, że spring Boot zawsze jest lepszym rozwiązaniem. </text:span></text:p>
      <text:p text:style-name="P252">W tej pracy zamierzam stworzyć aplikację webową stosując obydwa podejścia do tworzenia oprogramowania. Cały proces wraz z wdrożeniem na server zostanie przeanalizowany pod kątem:</text:p>
      <text:p text:style-name="P252">- elastyczności: które rozwiązanie daje, więcej możliwości konfiguracji i użycia rożnych narzędzi i bibliotek</text:p>
      <text:p text:style-name="P253">- <text:span text:style-name="T5">szybkości tworzenia: ile kodu i plików konfiguracyjnych trzeba napisać i stworzyć, żeby powstały działające funkcjonalności; jak dużo pracy wymaga przygotowanie środowiska produkcyjnego, żeby można było wdrożyć tam aplikację</text:span></text:p>
      <text:p text:style-name="P253">- <text:span text:style-name="T5">łatwość wyszukiwania informacji i przykładów w dokumentacji</text:span></text:p>
      <text:p text:style-name="P254"><text:soft-page-break/>Aplikacja, która będzie analizowana w tej pracy jest prostą aplikacja webową, <text:span text:style-name="T6">umożliwiająca konwersję danych zapisanych w formacie json. Jej głównym zadaniem będzie zmiana jsona z kluczami zapisanymi w notacji kropkowej w jsona zagnieżdżonego, tak jak poniżej:</text:span></text:p>
      <text:p text:style-name="P255">Format początkowy:</text:p>
      <text:p text:style-name="P321"><text:s text:c="4"/>{</text:p>
      <text:p text:style-name="P321"><text:s text:c="8"/>"pole1" : "value",</text:p>
      <text:p text:style-name="P321"><text:s text:c="8"/>"pole2.podPole1" : "value",</text:p>
      <text:p text:style-name="P321"><text:s text:c="8"/>"pole2.podPole2" : "value",</text:p>
      <text:p text:style-name="P321"><text:s text:c="8"/>"pole3.podPole1" : "value",</text:p>
      <text:p text:style-name="P321"><text:s text:c="8"/>"pole3.podPole2" : "value"</text:p>
      <text:p text:style-name="P321"><text:s text:c="4"/>}</text:p>
      <text:p text:style-name="P255">Format po konwersji:</text:p>
      <text:p text:style-name="P321"><text:s text:c="4"/>{</text:p>
      <text:p text:style-name="P321"><text:s text:c="8"/>"pole1" : "value",</text:p>
      <text:p text:style-name="P321"><text:s text:c="8"/>"pole2" : {</text:p>
      <text:p text:style-name="P321"><text:s text:c="12"/>"podPole1" : "value",</text:p>
      <text:p text:style-name="P321"><text:s text:c="12"/>"podPole2" : "value"</text:p>
      <text:p text:style-name="P321"><text:s text:c="8"/>},</text:p>
      <text:p text:style-name="P321"><text:s text:c="8"/>"pole3" : {</text:p>
      <text:p text:style-name="P321"><text:s text:c="12"/>"podPole1" : "value",</text:p>
      <text:p text:style-name="P321"><text:s text:c="12"/>"podPole2" : "value"</text:p>
      <text:p text:style-name="P321"><text:s text:c="8"/>}</text:p>
      <text:p text:style-name="P321"><text:s text:c="4"/>}</text:p>
      <text:p text:style-name="P256">Oraz na odwrót.</text:p>
      <text:p text:style-name="P257"><text:span text:style-name="T149">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51">i</text:span> Gradle<text:span text:style-name="T151">).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255"/>
      <text:p text:style-name="P255">W pierwszym rozdziale opiszę platformę Spirng. Główne projekty i moduły. Krótko opisze inne narzędzia i programy potrzebne do zrealizowania danego projektu: IDE, konterner aplikacji Tomcat, docker i EC2.</text:p>
      <text:p text:style-name="P255"><text:soft-page-break/></text:p>
      <text:p text:style-name="P258"/>
      <text:p text:style-name="P258"/>
      <text:h text:style-name="Heading_20_1" text:outline-level="1"><text:bookmark-start text:name="__RefHeading___Toc724_1849423115"/>Rozdział <text:span text:style-name="T1">1</text:span><text:bookmark-end text:name="__RefHeading___Toc724_1849423115"/></text:h>
      <text:p text:style-name="P250">opisujący zagadnienia teoretyczne wiązane z realizowanym tematem;</text:p>
      <text:p text:style-name="P250"/>
      <text:p text:style-name="P237"><text:bookmark-start text:name="__RefHeading___Toc1288_3822358379"/>Aplikacja Webowa<text:bookmark-end text:name="__RefHeading___Toc1288_3822358379"/></text:p>
      <text:p text:style-name="P259">Aplikacja <text:span text:style-name="T246">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260">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50"/>
      <text:p text:style-name="P261">Spring, Spring boot, <text:span text:style-name="T149">Java, </text:span>tomcat, <text:span text:style-name="T203">bootstrap, </text:span>docker (moze mysql)</text:p>
      <text:p text:style-name="P261"/>
      <text:h text:style-name="Heading_20_2" text:outline-level="2"><text:bookmark-start text:name="__RefHeading___Toc726_1849423115"/><text:span text:style-name="T153">1.1 </text:span>Ogólny zarys frameworku <text:span text:style-name="T332">S</text:span>pring<text:bookmark-end text:name="__RefHeading___Toc726_1849423115"/></text:h>
      <text:p text:style-name="P261">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62">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54">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text:span><text:soft-page-break/><text:span text:style-name="T154">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261"/>
      <text:h text:style-name="P339" text:outline-level="2"><text:bookmark-start text:name="__RefHeading___Toc728_1849423115"/>1.2 Znaczenie słowa „Spring” według twórców<text:bookmark-end text:name="__RefHeading___Toc728_1849423115"/></text:h>
      <text:p text:style-name="P264"><text:span text:style-name="T153">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155">zapewnia</text:span><text:span text:style-name="T162"> podstawowe wsparcie dla rożnych typów architektury aplikacji. Zawiera m.in. wsparcie dla tranzakcyjności danych i persystencji, Java Message Service czy aplikacji webowych. Spring Framework zawiera także dwa projekty służące do tworzenia aplikacji webowych: </text:span><text:span text:style-name="T11">Spring MVC używający servletów i Spring WebFlux wykorzystujący programowanie reaktywne.</text:span><text:span text:style-name="T12">[4]</text:span></text:p>
      <text:h text:style-name="P330" text:outline-level="2"><text:bookmark-start text:name="__RefHeading___Toc730_1849423115"/><text:span text:style-name="T54">1.</text:span><text:span text:style-name="T56">3</text:span><text:span text:style-name="T54"> </text:span><text:span text:style-name="T55">Filozofia architektury</text:span><text:span text:style-name="T54"> Springa</text:span><text:bookmark-end text:name="__RefHeading___Toc730_1849423115"/></text:h>
      <text:p text:style-name="P265"><text:span text:style-name="T194">Twórcy</text:span> frameworku Spring kierowania się poniższymi zasadami:</text:p>
      <text:p text:style-name="P265">Zapewnienie możliwości wyboru na każdym poziomie. Spring pozwala odłożyć decyzje projektowe na później. Na przykład możemy wybrać dostawcę persystencji poprzez <text:span text:style-name="T226">konfiguracje</text:span> aplikacji bez potrzeby zmiany kodu. </text:p>
      <text:p text:style-name="P265"><text:span text:style-name="T159">Uwzględnienie</text:span> <text:span text:style-name="T159">różnorodnych</text:span> perspektyw. Spring jest elastyczny i nie nakazuje jak rzeczy należy <text:span text:style-name="T159">robić. Obsługuje szeroki zakres potrzeb aplikacji z różnych perspektyw. Twórcy aplikacji mogą dowolnie używać funkcjonalności udostępnionych przez Springa wg aktualnych wymagań.</text:span></text:p>
      <text:p text:style-name="P266">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65">Db<text:span text:style-name="T159">ałość</text:span> o projekt API. Zespół Spring poświęca wiele czasu i uwagi, <text:span text:style-name="T159">żeby</text:span> tworz<text:span text:style-name="T159">yć</text:span> API, które są intuicyjne i <text:s/><text:span text:style-name="T159">zachowują swoją funkcjonalność w </text:span>wiel<text:span text:style-name="T159">u</text:span> wersj<text:span text:style-name="T159">ach na przestrzeni wielu lat</text:span>.</text:p>
      <text:p text:style-name="P267"><text:span text:style-name="T159">W</text:span>ysoki standard jakości kodu. Spring Framework kładzie duży nacisk na dokładny i przejrzysty opis metod i <text:span text:style-name="T194">klas.</text:span> To jeden z niewielu projektów, który może pochwalić się czystym kodem bez zbędnych zapętlonych zależności między pakietami. [4]</text:p>
      <text:p text:style-name="P267"/>
      <text:h text:style-name="P340" text:outline-level="2"><text:bookmark-start text:name="__RefHeading___Toc1290_3822358379"/><text:soft-page-break/>1.<text:span text:style-name="T202">4</text:span> <text:span text:style-name="T194">Projekty</text:span> Springa<text:bookmark-end text:name="__RefHeading___Toc1290_3822358379"/></text:h>
      <text:p text:style-name="P268">SPRING BOOT<text:line-break/><text:span text:style-name="T195">Umożliwia szybkie I proste budowanie I uruchamianie aplikacji napisanych przy użyciu mechanizmów udostępnionych przez Springa.</text:span></text:p>
      <text:p text:style-name="P268">SPRING FRAMEWORK<text:line-break/>Zapewnia podstawową obsługę wstrzykiwania zależności, zarządzania transakcjami, aplikacji internetowych, dostępu do danych, przesyłania wiadomości i innych.</text:p>
      <text:p text:style-name="P268">SPRING CLOUD DATA FLOW<text:line-break/><text:span text:style-name="T196">Usługa orkiestracji dla mikroserwisów jako komponentów aplikacji działąjących na nowoczesnych środowiskach wykonawczych.</text:span></text:p>
      <text:p text:style-name="P268">SPRING CLOUD<text:line-break/>Zapewnia zestaw narzędzi do typowych wzorców w systemach rozproszonych. Przydatny do budowania i wdrażania mikrousług.</text:p>
      <text:p text:style-name="P268">SPRING DATA<text:line-break/>Zapewnia spójne podejście do dostępu do danych - relacyjne, nierelacyjne, <text:span text:style-name="T197">dostęp do plików typu map-reduce</text:span> i nie tylko.</text:p>
      <text:p text:style-name="P269">SPRING INTEGRATION<text:line-break/>Obsługuje <text:span text:style-name="T198">dobrze </text:span>znane wzorce integracji korporacyjnej za pomocą lekkich adapterów komunikatów i adapterów <text:s/>deklaratywnych </text:p>
      <text:p text:style-name="P268">SPRING BATCH<text:line-break/>Upraszcza i optymalizuje pracę przetwarzania dużych operacji wsadowych.</text:p>
      <text:p text:style-name="P268">SPRING SECURITY<text:line-break/><text:span text:style-name="T200">Zapewnia ochronę</text:span> aplikacj<text:span text:style-name="T200">i</text:span> dzięki kompleksowej i rozszerzalnej obsłudze uwierzytelniania i autoryzacji.</text:p>
      <text:p text:style-name="P268">SPRING HATEOAS<text:line-break/>Upraszcza tworzenie reprezentacji REST zgodnych z zasadą HATEOAS.</text:p>
      <text:p text:style-name="P268">SPRING REST DOCS<text:line-break/><text:span text:style-name="T199">Pomoaga w dokuentowaniu</text:span> usług RESTful, łącząc ręcznie napisaną dokumentację z automatycznie wygenerowanymi fragmentami utworzonymi za pomocą Spring MVC Test lub REST Assured.</text:p>
      <text:p text:style-name="P268">SPRING AMQP<text:line-break/>Stosuje podstawowe koncepcje Spring do opracowywania rozwiązań komunikacyjnych opartych na AMQP.</text:p>
      <text:p text:style-name="P268">SPRING MOBILE<text:line-break/>Upraszcza tworzenie mobilnych aplikacji internetowych dzięki opcjom wykrywania urządzeń i progresywnemu renderowaniu.</text:p>
      <text:p text:style-name="P268">SPRING FOR ANDROID<text:line-break/>Zawiera kluczowe komponenty Spring <text:span text:style-name="T200">potrzebne </text:span>do <text:span text:style-name="T200">użycia</text:span> w programowaniu aplikacji na Androida.</text:p>
      <text:p text:style-name="P268"><text:soft-page-break/>SPRING WEB FLOW<text:line-break/>Obsługuje tworzenie aplikacji internetowych z kontrolowaną nawigacją, takich jak odprawa na lot lub ubieganie się o pożyczkę.</text:p>
      <text:p text:style-name="P268">SPRING WEB SERVICES<text:line-break/>Ułatwia rozwój usług sieciowych SOAP.</text:p>
      <text:p text:style-name="P268">SPRING LDAP<text:line-break/>Upraszcza tworzenie aplikacji przy użyciu LDAP przy użyciu znanego podejścia Spring opartego na szablonach.</text:p>
      <text:p text:style-name="P268">SPRING SESSION<text:line-break/><text:span text:style-name="T201">Z</text:span>apewnia interfejs API i implementacje do zarządzania informacjami o sesji użytkownika.</text:p>
      <text:p text:style-name="P268">SPRING SHELL<text:line-break/>Zapewnia <text:span text:style-name="T201">solidne</text:span> podstawy do budowania aplikacji wiersza polecenia przy użyciu modelu programowania opartego na Spring.</text:p>
      <text:p text:style-name="P268">SPRING FLO<text:line-break/>Biblioteka JavaScript, która oferuje podstawowy wbudowany kreator wizualny HTML5 <text:span text:style-name="T201">pipelinów </text:span>i prostych wykresów.</text:p>
      <text:p text:style-name="P268"><text:s/>SPRING KAFKA<text:line-break/>Zapewnia znane <text:span text:style-name="T201">koncepcje typowe dla framoworku Spring </text:span>dla Apache Kafka.</text:p>
      <text:p text:style-name="P268">SPRING STATEMACHINE<text:line-break/><text:span text:style-name="T201">Framework</text:span> dla programistów aplikacji do korzystania z koncepcji automatów stanowych w aplikacjach Spring.</text:p>
      <text:p text:style-name="P268">SPRING IO PLATFORM<text:line-break/>Zapewnia spójną, wersjonowaną platformę do budowania nowoczesnych aplikacji. Jest to modułowa dystrybucja klasy korporacyjnej, która zapewnia wyselekcjonowany zestaw zależności.<text:span text:style-name="T153">[13]</text:span></text:p>
      <text:h text:style-name="P331" text:outline-level="2"><text:bookmark-start text:name="__RefHeading___Toc732_1849423115"/><text:span text:style-name="T153">1.5 Moduły Springa</text:span><text:bookmark-end text:name="__RefHeading___Toc732_1849423115"/></text:h>
      <text:p text:style-name="P270"><text:span text:style-name="T163">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71">[5]</text:p>
      <text:h text:style-name="P341" text:outline-level="2"><text:bookmark-start text:name="__RefHeading___Toc734_1849423115"/>1.<text:span text:style-name="T202">6</text:span> Moduł Spring Web MVC <text:bookmark-end text:name="__RefHeading___Toc734_1849423115"/></text:h>
      <text:p text:style-name="P263">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text:soft-page-break/>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272"><text:span text:style-name="T164">Opisać dokładnie <text:s/></text:span><text:span text:style-name="T10">Dis</text:span><text:span text:style-name="T9">patcherServlet. </text:span><text:span text:style-name="T7">Jest on sercem aplikacji servletowych…</text:span></text:p>
      <text:p text:style-name="P272"><text:a xlink:type="simple" xlink:href="https://docs.spring.io/spring-framework/docs/current/javadoc-api/org/springframework/web/servlet/FrameworkServlet.html" text:style-name="Internet_20_link" text:visited-style-name="Visited_20_Internet_20_Link"><text:span text:style-name="T7">https://docs.spring.io/spring-framework/docs/current/javadoc-api/org/springframework/web/servlet/FrameworkServlet.html</text:span></text:a></text:p>
      <text:p text:style-name="P196"/>
      <text:p text:style-name="P196"/>
      <text:p text:style-name="P273">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272"><text:span text:style-name="Strong_20_Emphasis"><text:span text:style-name="T99">Thymeleaf</text:span></text:span><text:span text:style-name="T100"> is a modern server-side Java template engine for both web and standalone environments.</text:span></text:p>
      <text:p text:style-name="P67"><text:span text:style-name="T101">Thymeleaf's main goal is to bring elegant </text:span><text:span text:style-name="Emphasis"><text:span text:style-name="T101">natural templates</text:span></text:span><text:span text:style-name="T101"> to your development workflow — HTML that can be correctly displayed in browsers and also work as static prototypes, allowing for stronger collaboration in development teams.</text:span></text:p>
      <text:p text:style-name="P68">With modules for Spring Framework, a host of integrations with your favourite tools, and the ability to plug in your own functionality, Thymeleaf is ideal for modern-day HTML5 JVM web development — although there is much more it can do.</text:p>
      <text:p text:style-name="P68"><text:a xlink:type="simple" xlink:href="https://www.thymeleaf.org/" text:style-name="Internet_20_link" text:visited-style-name="Visited_20_Internet_20_Link">https://www.thymeleaf.org/</text:a></text:p>
      <text:p text:style-name="P206">Simple and natural templating</text:p>
      <text:list xml:id="list616049904" text:style-name="L1">
        <text:list-item>
          <text:p text:style-name="P308">Optimized for web environment but can work standalone</text:p>
        </text:list-item>
        <text:list-item>
          <text:p text:style-name="P309"><text:span text:style-name="T133">Advanced evaluation language (</text:span><text:a xlink:type="simple" xlink:href="http://commons.apache.org/ognl/" text:style-name="Internet_20_link" text:visited-style-name="Visited_20_Internet_20_Link"><text:span text:style-name="T134">OGNL</text:span></text:a><text:span text:style-name="T133"> or </text:span><text:a xlink:type="simple" xlink:href="http://static.springsource.org/spring/docs/3.2.x/spring-framework-reference/html/expressions.html" text:style-name="Internet_20_link" text:visited-style-name="Visited_20_Internet_20_Link"><text:span text:style-name="T134">Spring Expression Language</text:span></text:a><text:span text:style-name="T133">)</text:span></text:p>
        </text:list-item>
        <text:list-item>
          <text:p text:style-name="P308">Support for template logic (condition, iteration)</text:p>
        </text:list-item>
        <text:list-item>
          <text:p text:style-name="P308">Full support for internationalization</text:p>
        </text:list-item>
        <text:list-item>
          <text:p text:style-name="P308">Spring MVC and Spring Web Flow integration</text:p>
        </text:list-item>
        <text:list-item>
          <text:p text:style-name="P309"><text:span text:style-name="T133">Support for the composite view pattern (native with fragments, </text:span><text:a xlink:type="simple" xlink:href="http://tiles.apache.org/" text:style-name="Internet_20_link" text:visited-style-name="Visited_20_Internet_20_Link"><text:span text:style-name="T134">Tiles</text:span></text:a><text:span text:style-name="T133"> integration, usable with Sitemesh)</text:span></text:p>
        </text:list-item>
        <text:list-item>
          <text:p text:style-name="P308">Sophisticated template caching support</text:p>
        </text:list-item>
        <text:list-item>
          <text:p text:style-name="P309"><text:span text:style-name="T133">Works with </text:span><text:a xlink:type="simple" xlink:href="http://dandelion.github.io/datatables/" text:style-name="Internet_20_link" text:visited-style-name="Visited_20_Internet_20_Link"><text:span text:style-name="T134">Dandelion-Datatables</text:span></text:a></text:p>
        </text:list-item>
      </text:list>
      <text:p text:style-name="P77"><text:a xlink:type="simple" xlink:href="https://blog.zenika.com/2013/01/18/introducing-the-thymeleaf-template-engine/" text:style-name="Internet_20_link" text:visited-style-name="Visited_20_Internet_20_Link"><text:span text:style-name="T134">https://blog.zenika.com/2013/01/18/introducing-the-thymeleaf-template-engine/</text:span></text:a></text:p>
      <text:p text:style-name="P197"/>
      <text:h text:style-name="Heading_20_2" text:outline-level="2"><text:bookmark-start text:name="__RefHeading___Toc1323_721911962"/><text:soft-page-break/>1.<text:span text:style-name="T207">6</text:span> <text:span text:style-name="T208">Spring Security</text:span><text:bookmark-end text:name="__RefHeading___Toc1323_721911962"/></text:h>
      <text:p text:style-name="P274">Jest to projekt stworzony jak sama nazwa wskazuje w celu zapewnienia bezpieczeństwa danych użytkowników aplikacji jak i samej aplikacji w sieci. <text:span text:style-name="T209">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274">- Kompleksowa i rozszerzalna obsługa zarówno uwierzytelniania, jak i autoryzacji</text:p>
      <text:p text:style-name="P275">- Ochrona przed atakami, takimi jak <text:span text:style-name="T210">session fixation</text:span>, clickjacking, CSRF <text:span text:style-name="T212">(c</text:span>ross site request forgery<text:span text:style-name="T212">)</text:span> itp. <text:span text:style-name="T212">Ochrona przed session fixation jest domyślnie aktywna. Jedną z opcji do wyboru jest zmiana ID sesji kiedy użytkownik się loguje w aplikacji.</text:span> <text:span text:style-name="T165">(sprawdzić jak to jest w springu zaimplementowane)</text:span></text:p>
      <text:p text:style-name="P274">[15]</text:p>
      <text:p text:style-name="Text_20_body"/>
      <text:p text:style-name="Text_20_body"/>
      <text:h text:style-name="P332" text:outline-level="2"><text:bookmark-start text:name="__RefHeading___Toc1916_417536786"/>1.<text:span text:style-name="T230">7</text:span> <text:span text:style-name="T230">Spring Boot</text:span><text:bookmark-end text:name="__RefHeading___Toc1916_417536786"/></text:h>
      <text:p text:style-name="P29"/>
      <text:p text:style-name="P29">Spring Boot <text:span text:style-name="T243">daje nam możliwość szybkiego tworzenia</text:span> aplikacji. Patrzy na twoją ścieżkę klasy i na skonfigurowane <text:span text:style-name="T243">obiekty bean</text:span>, dokonuje założeń na temat tego, czego brakuje <text:span text:style-name="T243">w konfiguracji</text:span> i dodaje t<text:span text:style-name="T243">o co jest wymagane do działania aplikacji.</text:span> Dzięki Spring Boot możesz bardziej skupić się na funkcjach biznesowych, a mniej na infrastrukturze. <text:span text:style-name="T243">Na przykład kiedy</text:span> Spring MVC jest <text:span text:style-name="T243">w zależnościach.</text:span> Istnieje kilka konkretnych <text:span text:style-name="T243">obiektów</text:span>, których prawie zawsze <text:span text:style-name="T243">potrzeba do jego funkcjonowania -</text:span> Spring Boot dodaje je automatycznie. Aplikacja Spring MVC również potrzebuje kontenera serwletu, więc Spring Boot automatycznie konfiguruje osadzony Tomcat. <text:span text:style-name="T243">Jeśli w zależnościach zamiast Tomcata dodamy Jetty wtedy automatycznie zostanie skonfigurowany Jetty. To samo się dzieje kiedy w zależnościach umieścimy </text:span>Thymeleaf – <text:span text:style-name="T244">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Text_20_body"/>
      <text:h text:style-name="P332" text:outline-level="2"><text:bookmark-start text:name="__RefHeading___Toc1516_366830727"/>1.<text:span text:style-name="T230">8</text:span> <text:span text:style-name="T204">Technologie fontendowe</text:span><text:bookmark-end text:name="__RefHeading___Toc1516_366830727"/></text:h>
      <text:h text:style-name="Heading_20_3" text:outline-level="3"><text:bookmark-start text:name="__RefHeading___Toc1325_721911962"/>1.<text:span text:style-name="T230">8</text:span>.1 Bootstrap<text:bookmark-end text:name="__RefHeading___Toc1325_721911962"/></text:h>
      <text:p text:style-name="P277">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9"><text:soft-page-break/><text:span text:style-name="T204">Do sprawnego i <text:s/>łatwiejszego tworzenia schludnego wyglądu strony użyłem Bootstrapa. 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wiele skrótów dzięki, którym tworzenie strony staje się szybsze i mniej czaso- i pracochłonne. W mojej pracy chciałem skupić się głównie na warstwie backendowej dlatego właśnie <text:s/>zdecydowałem się na użycie tego narzędzia. </text:span><text:span text:style-name="T131">[14]</text:span></text:p>
      <text:p text:style-name="Text_20_body"/>
      <text:h text:style-name="P332" text:outline-level="2"><text:bookmark-start text:name="__RefHeading___Toc2521_3287227940"/>1.<text:span text:style-name="T247">9</text:span> <text:span text:style-name="T247">ORM w Springu</text:span><text:bookmark-end text:name="__RefHeading___Toc2521_3287227940"/></text:h>
      <text:p text:style-name="P29"><text:a xlink:type="simple" xlink:href="https://docs.spring.io/spring/docs/4.2.x/spring-framework-reference/html/orm.html" text:style-name="Internet_20_link" text:visited-style-name="Visited_20_Internet_20_Link">https://docs.spring.io/spring/docs/4.2.x/spring-framework-reference/html/orm.html</text:a></text:p>
      <text:p text:style-name="P29"/>
      <text:p text:style-name="P29"/>
      <text:h text:style-name="P332" text:outline-level="2"/>
      <text:h text:style-name="Heading_20_1" text:outline-level="1"><text:bookmark-start text:name="__RefHeading___Toc736_1849423115"/>Rozdział <text:span text:style-name="T1">2</text:span><text:bookmark-end text:name="__RefHeading___Toc736_1849423115"/></text:h>
      <text:p text:style-name="P250">opisujący układ badawczy, jego przygotowanie, uruchomienie;</text:p>
      <text:p text:style-name="P278">W rozdziale tym opiszę narzędzia, których będę używał podczas tworzenia projektu. Będą one wykorzystywane na każdym etapie realizacji tego przedsięwzięcia. </text:p>
      <text:p text:style-name="P244">IDE Idea</text:p>
      <text:p text:style-name="P244"/>
      <text:p text:style-name="P244">Apache Maven <text:span text:style-name="T193">wraz z pluginami</text:span></text:p>
      <text:p text:style-name="P244"><text:a xlink:type="simple" xlink:href="https://maven.apache.org/" text:style-name="Internet_20_link" text:visited-style-name="Visited_20_Internet_20_Link"><text:span text:style-name="T186">https://maven.apache.org/</text:span></text:a></text:p>
      <text:p text:style-name="P245"/>
      <text:p text:style-name="P245">Apache Tomcat</text:p>
      <text:p text:style-name="P222"/>
      <text:p text:style-name="P246">Jetty</text:p>
      <text:p text:style-name="P279"/>
      <text:h text:style-name="Heading_20_1" text:outline-level="1"><text:bookmark-start text:name="__RefHeading___Toc738_1849423115"/>Rozdział <text:span text:style-name="T1">3</text:span><text:bookmark-end text:name="__RefHeading___Toc738_1849423115"/></text:h>
      <text:p text:style-name="P250">opisujący jakie badania zamierza autor wykonać, następnie wyniki tych badań oraz ich</text:p>
      <text:p text:style-name="P249"><text:soft-page-break/>analiza prowadząca do udowodnienia/obalenia tezy;</text:p>
      <text:p text:style-name="Text_20_body"/>
      <text:p text:style-name="P280">Badanie będzie p<text:span text:style-name="T152">o</text:span>legało na porównaniu możliwości jakie daj<text:span text:style-name="T152">ą</text:span> nam <text:span text:style-name="T152">obydwa podejścia (Spirng Framework i Spring Boot)</text:span> na <text:span text:style-name="T152">każdym</text:span> etapie tworzenia i wdrażania aplikacji na server. Każdy etap będzie podsumowany pod kątem elastyczności, ilości kodu i czasu potrzebnego do wykonania danego procesu.</text:p>
      <text:p text:style-name="P280"/>
      <text:h text:style-name="Heading_20_2" text:outline-level="2"><text:bookmark-start text:name="__RefHeading___Toc740_1849423115"/>3.1 Tworz<text:span text:style-name="T152">e</text:span>nie <text:span text:style-name="T166">podstawowej</text:span> konfiguracji<text:span text:style-name="T166"> </text:span>aplikacji <text:span text:style-name="T166">webowej</text:span>:<text:bookmark-end text:name="__RefHeading___Toc740_1849423115"/></text:h>
      <text:p text:style-name="Text_20_body"/>
      <text:h text:style-name="Heading_20_3" text:outline-level="3"><text:bookmark-start text:name="__RefHeading___Toc742_1849423115"/>3.1.<text:span text:style-name="T160">1</text:span> <text:span text:style-name="T160">Używając Springa</text:span>:<text:bookmark-end text:name="__RefHeading___Toc742_1849423115"/></text:h>
      <text:p text:style-name="P102"/>
      <text:p text:style-name="P102">W mojej aplikacji wykorzystam projekt Spring Web MVC, który udostępnia funkcjonalności potrzebne do stworzenia aplikacji webowej. </text:p>
      <text:p text:style-name="P102">Spring MVC umożliwia nam stworzenie konfiguracji kontenera na 3 sposoby[2]:</text:p>
      <text:p text:style-name="P102">1) Tradycyjny <text:span text:style-name="T332">oparty</text:span> na pliku <text:span text:style-name="T132">web.xml</text:span></text:p>
      <text:p text:style-name="P322">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02">2) Mieszany, używający pliku web.xml oraz adnotacji spingowych</text:p>
      <text:p text:style-name="P322">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02">3) Oparty w 100% na kodzie i adnotacjach, bez użycia pliku web.xml</text:p>
      <text:p text:style-name="P85"><text:span text:style-name="T16">W tym wariancie nie potrzebujemy używać żadnych plików xml. Tutaj też jest kilka możliwości. Jedna polega na użyciu klasy </text:span><text:span text:style-name="Source_20_Text"><text:span text:style-name="T74">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97">AbstractAnnotationConfigDispatcherServletInitializer</text:span></text:span><text:span text:style-name="Source_20_Text"><text:span text:style-name="T74"> </text:span></text:span><text:span text:style-name="Source_20_Text"><text:span text:style-name="T75"><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4">Konfiguracja wykonana przy użyciu kodu ja jest spójniejsza i łatwiej odczytać jej kontekst bo zazwyczaj klasy konfiguracyjne </text:span></text:span><text:soft-page-break/><text:span text:style-name="Source_20_Text"><text:span text:style-name="T74">znajdują się w tych samych pakietach, w których znajdują się klasy przez nie konfigurowane. [2]</text:span></text:span></text:p>
      <text:p text:style-name="P281"><text:span text:style-name="T13">W projekcie użyłem </text:span><text:span text:style-name="T14">trzeciego</text:span><text:span text:style-name="T13"> podejścia ponieważ </text:span><text:span text:style-name="T14">pozwala ono pozbyć się konieczności używania plików xml i ograniczyć się do samego kodu java. Jest to podejście rekomendowane przez twórców platformy Spring</text:span><text:span text:style-name="T13">. </text:span></text:p>
      <text:p text:style-name="P281"><text:span text:style-name="T15">Opisać wszystkie 3 podejścia: plusy i minusy</text:span><text:span text:style-name="T8">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238">plik <text:s/><text:span text:style-name="T156">pom.xml</text:span></text:p>
      <text:p text:style-name="P73">&lt;dependencyManagement&gt;</text:p>
      <text:p text:style-name="P73"><text:s text:c="8"/>&lt;dependencies&gt;</text:p>
      <text:p text:style-name="P73"><text:s text:c="12"/>&lt;dependency&gt;</text:p>
      <text:p text:style-name="P73"><text:s text:c="16"/>&lt;groupId&gt;org.springframework&lt;/groupId&gt;</text:p>
      <text:p text:style-name="P73"><text:s text:c="16"/>&lt;artifactId&gt;spring-framework-bom&lt;/artifactId&gt;</text:p>
      <text:p text:style-name="P73"><text:s text:c="16"/>&lt;version&gt;5.2.1.RELEASE&lt;/version&gt;</text:p>
      <text:p text:style-name="P73"><text:s text:c="16"/>&lt;type&gt;pom&lt;/type&gt;</text:p>
      <text:p text:style-name="P73"><text:s text:c="16"/>&lt;scope&gt;import&lt;/scope&gt;</text:p>
      <text:p text:style-name="P73"><text:s text:c="12"/>&lt;/dependency&gt; <text:s/></text:p>
      <text:p text:style-name="P73"><text:s text:c="8"/>&lt;/dependencies&gt;</text:p>
      <text:p text:style-name="P73"><text:s text:c="4"/>&lt;/dependencyManagement&gt;</text:p>
      <text:p text:style-name="P73"><text:tab/> <text:s/>&lt;dependency&gt;</text:p>
      <text:p text:style-name="P73"><text:s text:c="12"/>&lt;groupId&gt;javax.servlet&lt;/groupId&gt;</text:p>
      <text:p text:style-name="P73"><text:s text:c="12"/>&lt;artifactId&gt;javax.servlet-api&lt;/artifactId&gt;</text:p>
      <text:p text:style-name="P73"><text:s text:c="12"/>&lt;version&gt;4.0.1&lt;/version&gt;</text:p>
      <text:p text:style-name="P73"><text:s text:c="12"/>&lt;scope&gt;provided&lt;/scope&gt;</text:p>
      <text:p text:style-name="P73"><text:s text:c="8"/>&lt;/dependency&gt;</text:p>
      <text:p text:style-name="P73"/>
      <text:p text:style-name="P73"><text:s text:c="8"/>&lt;dependency&gt;</text:p>
      <text:p text:style-name="P73"><text:s text:c="12"/>&lt;groupId&gt;org.springframework&lt;/groupId&gt;</text:p>
      <text:p text:style-name="P73"><text:s text:c="12"/>&lt;artifactId&gt;spring-web&lt;/artifactId&gt;</text:p>
      <text:p text:style-name="P73"><text:s text:c="8"/>&lt;/dependency&gt;</text:p>
      <text:p text:style-name="P73"><text:s text:c="8"/>&lt;dependency&gt;</text:p>
      <text:p text:style-name="P73"><text:s text:c="12"/>&lt;groupId&gt;org.springframework&lt;/groupId&gt;</text:p>
      <text:p text:style-name="P73"><text:s text:c="12"/>&lt;artifactId&gt;spring-webmvc&lt;/artifactId&gt;</text:p>
      <text:p text:style-name="P73"><text:s text:c="8"/>&lt;/dependency&gt;</text:p>
      <text:p text:style-name="P73"><text:s text:c="8"/>&lt;dependency&gt;</text:p>
      <text:p text:style-name="P73"><text:s text:c="12"/>&lt;groupId&gt;ch.qos.logback&lt;/groupId&gt;</text:p>
      <text:p text:style-name="P73"><text:s text:c="12"/>&lt;artifactId&gt;logback-classic&lt;/artifactId&gt;</text:p>
      <text:p text:style-name="P73"><text:s text:c="12"/>&lt;version&gt;1.2.3&lt;/version&gt;</text:p>
      <text:p text:style-name="P73"><text:s text:c="8"/>&lt;/dependency&gt;</text:p>
      <text:p text:style-name="P73"><text:s text:c="8"/>&lt;dependency&gt;</text:p>
      <text:p text:style-name="P73"><text:s text:c="12"/>&lt;groupId&gt;org.thymeleaf&lt;/groupId&gt;</text:p>
      <text:p text:style-name="P73"><text:s text:c="12"/>&lt;artifactId&gt;thymeleaf&lt;/artifactId&gt;</text:p>
      <text:p text:style-name="P73"><text:s text:c="12"/>&lt;version&gt;3.0.11.RELEASE&lt;/version&gt;</text:p>
      <text:p text:style-name="P73"><text:s text:c="8"/>&lt;/dependency&gt;</text:p>
      <text:p text:style-name="P73"><text:s text:c="8"/>&lt;dependency&gt;</text:p>
      <text:p text:style-name="P73"><text:s text:c="12"/>&lt;groupId&gt;org.thymeleaf&lt;/groupId&gt;</text:p>
      <text:p text:style-name="P73"><text:s text:c="12"/>&lt;artifactId&gt;thymeleaf-spring5&lt;/artifactId&gt;</text:p>
      <text:p text:style-name="P73"><text:s text:c="12"/>&lt;version&gt;3.0.11.RELEASE&lt;/version&gt;</text:p>
      <text:p text:style-name="P73"><text:s text:c="8"/>&lt;/dependency&gt;</text:p>
      <text:p text:style-name="P73"/>
      <text:p text:style-name="P73"><text:s text:c="8"/>&lt;dependency&gt;</text:p>
      <text:p text:style-name="P73"><text:s text:c="12"/>&lt;groupId&gt;nz.net.ultraq.thymeleaf&lt;/groupId&gt;</text:p>
      <text:p text:style-name="P73"><text:s text:c="12"/>&lt;artifactId&gt;thymeleaf-layout-dialect&lt;/artifactId&gt;</text:p>
      <text:p text:style-name="P73"><text:s text:c="12"/>&lt;version&gt;2.3.0&lt;/version&gt;</text:p>
      <text:p text:style-name="P73"><text:s text:c="8"/>&lt;/dependency&gt;</text:p>
      <text:p text:style-name="P73"><text:s text:c="8"/>&lt;dependency&gt;</text:p>
      <text:p text:style-name="P73"><text:s text:c="12"/>&lt;groupId&gt;org.thymeleaf.extras&lt;/groupId&gt;</text:p>
      <text:p text:style-name="P73"><text:soft-page-break/><text:s text:c="12"/>&lt;artifactId&gt;thymeleaf-extras-java8time&lt;/artifactId&gt;</text:p>
      <text:p text:style-name="P73"><text:s text:c="12"/>&lt;version&gt;3.0.1.RELEASE&lt;/version&gt;</text:p>
      <text:p text:style-name="P73"><text:s text:c="8"/>&lt;/dependency&gt;</text:p>
      <text:p text:style-name="P73"><text:s text:c="8"/>&lt;dependency&gt;</text:p>
      <text:p text:style-name="P73"><text:s text:c="12"/>&lt;groupId&gt;com.github.wnameless.json&lt;/groupId&gt;</text:p>
      <text:p text:style-name="P73"><text:s text:c="12"/>&lt;artifactId&gt;json-flattener&lt;/artifactId&gt;</text:p>
      <text:p text:style-name="P73"><text:s text:c="12"/>&lt;version&gt;0.8.1&lt;/version&gt;</text:p>
      <text:p text:style-name="P73"><text:s text:c="8"/>&lt;/dependency&gt;</text:p>
      <text:p text:style-name="P73"/>
      <text:p text:style-name="P213">Jak widać, jest tego dosyć dużo. <text:s/><text:span text:style-name="T214">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363" text:outline-level="3"><text:bookmark-start text:name="__RefHeading___Toc744_1849423115"/><text:span text:style-name="T59">3.1.</text:span><text:span text:style-name="T60">2</text:span><text:span text:style-name="T59"> </text:span><text:span text:style-name="T60">Używając Spring Boota</text:span><text:span text:style-name="T59">:</text:span><text:bookmark-end text:name="__RefHeading___Toc744_1849423115"/></text:h>
      <text:p text:style-name="P70"><text:span text:style-name="Source_20_Text"><text:span text:style-name="T79">Pierwszą </text:span></text:span><text:span text:style-name="Source_20_Text"><text:span text:style-name="T80">dużą różnicą którą można zauważyć na tym pierwszym początkowym etapie tworzenia konfiguracji Spring Boota jest to, </text:span></text:span><text:span text:style-name="Source_20_Text"><text:span text:style-name="T81">że całą żmudną i nie dającą widocznych efektów pracę może za nas zrobić narzędzie, które nazywa się </text:span></text:span><text:span text:style-name="Source_20_Text"><text:span text:style-name="T91">Sprign Boot Initializr</text:span></text:span><text:span text:style-name="Source_20_Text"><text:span text:style-name="T81">.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82">po włączeniu przycisku uruchamiającego aplikację (bądź wpisując komendę </text:span></text:span><text:span text:style-name="Source_20_Text"><text:span text:style-name="T92">mvn:spring-boot:run</text:span></text:span><text:span text:style-name="Source_20_Text"><text:span text:style-name="T81"> mamy </text:span></text:span><text:span text:style-name="Source_20_Text"><text:span text:style-name="T82">działająca</text:span></text:span><text:span text:style-name="Source_20_Text"><text:span text:style-name="T81"> aplikację (razem ze wszystkimi potrzebnymi bibliotekami, postawionym </text:span></text:span><text:span text:style-name="Source_20_Text"><text:span text:style-name="T82">osadzonym w aplikacji Tomcatem oraz całym kontekstem springa wraz z ze zbudowanymi obiektami bean.<text:line-break/></text:span></text:span><text:span text:style-name="Source_20_Text"><text:span text:style-name="T83">Można też daną konfigurację zorbić bez użycia </text:span></text:span><text:span text:style-name="Source_20_Text"><text:span text:style-name="T81">Sprign Boot Initializr. </text:span></text:span><text:span text:style-name="Source_20_Text"><text:span text:style-name="T83">Wystarczy wtedy stworzyć strukturę folderów, uzupełnić odpowiednio plik </text:span></text:span><text:span text:style-name="Source_20_Text"><text:span text:style-name="T84">pom.xml</text:span></text:span><text:span text:style-name="Source_20_Text"><text:span text:style-name="T83"> oraz stworzyć jedną klasę oznaczoną specjalną adnotacją </text:span></text:span><text:span text:style-name="Source_20_Text"><text:span text:style-name="T93">@SpringBootApplication</text:span></text:span><text:span text:style-name="Source_20_Text"><text:span text:style-name="T85">, </text:span></text:span><text:span text:style-name="Source_20_Text"><text:span text:style-name="T86">która pod spodem składa się tak naprawdę z 3 innych adnotaji:<text:line-break/>- </text:span></text:span><text:span text:style-name="Source_20_Text"><text:span text:style-name="T85"><text:s/></text:span></text:span><text:span text:style-name="Source_20_Text"><text:span text:style-name="T93">@EnableAutoConfiguration</text:span></text:span><text:span text:style-name="Source_20_Text"><text:span text:style-name="T85"> – </text:span></text:span><text:span text:style-name="Source_20_Text"><text:span text:style-name="T86">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4"> @ComponentScan</text:span></text:span><text:span text:style-name="Source_20_Text"><text:span text:style-name="T86"> – </text:span></text:span><text:span text:style-name="Source_20_Text"><text:span text:style-name="T87">adnotacja, użyta również w wersji aplikacji opartej o Spring Framework, uruchamiająca mechanizm skanowania pakietów w celu odnalezienia klas oznaczonych adnotacją </text:span></text:span><text:span text:style-name="Source_20_Text"><text:span text:style-name="T95">@Component </text:span></text:span><text:span text:style-name="Source_20_Text"><text:span text:style-name="T87">bądź jej pochodnymi. Adntacja ta mówi Springowi, że należy stworzyć instancję tego obiektu podczas budowania konteneru aplikacji.<text:line-break/>- </text:span></text:span><text:span text:style-name="Source_20_Text"><text:span text:style-name="T95">@Configuration –</text:span></text:span><text:span text:style-name="Source_20_Text"><text:span text:style-name="T87"> </text:span></text:span><text:span text:style-name="Source_20_Text"><text:span text:style-name="T88">konfigracja, również używana w wersji projektu Spring Framework, mówiąca <text:s/>że klasa deklaruje jedną lub więcej metodę oznaczoną adnotacją </text:span></text:span><text:span text:style-name="Source_20_Text"><text:span text:style-name="T96">@Bean </text:span></text:span><text:span text:style-name="Source_20_Text"><text:span text:style-name="T88">i może być przetwarzana przez kontener Spring w celu wygenerowania definicji komponentów typu bean w czasie budowania aplikacji. </text:span></text:span><text:span text:style-name="Source_20_Text"><text:span text:style-name="T89">[17]</text:span></text:span></text:p>
      <text:p text:style-name="P310"><text:span text:style-name="Source_20_Text"><text:span text:style-name="T95"/></text:span></text:p>
      <text:p text:style-name="P69"><text:span text:style-name="Source_20_Text"><text:span text:style-name="T90">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311"><text:soft-page-break/><text:span text:style-name="Source_20_Text"><text:span text:style-name="T95">plik <text:s/></text:span></text:span><text:span text:style-name="Source_20_Text"><text:span text:style-name="T73">pom.xml</text:span></text:span></text:p>
      <text:p text:style-name="P69"><text:span text:style-name="Source_20_Text"><text:span text:style-name="T76">W pliku konfiguracyjnym Mavena zamieszczamy mniej zależności, które pozwalają nam uzyskać ten sam efekt:</text:span></text:span></text:p>
      <text:p text:style-name="P73"><text:s text:c="8"/>&lt;dependency&gt;</text:p>
      <text:p text:style-name="P73"><text:s text:c="12"/>&lt;groupId&gt;org.springframework.boot&lt;/groupId&gt;</text:p>
      <text:p text:style-name="P73"><text:s text:c="12"/>&lt;artifactId&gt;spring-boot-starter-thymeleaf&lt;/artifactId&gt;</text:p>
      <text:p text:style-name="P73"><text:s text:c="8"/>&lt;/dependency&gt;</text:p>
      <text:p text:style-name="P73"><text:s text:c="8"/>&lt;dependency&gt;</text:p>
      <text:p text:style-name="P73"><text:s text:c="12"/>&lt;groupId&gt;org.springframework.boot&lt;/groupId&gt;</text:p>
      <text:p text:style-name="P73"><text:s text:c="12"/>&lt;artifactId&gt;spring-boot-starter-web&lt;/artifactId&gt;</text:p>
      <text:p text:style-name="P73"><text:s text:c="8"/>&lt;/dependency&gt;</text:p>
      <text:p text:style-name="P73"/>
      <text:p text:style-name="P71"><text:span text:style-name="Source_20_Text"><text:span text:style-name="T77">Pominąłem tutaj te zależności, które są takie same w obydwu projektach oraz te, które są dostępne tylko w projekcie Spring Boot. </text:span></text:span><text:span text:style-name="Source_20_Text"><text:span text:style-name="T78">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85"><text:span text:style-name="Source_20_Text"><text:span text:style-name="T75"/></text:span></text:p>
      <text:h text:style-name="P353" text:outline-level="3"><text:bookmark-start text:name="__RefHeading___Toc746_1849423115"/><text:span text:style-name="T167">3.1.</text:span><text:span text:style-name="T169">3</text:span><text:span text:style-name="T167"> </text:span><text:span text:style-name="T168">Porównanie</text:span><text:span text:style-name="T167">:</text:span><text:bookmark-end text:name="__RefHeading___Toc746_1849423115"/></text:h>
      <text:p text:style-name="P146"><text:span text:style-name="Source_20_Text"><text:span text:style-name="T237">Twórcy</text:span></text:span><text:span text:style-name="Source_20_Text"><text:span text:style-name="T233"> Springa nie </text:span></text:span><text:span text:style-name="Source_20_Text"><text:span text:style-name="T234">stworzyli</text:span></text:span><text:span text:style-name="Source_20_Text"><text:span text:style-name="T233"> narz</text:span></text:span><text:span text:style-name="Source_20_Text"><text:span text:style-name="T234">ęd</text:span></text:span><text:span text:style-name="Source_20_Text"><text:span text:style-name="T233">zia </text:span></text:span><text:span text:style-name="Source_20_Text"><text:span text:style-name="T238">Sprign Boot Initializr </text:span></text:span><text:span text:style-name="Source_20_Text"><text:span text:style-name="T234">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35">W pliku </text:span></text:span><text:span text:style-name="Source_20_Text"><text:span text:style-name="T236">pom.xml</text:span></text:span><text:span text:style-name="Source_20_Text"><text:span text:style-name="T235">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147"><text:span text:style-name="Source_20_Text"><text:span text:style-name="T235"/></text:span></text:p>
      <text:h text:style-name="Heading_20_2" text:outline-level="2"><text:bookmark-start text:name="__RefHeading___Toc937_4276612188"/>3.2 Konfigurowanie poszczególnych funkcjonalności aplikacji<text:bookmark-end text:name="__RefHeading___Toc937_4276612188"/></text:h>
      <text:h text:style-name="P349" text:outline-level="3"><text:bookmark-start text:name="__RefHeading___Toc939_4276612188"/>3.<text:span text:style-name="T185">2</text:span>.<text:span text:style-name="T160">1</text:span> <text:span text:style-name="T160">Używając Springa</text:span>:<text:bookmark-end text:name="__RefHeading___Toc939_4276612188"/></text:h>
      <text:p text:style-name="P148"/>
      <text:p text:style-name="P12"><text:span text:style-name="T183">Klasa zawierająca </text:span>konfigurację<text:span text:style-name="T239"> </text:span></text:p>
      <text:p text:style-name="P13"><text:span text:style-name="T183">Konfigurację aplikacji postanowiłem umieścić w klasie o nazwie WebConfig. W niej będę tworzyły elementy bean oznaczone adnotacją @Bean oraz nadpisywał metody z dwóch interfejsów.</text:span></text:p>
      <text:list xml:id="list706930709" text:style-name="L2">
        <text:list-item>
          <text:p text:style-name="P101"><text:span text:style-name="T239">WebMvcConfigurer: Interfejs ten posiadają metody zawierające konfigurację funkcjonalności aplikacji związane z projektem Spring MVC. Nadpisując te metody możemy modyfikować domyśle ustawienia dla aplikacji. [10]</text:span></text:p>
        </text:list-item>
        <text:list-item>
          <text:p text:style-name="P103"><text:soft-page-break/>ApplicationContextAware: dzięki temu interfejsowi, który wymusza na nas nadpisanie metody setApplicationContext <text:span text:style-name="T183">dającej nam dostęp do kontekstu aplikacji co jest potrzebne przy konfigurowaniu w dalszej części innych funkcjonalności. </text:span></text:p>
        </text:list-item>
      </text:list>
      <text:p text:style-name="P13"><text:span text:style-name="T216">K</text:span><text:span text:style-name="T214">onfigurowanie widoków</text:span></text:p>
      <text:p text:style-name="P14"><text:span text:style-name="T240">Kolejną rzeczą do skonfigurowania jest silnik szablonów generujący pliki html. W projekcie do tego celu użyłem Thymeleaf. W tym celu najpierw dodaję dwie zależności w pliku pom.xml:<text:line-break/>- thymeleaf<text:line-break/></text:span><text:span text:style-name="T57">- thymeleaf-spring4</text:span></text:p>
      <text:p text:style-name="P156">Następnie w klasie konfiguracyjnej tworzymy <text:span text:style-name="T241">2</text:span> beany <text:span text:style-name="T241">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104"><text:tab/></text:p>
      <text:p text:style-name="P12">Ikona favicon</text:p>
      <text:p text:style-name="P104">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reformatted_20_Text">@GetMapping("favicon.ico")</text:p>
      <text:p text:style-name="Preformatted_20_Text">String favicon() {</text:p>
      <text:p text:style-name="Preformatted_20_Text"><text:s text:c="4"/>return "forward:/resources/images/favicon.ico";</text:p>
      <text:p text:style-name="Preformatted_20_Text">}</text:p>
      <text:p text:style-name="P73"/>
      <text:p text:style-name="P107">Serwowanie statycznego kontentu</text:p>
      <text:p text:style-name="P108">W aplikacji należy zdefiniować lokalizację statycznych plików czyli arkuszy stylów css, plików zawierających kod javaScript oraz inne pliki takie jak tekst czy obrazki. W tym celu należy nadpisać metodę <text:span text:style-name="T214">addResourceHandlers</text:span> w której definiujemy pod jaką ścieżką mają być dostępne poszczególne pliki. </text:p>
      <text:p text:style-name="P75"><text:s text:c="3"/>public void addResourceHandlers(ResourceHandlerRegistry registry) {</text:p>
      <text:p text:style-name="P75"><text:s text:c="8"/>registry</text:p>
      <text:p text:style-name="P75"><text:s text:c="16"/>.addResourceHandler("/**")</text:p>
      <text:p text:style-name="P75"><text:soft-page-break/><text:s text:c="16"/>.addResourceLocations("/resources/")</text:p>
      <text:p text:style-name="P75"><text:s text:c="16"/>.setCachePeriod(3600)</text:p>
      <text:p text:style-name="P75"><text:s text:c="16"/>.resourceChain(true)</text:p>
      <text:p text:style-name="P75"><text:s text:c="16"/>.addResolver(new PathResourceResolver());;</text:p>
      <text:p text:style-name="P75"><text:s text:c="4"/>}</text:p>
      <text:p text:style-name="P75"/>
      <text:p text:style-name="P108">Tego rodzaju pliki powinny znajdować się pod ścieżką webapp/resources. <text:span text:style-name="T184">Dodatkowo mamy możliwość</text:span> <text:span text:style-name="T184">ustawienia czasu jak długo dany plik przeglądarka powinna trzymać u siebie w pamięci podręcznej. </text:span>[11] <text:span text:style-name="T184">[12]</text:span></text:p>
      <text:p text:style-name="P185">Tworzenie filtrów</text:p>
      <text:p text:style-name="P186"/>
      <text:p text:style-name="P186"/>
      <text:h text:style-name="P364" text:outline-level="3"><text:bookmark-start text:name="__RefHeading___Toc941_4276612188"/><text:span text:style-name="T59">3.</text:span><text:span text:style-name="T61">2</text:span><text:span text:style-name="T59">.</text:span><text:span text:style-name="T60">2</text:span><text:span text:style-name="T59"> </text:span><text:span text:style-name="T60">Używając Spring Boota</text:span><text:span text:style-name="T59">:</text:span><text:bookmark-end text:name="__RefHeading___Toc941_4276612188"/></text:h>
      <text:p text:style-name="P149"/>
      <text:p text:style-name="P188"><text:span text:style-name="T183">Klasa zawierająca </text:span>konfigurację<text:span text:style-name="T239"> </text:span></text:p>
      <text:p text:style-name="P157">W tym przypadku wystarczy, że nadpiszemy jedną metodę: <text:span text:style-name="T214">addViewControllers</text:span> tak jak poprzednio. Nie musimy się przejmować konfiguracją szablonów widoków.</text:p>
      <text:p text:style-name="P188"/>
      <text:p text:style-name="P106">Ikona favicon</text:p>
      <text:p text:style-name="P158">w tym przypadku <text:span text:style-name="T231">wystarczy umieścić plik </text:span><text:span text:style-name="T215">favicon.ico</text:span><text:span text:style-name="T231"> w folderze static/resources. Jest to domyśla lokalizacja gdzie aplikacja szuka tej ikonki kiedy przyjdzie do niej żądanie HTTP po ten zasób.</text:span></text:p>
      <text:p text:style-name="P158"/>
      <text:p text:style-name="P159"><text:span text:style-name="T216">K</text:span><text:span text:style-name="T214">onfigurowanie widoków</text:span></text:p>
      <text:p text:style-name="P157">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158"/>
      <text:p text:style-name="P189">Serwowanie statycznego kontentu</text:p>
      <text:p text:style-name="P160">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soft-page-break/><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376">} </text:p>
      <text:p text:style-name="P378"/>
      <text:p text:style-name="P76"/>
      <text:p text:style-name="P160">Jednak nie daje nam to tego samego efektu co konfiguracja w Spring Framework. Jeśli chcemy <text:span text:style-name="T242">zdefiniować</text:span> czas <text:span text:style-name="T242">przez jaki statyczne pliki mają być trzymane w pamięci podręcznej przeglądarki musimy nadpisać ta metodę. [18]</text:span></text:p>
      <text:p text:style-name="P160"/>
      <text:p text:style-name="P187">Tworzenie filtrów</text:p>
      <text:p text:style-name="P161">W celu stworzenia filtra w Spring Boocie należy stworzyć klasę z adnotacją @Component implementującą interfejs <text:span text:style-name="T214">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189"/>
      <text:p text:style-name="P162"><text:span text:style-name="T308">W tym przypadku dany filtr działa dla wszystkich żądań. </text:span>Jeśli chcemy, żeby <text:span text:style-name="T332">filtr</text:span> działał tylko dla określonych ścieżek <text:span text:style-name="T308">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163">[33]</text:p>
      <text:h text:style-name="P352" text:outline-level="3"><text:bookmark-start text:name="__RefHeading___Toc746_18494231151"/>3.<text:span text:style-name="T185">2</text:span>.<text:span text:style-name="T185">3</text:span> <text:span text:style-name="T161">Porównanie</text:span>:<text:bookmark-end text:name="__RefHeading___Toc746_18494231151"/></text:h>
      <text:p text:style-name="P164">Spring Boot pod tym względem jest lepszy. <text:span text:style-name="T232">Nie trzeba nic konfigurować ani dodawać mapowania żądań. Wystarczy umieścić plik w odpowiednim katalogu i ikona favicon jest aktywna. Jeśli jednak chcemy zmienić domyślne zachowanie aplikacji to i tak będziemy musieli nadpisać metody </text:span><text:soft-page-break/><text:span text:style-name="T232">konfigurujące. Ale ogólnie lepiej jest użyć Spring Boota, bo zmieniamy tylko to co nam się nie podoba i nie musimy wszystkiego od zera definiować.</text:span></text:p>
      <text:p text:style-name="P150"/>
      <text:p text:style-name="P150"/>
      <text:h text:style-name="P333" text:outline-level="2"><text:bookmark-start text:name="__RefHeading___Toc1292_3822358379"/>3.<text:span text:style-name="T185">3</text:span> <text:span text:style-name="T185">Budowanie, włączanie i <text:s/>debugowanie aplikacji </text:span><text:bookmark-end text:name="__RefHeading___Toc1292_3822358379"/></text:h>
      <text:p text:style-name="P184"/>
      <text:p text:style-name="P46"><text:span text:style-name="T20">A</text:span><text:span text:style-name="T21">plikacj</text:span><text:span text:style-name="T20">i</text:span><text:span text:style-name="T21"> webow</text:span><text:span text:style-name="T20">a </text:span><text:span text:style-name="T21"><text:s/>do działania </text:span><text:span text:style-name="T22">potrzebuje kontenera sevletów. Aplikacja musi zostać najpierw zbudowana. Proces ten obejmuje kompilacje </text:span><text:span text:style-name="T23">plików tekstowych z rozszerzeniem .java do plików binarnych z rozszerzeniem .class, spakowanie ich wraz z pozostałymi plikami wykorzystywanymi w naszej aplikacji (pliki z właściwościami, konfiguracyjne logowania, z kodem javaScript, z HTMLem, </text:span><text:span text:style-name="T24">bibliotakami używanymi przez aplikację (pliki z rozszerzeniem .jar), </text:span><text:span text:style-name="T23">obrazy itp.) <text:s/>do formatu WAR (</text:span><text:span text:style-name="T103">W</text:span><text:span text:style-name="T119">eb application </text:span><text:span text:style-name="T103">Ar</text:span><text:span text:style-name="T119">chive</text:span><text:span text:style-name="T120">). Następnie plik ten należy umieścić w kontenerze aplikacji. Ja wybrałem najpopularniejszy na rynku Apache Tomcat. </text:span><text:span text:style-name="T121">Innym </text:span><text:span text:style-name="T122">popularnym </text:span><text:span text:style-name="T123">kontenerem</text:span><text:span text:style-name="T122"> servletów jest jetty </text:span><text:span text:style-name="T123">chociaż jest on znacznie rzadziej używany produkcyjnie</text:span><text:span text:style-name="T122">.</text:span><text:span text:style-name="T121"> </text:span><text:span text:style-name="T120"><text:s/>W momencie umieszczenia aplikacji w kontenerze – aplikacja jest </text:span><text:span text:style-name="T124">stratowana</text:span><text:span text:style-name="T120"> automatycznie przez kontener. </text:span><text:span text:style-name="T124">Jak widać z powyższego opisu wystartowanie <text:s/>aplikacji wymaga sporo działań i nie jest takie proste. Dlatego nie robi się tego ręcznie tylko wykorzystuje narzędzia automatyzujące pracę. Jednym z takich narzędzi jest Maven.</text:span></text:p>
      <text:h text:style-name="P350" text:outline-level="3"><text:bookmark-start text:name="__RefHeading___Toc939_42766121881"/>3.<text:span text:style-name="T287">3</text:span>.<text:span text:style-name="T160">1</text:span> <text:span text:style-name="T160">Używając Springa</text:span>:<text:bookmark-end text:name="__RefHeading___Toc939_42766121881"/></text:h>
      <text:p text:style-name="P195"/>
      <text:p text:style-name="P36"><text:span text:style-name="T46">U</text:span><text:span text:style-name="T45">ruchamianie aplikacji</text:span></text:p>
      <text:p text:style-name="P45"><text:span text:style-name="T21">Do budowania aplikacji użyjemy Maven’a. </text:span><text:span text:style-name="T125"><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6">tomcat7-maven-plugin</text:span><text:span text:style-name="T126"> niestety nie wspiera on nowszych wersji Tomcata, więc nie mogłem go użyć w moim projekcie. Poświęciłem jednak </text:span><text:span text:style-name="T127">sporp</text:span><text:span text:style-name="T126"> czasu na skonfigurowanie tego pluginu, żeby można było zastosować nowsze wersje Tomcata. Nie dało się jednak ominąć niektóry barier i jed</text:span><text:span text:style-name="T127">y</text:span><text:span text:style-name="T126">ne do czego doszedłem to wdrożenie aplikacji na lokalnie postawiony serwer Tomcata. Nie było to jednak zbyt </text:span><text:span text:style-name="T128">efektywne rozwiązanie bo wymagało ode mnie wcześniejszego włączenia serwera. Następnie musiał bym po wdrożeniu łączyć się do niego konfigurując dodatkowe budowanie aplikacji w IDE. <text:s/></text:span></text:p>
      <text:p text:style-name="P37"><text:span text:style-name="T130">P</text:span><text:span text:style-name="T129">rofile</text:span></text:p>
      <text:p text:style-name="P165">Profile są podstawową cechą frameworka - pozwalają mapować <text:span text:style-name="T299">beany</text:span> do różnych profili - na przykład dev, test, prod. <text:span text:style-name="T299">Czyli w momencie wyboru odpowiedniego profilu tworzone są tylko te beany, które pasują do danego profilu. Profil można aktywować:</text:span></text:p>
      <text:p text:style-name="P165"><text:span text:style-name="T299">- programistycznie przy użyciu interfejsu </text:span><text:span text:style-name="Emphasis"><text:span text:style-name="T270">WebApplicationInitializer</text:span></text:span><text:span text:style-name="Emphasis"><text:span text:style-name="T257"> </text:span></text:span><text:span text:style-name="Emphasis"><text:span text:style-name="T258">albo </text:span></text:span><text:span text:style-name="Emphasis"><text:span text:style-name="T271">ConfigurableEnvironment</text:span></text:span></text:p>
      <text:p text:style-name="P86">@Configuration</text:p>
      <text:p text:style-name="P86">public class MyWebApplicationInitializer </text:p>
      <text:p text:style-name="P86"><text:s text:c="2"/>implements WebApplicationInitializer {</text:p>
      <text:p text:style-name="P86"><text:soft-page-break/><text:s/></text:p>
      <text:p text:style-name="P86"><text:s text:c="4"/>@Override</text:p>
      <text:p text:style-name="P86"><text:s text:c="4"/>public void onStartup(ServletContext servletContext) throws ServletException {</text:p>
      <text:p text:style-name="P86"><text:s text:c="2"/></text:p>
      <text:p text:style-name="P86"><text:s text:c="8"/>servletContext.setInitParameter(</text:p>
      <text:p text:style-name="P86"><text:s text:c="10"/>"spring.profiles.active", "dev");</text:p>
      <text:p text:style-name="P86"><text:s text:c="4"/>}</text:p>
      <text:p text:style-name="P86">}</text:p>
      <text:p text:style-name="P86"/>
      <text:p text:style-name="P373">lub</text:p>
      <text:p text:style-name="P373"/>
      <text:p text:style-name="P86">@Autowired</text:p>
      <text:p text:style-name="P86">private ConfigurableEnvironment env;</text:p>
      <text:p text:style-name="P86">...</text:p>
      <text:p text:style-name="P86">env.setActiveProfiles("someProfile");</text:p>
      <text:p text:style-name="P323"/>
      <text:p text:style-name="P166">- deklaratywnie, ustawiając właściwość systemową JVM</text:p>
      <text:p text:style-name="P325">-Dspring.profiles.active=dev</text:p>
      <text:p text:style-name="P325"/>
      <text:p text:style-name="P166">- jako zmienną środowiskową w systemie operacyjnym np.</text:p>
      <text:p text:style-name="P325">export spring_profiles_active=dev</text:p>
      <text:p text:style-name="P325"/>
      <text:p text:style-name="P166">- <text:s/>parametr kontekstu servletu w pliku web.xml</text:p>
      <text:p text:style-name="P86">&lt;context-param&gt;</text:p>
      <text:p text:style-name="P86"><text:s text:c="4"/>&lt;param-name&gt;contextConfigLocation&lt;/param-name&gt;</text:p>
      <text:p text:style-name="P86"><text:s text:c="4"/>&lt;param-value&gt;/WEB-INF/app-config.xml&lt;/param-value&gt;</text:p>
      <text:p text:style-name="P86">&lt;/context-param&gt;</text:p>
      <text:p text:style-name="P86">&lt;context-param&gt;</text:p>
      <text:p text:style-name="P86"><text:s text:c="4"/>&lt;param-name&gt;spring.profiles.active&lt;/param-name&gt;</text:p>
      <text:p text:style-name="P86"><text:s text:c="4"/>&lt;param-value&gt;dev&lt;/param-value&gt;</text:p>
      <text:p text:style-name="P86">&lt;/context-param&gt;</text:p>
      <text:p text:style-name="P86"/>
      <text:p text:style-name="P169">- przy użyciu Mavena</text:p>
      <text:p text:style-name="P86">&lt;profiles&gt;</text:p>
      <text:p text:style-name="P86"><text:s text:c="4"/>&lt;profile&gt;</text:p>
      <text:p text:style-name="P86"><text:s text:c="8"/>&lt;id&gt;dev&lt;/id&gt;</text:p>
      <text:p text:style-name="P86"><text:s text:c="8"/>&lt;activation&gt;</text:p>
      <text:p text:style-name="P86"><text:s text:c="12"/>&lt;activeByDefault&gt;true&lt;/activeByDefault&gt;</text:p>
      <text:p text:style-name="P86"><text:s text:c="8"/>&lt;/activation&gt;</text:p>
      <text:p text:style-name="P86"><text:s text:c="8"/>&lt;properties&gt;</text:p>
      <text:p text:style-name="P86"><text:s text:c="12"/>&lt;spring.profiles.active&gt;dev&lt;/spring.profiles.active&gt;</text:p>
      <text:p text:style-name="P86"><text:s text:c="8"/>&lt;/properties&gt;</text:p>
      <text:p text:style-name="P86"><text:s text:c="4"/>&lt;/profile&gt;</text:p>
      <text:p text:style-name="P86"><text:s text:c="4"/>&lt;profile&gt;</text:p>
      <text:p text:style-name="P86"><text:s text:c="8"/>&lt;id&gt;prod&lt;/id&gt;</text:p>
      <text:p text:style-name="P86"><text:s text:c="8"/>&lt;properties&gt;</text:p>
      <text:p text:style-name="P86"><text:s text:c="12"/>&lt;spring.profiles.active&gt;prod&lt;/spring.profiles.active&gt;</text:p>
      <text:p text:style-name="P86"><text:s text:c="8"/>&lt;/properties&gt;</text:p>
      <text:p text:style-name="P86"><text:s text:c="4"/>&lt;/profile&gt;</text:p>
      <text:p text:style-name="P86">&lt;/profiles&gt;</text:p>
      <text:p text:style-name="P170">Dodanie takiej konfiguracji skutkuje tym, że symbol zastępczy <text:span text:style-name="T269">@spring.profiles.active@</text:span><text:span text:style-name="T302"> w pliku </text:span><text:span text:style-name="T269">application.properties </text:span><text:span text:style-name="T302">zostanie podmieniony na wartość z pliku </text:span><text:span text:style-name="T269">pom.xml.</text:span><text:span text:style-name="T302"> Profil można aktywować przy uruchamianiu Mavena dodając mu odpowiedni parametr:</text:span></text:p>
      <text:p text:style-name="P86"><text:soft-page-break/>mvn clean package -Pprod</text:p>
      <text:p text:style-name="P86"/>
      <text:p text:style-name="P167">Profile można również deklaratywnie aktywować w testach integracyjnych za pomocą adnotacji</text:p>
      <text:p text:style-name="P324"><text:span text:style-name="T299"><text:s/></text:span><text:span text:style-name="T301">@ActiveProfiles("dev")</text:span></text:p>
      <text:p text:style-name="P168">[29]<text:span text:style-name="T300">[30]</text:span></text:p>
      <text:p text:style-name="P190"/>
      <text:h text:style-name="P365" text:outline-level="3"><text:bookmark-start text:name="__RefHeading___Toc941_42766121881"/><text:span text:style-name="T59">3.</text:span><text:span text:style-name="T62">3</text:span><text:span text:style-name="T59">.</text:span><text:span text:style-name="T60">2</text:span><text:span text:style-name="T59"> </text:span><text:span text:style-name="T60">Używając Spring Boota</text:span><text:bookmark-end text:name="__RefHeading___Toc941_42766121881"/></text:h>
      <text:p text:style-name="P109"/>
      <text:p text:style-name="P114"><text:span text:style-name="T290">U</text:span><text:span text:style-name="T289">ruchamianie aplikacji</text:span></text:p>
      <text:p text:style-name="P116">Jedną z najważniejszych cech Spring Boota jest to, że ma on<text:span text:style-name="T175"> w standardzie </text:span><text:span text:style-name="T170">wbudowany kontener servletów</text:span><text:span text:style-name="T175"> i nie musimy nic więcej dodawać, żeby móc uruchomić aplikację. Domyślnie jest to Tomcat, ale bardzo łatwo można </text:span><text:span text:style-name="T170">przełączyć</text:span><text:span text:style-name="T175"> go na Jetty </text:span><text:span text:style-name="T170">zmieniając, </text:span><text:span text:style-name="T176">żeby to osiągnąć należy w pliku pom.xml zmodyfikować poniższe zależności:</text:span></text:p>
      <text:p text:style-name="P86">&lt;dependency&gt;</text:p>
      <text:p text:style-name="P86"><text:s text:c="4"/>&lt;groupId&gt;org.springframework.boot&lt;/groupId&gt;</text:p>
      <text:p text:style-name="P86"><text:s text:c="4"/>&lt;artifactId&gt;spring-boot-starter-web&lt;/artifactId&gt;</text:p>
      <text:p text:style-name="P86"><text:s text:c="4"/>&lt;exclusions&gt;</text:p>
      <text:p text:style-name="P86"><text:s text:c="8"/>&lt;exclusion&gt;</text:p>
      <text:p text:style-name="P86"><text:s text:c="12"/>&lt;groupId&gt;org.springframework.boot&lt;/groupId&gt;</text:p>
      <text:p text:style-name="P86"><text:s text:c="12"/>&lt;artifactId&gt;spring-boot-starter-tomcat&lt;/artifactId&gt;</text:p>
      <text:p text:style-name="P86"><text:s text:c="8"/>&lt;/exclusion&gt;</text:p>
      <text:p text:style-name="P86"><text:s text:c="4"/>&lt;/exclusions&gt;</text:p>
      <text:p text:style-name="P86">&lt;/dependency&gt;</text:p>
      <text:p text:style-name="P86">&lt;dependency&gt;</text:p>
      <text:p text:style-name="P86"><text:s text:c="4"/>&lt;groupId&gt;org.springframework.boot&lt;/groupId&gt;</text:p>
      <text:p text:style-name="P86"><text:s text:c="4"/>&lt;artifactId&gt;spring-boot-starter-jetty&lt;/artifactId&gt;</text:p>
      <text:p text:style-name="P86">&lt;/dependency&gt;</text:p>
      <text:p text:style-name="P109"/>
      <text:p text:style-name="P115"><text:span text:style-name="T177">P</text:span><text:span text:style-name="T170">rofile</text:span></text:p>
      <text:p text:style-name="P117"><text:span text:style-name="T170">Spring Boot, </text:span><text:span text:style-name="T178">oprócz wcześniej wymienionych opcji,</text:span><text:span text:style-name="T170"> daje nam dodatkową możliwość aktywowania profili przy pomocy </text:span><text:span text:style-name="T179">pluginu:</text:span></text:p>
      <text:p text:style-name="P86">&lt;plugins&gt;</text:p>
      <text:p text:style-name="P86"><text:s text:c="4"/>&lt;plugin&gt;</text:p>
      <text:p text:style-name="P86"><text:s text:c="8"/>&lt;groupId&gt;org.springframework.boot&lt;/groupId&gt;</text:p>
      <text:p text:style-name="P86"><text:s text:c="8"/>&lt;artifactId&gt;spring-boot-maven-plugin&lt;/artifactId&gt;</text:p>
      <text:p text:style-name="P86"><text:s text:c="8"/>&lt;configuration&gt;</text:p>
      <text:p text:style-name="P86"><text:s text:c="12"/>&lt;profiles&gt;</text:p>
      <text:p text:style-name="P86"><text:s text:c="16"/>&lt;profile&gt;dev&lt;/profile&gt;</text:p>
      <text:p text:style-name="P86"><text:s text:c="12"/>&lt;/profiles&gt;</text:p>
      <text:p text:style-name="P86"><text:s text:c="8"/>&lt;/configuration&gt;</text:p>
      <text:p text:style-name="P86"><text:s text:c="4"/>&lt;/plugin&gt;</text:p>
      <text:p text:style-name="P86"><text:s text:c="4"/>...</text:p>
      <text:p text:style-name="P86">&lt;/plugins&gt;</text:p>
      <text:p text:style-name="P118"><text:span text:style-name="T170">Plugin ten dodatkowo daje nam możliwość zdefinowania dodatkowego pliku z właściwościami </text:span><text:span text:style-name="T281">applications-{profile}.properties</text:span><text:span text:style-name="T180"> (profile jest podmieniany dynamicznie na wartość profile zdefinowaną w pluginie) dzięki czemu właściwości z tego pliku nadpisują te właściwości zdefionwane w pliku <text:s/></text:span><text:span text:style-name="T281">applications.properties.</text:span></text:p>
      <text:p text:style-name="P121"/>
      <text:p text:style-name="P109"><text:soft-page-break/>Dodatkowe <text:span text:style-name="T332">funkcjonalności</text:span></text:p>
      <text:p text:style-name="P119"><text:span text:style-name="T170">Spring boot jest domyślnie wyposażony w bardzo przydatne narzędzia, których deweloperzy mogą używać podczas tworzenia aplikacji. </text:span><text:span text:style-name="T222">Spring Boot Devtools</text:span><text:span text:style-name="T170">, bo o nich mowa, możemy w łatwy sposób zaimportować do projektu dodając zależność do pliku </text:span><text:span text:style-name="T171">pom.xml</text:span><text:span text:style-name="T170">:</text:span></text:p>
      <text:p text:style-name="P76"><text:s text:c="4"/>&lt;dependency&gt;</text:p>
      <text:p text:style-name="P76"><text:s text:c="8"/>&lt;groupId&gt;org.springframework.boot&lt;/groupId&gt;</text:p>
      <text:p text:style-name="P76"><text:s text:c="8"/>&lt;artifactId&gt;spring-boot-devtools&lt;/artifactId&gt;</text:p>
      <text:p text:style-name="P76"><text:s text:c="8"/>&lt;optional&gt;true&lt;/optional&gt;</text:p>
      <text:p text:style-name="P76"><text:s text:c="4"/>&lt;/dependency&gt;</text:p>
      <text:p text:style-name="P76"/>
      <text:p text:style-name="P122">Dostarczają one takich funkcjonalności jak:</text:p>
      <text:p text:style-name="P120">- <text:span text:style-name="T227">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20">- <text:span text:style-name="T228">włącza dokładniejsze logowanie (poziom DEBUG) dla logów z grupy web logging co daje programiście więcej potrzebnych informacji podczas debugowania aplikacji</text:span></text:p>
      <text:p text:style-name="P120">- <text:span text:style-name="T228">automatyczne restartowanie aplikacji po zmianie kodu</text:span></text:p>
      <text:p text:style-name="P120">- <text:span text:style-name="T229">liveReload czyli przeładowanie strony przeglądarki, które następuje automatycznie po zmianie zawartości <text:s/>plików ze statycznym kontentem (HTML, CSS, JS) [19]</text:span></text:p>
      <text:h text:style-name="P354" text:outline-level="3"><text:bookmark-start text:name="__RefHeading___Toc746_184942311511"/><text:span text:style-name="T170">3.</text:span><text:span text:style-name="T172">3</text:span><text:span text:style-name="T170">.</text:span><text:span text:style-name="T173">3</text:span><text:span text:style-name="T170"> </text:span><text:span text:style-name="T174">Porównanie</text:span><text:span text:style-name="T170">:</text:span><text:bookmark-end text:name="__RefHeading___Toc746_184942311511"/></text:h>
      <text:p text:style-name="P123">Dzięki użyciu narzędzi ze <text:span text:style-name="T217">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6"><text:span text:style-name="T108">Samo stworzenie </text:span><text:span text:style-name="T109">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04">JsonFlattener </text:span><text:span text:style-name="T109">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 <text:span text:style-name="T338">Na stronie autora można znaleźć opis możliwości danej biblioteki wraz z przykładami użycia. </text:span></text:p>
      <text:p text:style-name="P151"/>
      <text:h text:style-name="Heading_20_2" text:outline-level="2"><text:bookmark-start text:name="__RefHeading___Toc3944_3849335869"/><text:soft-page-break/>3.4a Wysyłanie maili<text:bookmark-end text:name="__RefHeading___Toc3944_3849335869"/></text:h>
      <text:h text:style-name="P351" text:outline-level="3"><text:bookmark-start text:name="__RefHeading___Toc3946_3849335869"/>3.<text:span text:style-name="T325">4a</text:span>.<text:span text:style-name="T160">1</text:span> <text:span text:style-name="T160">Używając Springa</text:span><text:bookmark-end text:name="__RefHeading___Toc3946_3849335869"/></text:h>
      <text:p text:style-name="P124">Kiedy używamy Spring Framework do wysyłki maili używamy bibioteki <text:span text:style-name="T269">JavaMail API.</text:span><text:span text:style-name="T282"> </text:span><text:span text:style-name="T303">Do wysyłki maili użyjemy beana </text:span><text:span text:style-name="T276">JavaMailSender, </text:span><text:span text:style-name="T303">który może wyglądać tak jak poniżej:</text:span></text:p>
      <text:p text:style-name="P141"><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356" text:outline-level="3"><text:bookmark-start text:name="__RefHeading___Toc3948_3849335869"/><text:span text:style-name="T60">3.</text:span><text:span text:style-name="T72">4a</text:span><text:span text:style-name="T60">.</text:span><text:span text:style-name="T70">2</text:span><text:span text:style-name="T60"> Używając Spring </text:span><text:span text:style-name="T63">Boota</text:span><text:bookmark-end text:name="__RefHeading___Toc3948_3849335869"/></text:h>
      <text:p text:style-name="P125">W przypadku Spring Boota <text:span text:style-name="T325">skorzystamy z zależności </text:span><text:span text:style-name="Emphasis"><text:span text:style-name="T269">spring-boot-starter-mail</text:span></text:span><text:span text:style-name="Emphasis"><text:span text:style-name="T256"> </text:span></text:span><text:span text:style-name="Emphasis"><text:span text:style-name="T261">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125"/>
      <text:p text:style-name="P127">Dane serwera SMTP definiujemy w pliku <text:span text:style-name="T269">application.properties. </text:span><text:span text:style-name="T302">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125"/>
      <text:h text:style-name="P355" text:outline-level="3"><text:bookmark-start text:name="__RefHeading___Toc3950_3849335869"/><text:span text:style-name="T295">3.</text:span><text:span text:style-name="T296">4a</text:span><text:span text:style-name="T295">.</text:span><text:span text:style-name="T297">2</text:span><text:span text:style-name="T295"> </text:span><text:span text:style-name="T298">Część wspólna</text:span><text:bookmark-end text:name="__RefHeading___Toc3950_3849335869"/></text:h>
      <text:p text:style-name="P128">Teraz wystarczy stworzyć serwis implementujący klasę, z metodą w której do wysłania maila użyjemy obiektów klas: SimpleMailMessage i JavaMailSender: </text:p>
      <text:p text:style-name="P128"/>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oft-page-break/><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326">@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129">[41]</text:p>
      <text:p text:style-name="P129"/>
      <text:p text:style-name="P129"/>
      <text:p text:style-name="P125"/>
      <text:h text:style-name="P334" text:outline-level="2"><text:bookmark-start text:name="__RefHeading___Toc3628_3808363261"/>3.<text:span text:style-name="T306">5</text:span>. <text:span text:style-name="T306">Obsługa wyjątków</text:span><text:bookmark-end text:name="__RefHeading___Toc3628_3808363261"/></text:h>
      <text:h text:style-name="P357" text:outline-level="3"><text:bookmark-start text:name="__RefHeading___Toc3630_3808363261"/><text:span text:style-name="T58">3.</text:span><text:span text:style-name="T69">5</text:span><text:span text:style-name="T58">.</text:span><text:span text:style-name="T60">1</text:span><text:span text:style-name="T58"> </text:span><text:span text:style-name="T60">Używając Springa</text:span><text:bookmark-end text:name="__RefHeading___Toc3630_3808363261"/></text:h>
      <text:p text:style-name="P49">Spring MVC nie <text:span text:style-name="T339">dostarcza </text:span>domyślnej strony <text:span text:style-name="T339">wyświetlającej informację o błędzie w aplikacji.</text:span> Najczęstszym sposobem ustawiania domyślnej strony błędu <text:span text:style-name="T339">jest stworzenie beana </text:span><text:bookmark-start text:name="__DdeLink__3907_3849335869"/><text:span text:style-name="T214">SimpleMappingExceptionResolver</text:span><text:bookmark-end text:name="__DdeLink__3907_3849335869"/><text:span text:style-name="T186">. </text:span></text:p>
      <text:p text:style-name="P211">SimpleMappingExceptionResolver jest implementacją HandlerExceptionResolver. Pozwala skonfigurować następujące parametry:</text:p>
      <text:p text:style-name="P49"><text:span text:style-name="T186">- mapowanie nazw klas wyjątków </text:span><text:span text:style-name="T189">na nazwy widoków</text:span></text:p>
      <text:p text:style-name="P211">- mapowanie nazw widoków na kody odpowiedzi</text:p>
      <text:p text:style-name="P211">- określanie domyślnego widoku</text:p>
      <text:p text:style-name="P212">- określenie domyślnego kodu stanu odpowiedzi</text:p>
      <text:p text:style-name="P214">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82"><text:soft-page-break/><text:span text:style-name="T311">W powyższej konfiguracji widzimy, że błąd </text:span><text:span text:style-name="T272">NullPointerException</text:span><text:span text:style-name="T259"> jest mapowany na widok <text:s/></text:span><text:span text:style-name="T272">npeView</text:span><text:span text:style-name="T259"> a wyjątki klasy </text:span><text:span text:style-name="T272">OrderIdNotValidException</text:span><text:span text:style-name="T259"> na <text:s/></text:span><text:span text:style-name="T272">OrderIdNotValidView</text:span><text:span text:style-name="T259">. Dla widoku o nazwie <text:s/></text:span><text:span text:style-name="T272">npeView</text:span><text:span text:style-name="T259"> zwracamy status odpowiedzie </text:span><text:span text:style-name="T272">404</text:span><text:span text:style-name="T259">, a domyślnym widokiem dla reszty błędów jest </text:span><text:span text:style-name="T272">defaultErrorView</text:span><text:span text:style-name="T259"> oraz domyślny kod odpowiedzi </text:span><text:span text:style-name="T272">400</text:span><text:span text:style-name="T259">. </text:span></text:p>
      <text:p text:style-name="P215">[32]</text:p>
      <text:h text:style-name="P358" text:outline-level="3"><text:bookmark-start text:name="__RefHeading___Toc3632_3808363261"/><text:span text:style-name="T58">3.</text:span><text:span text:style-name="T69">5</text:span><text:span text:style-name="T58">.</text:span><text:span text:style-name="T70">2</text:span><text:span text:style-name="T58"> </text:span><text:span text:style-name="T60">Używając Spring </text:span><text:span text:style-name="T63">Boota</text:span><text:bookmark-end text:name="__RefHeading___Toc3632_3808363261"/></text:h>
      <text:p text:style-name="P283">Spring Boot i w tej kwestii jest dla nas ułatwieniem ponieważ <text:span text:style-name="T306">dostarcza domyśln</text:span>ą<text:span text:style-name="T306"> stron</text:span>ę<text:span text:style-name="T306"> wyświetlającej informację o błędzie w aplikacji.</text:span></text:p>
      <text:p text:style-name="P223"><text:span text:style-name="T312">Podczas startowania aplikacji Spring Boot szuka mapowania dla ścieżki</text:span> <text:span text:style-name="T269">/error</text:span>. <text:span text:style-name="T312">Zgodnie z konwencją</text:span> URL <text:span text:style-name="T312">kończący się na </text:span>/error <text:span text:style-name="T312">jest mapowany do widoku o nazwie</text:span>: <text:span text:style-name="T269">error</text:span>. <text:span text:style-name="T312">W naszym przypadku będzie to error.html ponieważ używamy Thimeleafa. Gdybyśmy do generowania widoków używali JSP to widok nazywał by się error.jsp.</text:span></text:p>
      <text:p text:style-name="P223"><text:span text:style-name="T313">Jeśli nie mamy widoku o nazwie </text:span><text:span text:style-name="T273">error</text:span><text:span text:style-name="T260"> to Spring Boot używa domyślnego minimalistycznego widoku <text:s/>o nazwie</text:span> “Whitelabel Error Page” <text:span text:style-name="T314">zawierającego detale nt. błędu i odpowiedni kod odpowiedzi. Jeśli wykonujemy RESTowe żądanie to w odpowiedzi dostaniemy zamiast HTMLa dane w postaci JSONa. </text:span></text:p>
      <text:p text:style-name="P224">Błędy wygenerowane poza Spring MVC np. przez Filtry <text:span text:style-name="T315">Servleta </text:span>są <text:span text:style-name="T315">obsługiwane przez domyślną stronę z błędem.</text:span> </text:p>
      <text:h text:style-name="P366" text:outline-level="3"><text:bookmark-start text:name="__RefHeading___Toc3902_3849335869"/><text:span text:style-name="T58">3.</text:span><text:span text:style-name="T69">5</text:span><text:span text:style-name="T58">.</text:span><text:span text:style-name="T70">2</text:span><text:span text:style-name="T58"> </text:span><text:span text:style-name="T71">Część wspólna</text:span><text:bookmark-end text:name="__RefHeading___Toc3902_3849335869"/></text:h>
      <text:p text:style-name="P143"/>
      <text:p text:style-name="Text_20_body">Zwykle każdy nieobsługiwany wyjątek wyrzucony przez aplikację podczas przetwarzania żądania skótkuje odpowiedzią z kodem HTTP 500. Jednak każdy wyjątek, który sami napiszemy, możemy opatrzeć adnotacją @ResponseStatus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Możemy również dodać metody obsługujące wyjątki wewnątrz klasy kontrollera. Wtedy wyjątki wyrzucane przez ten kontroler będą obsługiwane przez te metody. W tym celu należy dane metody oznaczyć adnotacją @ExceptionHandler. Dzięki temu metody te mogą:</text:p>
      <text:list xml:id="list4193216365" text:style-name="L3">
        <text:list-item>
          <text:p>Obsłużyć wyjątki bez adnotacji @ResponseStatus, dzięki czemu gotowym wyjątkom możemy dodać odpowiedni kod odpowiedzi.</text:p>
        </text:list-item>
        <text:list-item>
          <text:p>Przekierować użtykownika do odpowiedniego widoku z błędem.</text:p>
        </text:list-item>
        <text:list-item>
          <text:p>Zbudować kompletną obsługę błędu, dodając obiekty i nazwę widoku.</text:p>
        </text:list-item>
      </text:list>
      <text:p text:style-name="Preformatted_20_Text"><text:soft-page-break/><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312">Innym podejściem, które możemy <text:span text:style-name="T317">zastosować</text:span> przy obsłudze wyjątków jest <text:span text:style-name="T317">stożenie</text:span> <text:span text:style-name="T317">kontrolera</text:span>, który będzie zawierał metody do obsługi wyjątków wyrzucanych przez różne kontrolery. W ten sposób zyskujemy czytelność i odseparowanie fu<text:span text:style-name="T317">n</text:span>kcjonalności co jest zgodne z <text:span text:style-name="T317">zasadami</text:span> czystego kodu. Daje nam to również <text:span text:style-name="T317">możliwość obsługi wyjąków wyrzucanych przez różne kontrolery w jednym miejscu, dzięki czemu nie musimy powtarzać kodu w kilku miejscach. W tym celu należy stworzyć kontroler i oznaczyć go adnotacją </text:span><text:span text:style-name="T280">@ControllerAdvice. </text:span><text:span text:style-name="T304">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05">pierwszeństw</text:span><text:span text:style-name="T304"> ma metoda znajdująca się danym kontrolerze, nie ta która jest w kontrolerze z adnotacją </text:span><text:span text:style-name="T280">@ControllerAdvice.</text:span></text:p>
      <text:p text:style-name="P319"/>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319"/>
      <text:p text:style-name="P313"><text:span text:style-name="T319">W </text:span><text:span text:style-name="T318">powyższym przykładzie metoda <text:s/></text:span><text:span text:style-name="T279">defaultErrorHandler</text:span><text:span text:style-name="T318"> obsługuje wszystkie wyjątki, które nie zostały obsłużone nigdzie indziej.</text:span></text:p>
      <text:p text:style-name="P87"><text:span text:style-name="Source_20_Text"><text:span text:style-name="T138"/></text:span></text:p>
      <text:p text:style-name="P316"><text:soft-page-break/>Spring MVC <text:s/>domyślnie tworzy trzy klasy przechwytujące wyjątki:</text:p>
      <text:p text:style-name="P313"><text:span text:style-name="T318"><text:s text:c="4"/>• </text:span><text:span text:style-name="T279">ExceptionHandlerExceptionResolver</text:span><text:span text:style-name="T318"> dopasowujacy niezłapane wyjatki rozpoznając adnotację @</text:span><text:span text:style-name="T279">ExceptionHandler</text:span><text:span text:style-name="T318"> nad metodą w omówionych powyżej miejscach.</text:span></text:p>
      <text:p text:style-name="P313"><text:span text:style-name="T318"><text:s text:c="4"/>• </text:span><text:span text:style-name="T279">ResponseStatusExceptionResolver</text:span><text:span text:style-name="T318"> wyszukuje wyjątku oznaczonego adnotacją @</text:span><text:span text:style-name="T279">ResponseStatus</text:span></text:p>
      <text:p text:style-name="P313"><text:span text:style-name="T318"><text:s text:c="4"/>• </text:span><text:span text:style-name="T279">DefaultHandlerExceptionResolver</text:span><text:span text:style-name="T318"> zamienia standardowy wyjątek Springa w odpowiedni kod odpowiedzi</text:span></text:p>
      <text:p text:style-name="P313"><text:span text:style-name="T318">Są one połączone i wykonywane w odpowiedniej kolejności przy użyciu beana </text:span><text:span text:style-name="T279">HandlerExceptionResolverComposite</text:span><text:span text:style-name="T318">.</text:span></text:p>
      <text:p text:style-name="P316"/>
      <text:p text:style-name="P314"><text:span text:style-name="T318">Oczywiście tak jak w przypadku Spring Framework możemy stworzyć własną konfigurację domyślnego zachowania aplikacji w sytuacji wyrzucenia wyjątku. Robimy to tworząc beana </text:span><text:span text:style-name="T279">SimpleMappingExceptionResolver</text:span><text:span text:style-name="T318">. Możemy również stworzy klasę rozszerzającą klasę </text:span><text:span text:style-name="T279">SimpleMappingExceptionResolver</text:span><text:span text:style-name="T318"> i nadpisać tylko te właściwości, które chcemy zmienić.</text:span></text:p>
      <text:p text:style-name="P317"/>
      <text:p text:style-name="P315"><text:span text:style-name="T318">W sytuacji nasza aplikacja wyrzuci błąd i </text:span><text:span text:style-name="T320">chcemy</text:span><text:span text:style-name="T318"> chcemy zwrócić odpowiedź w postaci JSONa. Ma to miejsce kiedy klient korzystający z naszej aplikacji korzysta z RESTowych API. Do wygenerowania odpowiedzi może posłużyć nam adnotacja @</text:span><text:span text:style-name="T279">ResponseBody. </text:span><text:span text:style-name="T318">Dodajemy w definicji metody obsługującej wyjątek jak w </text:span><text:span text:style-name="T320">przykazie</text:span><text:span text:style-name="T318">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58">gdzie <text:span text:style-name="T269">ErrorInfo</text:span><text:span text:style-name="T256">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318"/>
      <text:p text:style-name="P205">[38]</text:p>
      <text:p text:style-name="P210"/>
      <text:h text:style-name="P342" text:outline-level="2"><text:bookmark-start text:name="__RefHeading___Toc1520_366830727"/>3.<text:span text:style-name="T306">6</text:span>. <text:span text:style-name="T205">Uwierzytelnienie i autoryzacja</text:span><text:bookmark-end text:name="__RefHeading___Toc1520_366830727"/></text:h>
      <text:p text:style-name="P126">W celu <text:span text:style-name="T206">zapewnienia</text:span> <text:span text:style-name="T211">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126"/>
      <text:h text:style-name="P359" text:outline-level="3"><text:bookmark-start text:name="__RefHeading___Toc1522_366830727"/><text:soft-page-break/><text:span text:style-name="T58">3.</text:span><text:span text:style-name="T68">6</text:span><text:span text:style-name="T58">.</text:span><text:span text:style-name="T60">1</text:span><text:span text:style-name="T58"> </text:span><text:span text:style-name="T60">Używając Springa</text:span><text:bookmark-end text:name="__RefHeading___Toc1522_366830727"/></text:h>
      <text:p text:style-name="P130">Najpierw musimy <text:span text:style-name="T213">zdefiniować</text:span> w pliku <text:span text:style-name="T240">pom.xml</text:span> jakich zależności będziemy potrzebować. <text:span text:style-name="T213">W naszym przypadku wystarczą nam dwa artefakty:</text:span></text:p>
      <text:p text:style-name="P72"><text:s text:c="7"/>&lt;dependency&gt;</text:p>
      <text:p text:style-name="P72"><text:s text:c="12"/>&lt;groupId&gt;org.springframework.security&lt;/groupId&gt;</text:p>
      <text:p text:style-name="P72"><text:s text:c="12"/>&lt;artifactId&gt;spring-security-web&lt;/artifactId&gt;</text:p>
      <text:p text:style-name="P72"><text:s text:c="8"/>&lt;/dependency&gt;</text:p>
      <text:p text:style-name="P72"><text:s text:c="8"/>&lt;dependency&gt;</text:p>
      <text:p text:style-name="P72"><text:s text:c="12"/>&lt;groupId&gt;org.springframework.security&lt;/groupId&gt;</text:p>
      <text:p text:style-name="P72"><text:s text:c="12"/>&lt;artifactId&gt;spring-security-config&lt;/artifactId&gt;</text:p>
      <text:p text:style-name="P72"><text:s text:c="8"/>&lt;/dependency&gt;</text:p>
      <text:p text:style-name="P131"><text:s text:c="8"/></text:p>
      <text:p text:style-name="P132">W celu ujednolicenia zależności poszczególnych modułów możemy umieścić w pliku <text:span text:style-name="T277">pom.xml</text:span> w sekcji <text:span text:style-name="T214">dependencyManagement </text:span><text:span text:style-name="T221">zależność</text:span> do całej grupy modułów zwi<text:span text:style-name="T223">ązanych ze Sprng Security:</text:span></text:p>
      <text:p text:style-name="Preformatted_20_Text">&lt;dependency&gt;</text:p>
      <text:p text:style-name="Preformatted_20_Text"><text:s text:c="4"/>&lt;groupId&gt;org.springframework.security&lt;/groupId&gt;</text:p>
      <text:p text:style-name="Preformatted_20_Text"><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133">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74"/>
      <text:p text:style-name="P22"><text:span text:style-name="T181">W ten sposób </text:span><text:span text:style-name="T182">dodaliśmy </text:span><text:span text:style-name="T105">ContextLoaderListener</text:span><text:span text:style-name="T110"> kt</text:span><text:span text:style-name="T109">óry ładuje konfigurację </text:span><text:span text:style-name="T111">zdefiniowaną</text:span><text:span text:style-name="T109"> w klasie <text:s/>WebSecurityConfig. Klasa <text:s/></text:span><text:span text:style-name="T104">WebSecurityConfig</text:span><text:span text:style-name="T109"> tworzy tylko jeden obiekt bean, który uruchamia w naszej aplikacji wiele </text:span><text:span text:style-name="T111">funkcjonalności</text:span><text:span text:style-name="T109">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 text:c="12"/>.build();</text:p>
      <text:p text:style-name="Preformatted_20_Text"><text:s text:c="8"/>return <text:s/>new InMemoryUserDetailsManager(user);</text:p>
      <text:p text:style-name="Preformatted_20_Text"><text:s text:c="4"/>}</text:p>
      <text:p text:style-name="Preformatted_20_Text">}</text:p>
      <text:p text:style-name="P134"/>
      <text:p text:style-name="P23"><text:span text:style-name="T112">D</text:span><text:span text:style-name="T107">o tych funkcjonalności możemy zaliczyć:</text:span></text:p>
      <text:p text:style-name="P23"><text:span text:style-name="T107">- </text:span><text:span text:style-name="T113">wymaganie uwierzytelnienia od każdego użytkownika aplikacji</text:span></text:p>
      <text:p text:style-name="P23"><text:span text:style-name="T107">- </text:span><text:span text:style-name="T113">wygenerowanie domyślnego formularza do logowania</text:span></text:p>
      <text:p text:style-name="P23"><text:soft-page-break/><text:span text:style-name="T107">- </text:span><text:span text:style-name="T113">pozwala użytkownikowi o loginie i haśle określonym w metodach użytych do </text:span><text:span text:style-name="T114">konfiguracji</text:span><text:span text:style-name="T113"> logować się do aplikacji</text:span></text:p>
      <text:p text:style-name="P23"><text:span text:style-name="T107">- </text:span><text:span text:style-name="T113">zabezpieczenie przechowywanego hasła przy pomocy Bcrypt (implementacja metody haszowania hasła)</text:span></text:p>
      <text:p text:style-name="P23"><text:span text:style-name="T107">- </text:span><text:span text:style-name="T113">umożliwienie użytkownikowi wylogowanie się z aplikacji</text:span></text:p>
      <text:p text:style-name="P23"><text:span text:style-name="T113">- zabezpieczenie przed atakiem </text:span><text:span text:style-name="T107">CSRF</text:span></text:p>
      <text:p text:style-name="P24"><text:span text:style-name="T113">- zabezpieczenie przed </text:span><text:span text:style-name="T107">Session Fixation</text:span></text:p>
      <text:p text:style-name="P23"><text:span text:style-name="T107">- </text:span><text:span text:style-name="T115">aktywuje integrację z nagłówkami żądań: <text:line-break/></text:span><text:span text:style-name="T107">HTTP Strict Transport Security, X-Content-Type-Options, Cache Control, X-XSS-Protection, X-Frame-Options</text:span></text:p>
      <text:p text:style-name="P23"><text:span text:style-name="T107">- </text:span><text:span text:style-name="T116">udostępnia kilka metod zdefinowanych w specyfikacji API Servletu</text:span></text:p>
      <text:p text:style-name="P110">Długość sesji</text:p>
      <text:p text:style-name="P135">Ustalenie długości sesji z poziomu aplikacji jest możliwa tylko przy użyciu pliku <text:span text:style-name="T214">web.xml</text:span> nie jest to możliwe kiedy konfiguruje się aplikację, bez użycia plików xml tak jak to ma miejsce w przypadku mojej aplikacji. <text:span text:style-name="T250">Można również ustawić długość sesji modyfikując plik web.xml Tomcata ale wtedy zmiana ta dotknie wszystkch aplikacji znajdujących się na tym serwerze. Jest natomiast możliwe ustawienie sesji dla poszczególnych żądań:</text:span></text:p>
      <text:p text:style-name="P142">HttpSession session = request.getSession();<text:line-break/>session.setMaxInactiveInterval(1<text:span text:style-name="T250">5</text:span>*60); </text:p>
      <text:p text:style-name="P136">[22]</text:p>
      <text:p text:style-name="P110"/>
      <text:h text:style-name="P360" text:outline-level="3"><text:bookmark-start text:name="__RefHeading___Toc1524_366830727"/><text:span text:style-name="T58">3.</text:span><text:span text:style-name="T68">6</text:span><text:span text:style-name="T58">.</text:span><text:span text:style-name="T63">2</text:span><text:span text:style-name="T58"> </text:span><text:span text:style-name="T60">Używając Spring </text:span><text:span text:style-name="T63">Boota</text:span><text:bookmark-end text:name="__RefHeading___Toc1524_366830727"/></text:h>
      <text:p text:style-name="P137">W przypadku Spring Boota wystraczy nam jedna zależność która <text:span text:style-name="T224">zawiera</text:span> wszystko co będzie nam potrzebne do użycia <text:span text:style-name="T224">bibliotek</text:span> z projektu Spring Security</text:p>
      <text:p text:style-name="P78"><text:s text:c="4"/>&lt;dependency&gt;</text:p>
      <text:p text:style-name="P78"><text:s text:c="8"/>&lt;groupId&gt;org.springframework.boot&lt;/groupId&gt;</text:p>
      <text:p text:style-name="P78"><text:s text:c="8"/>&lt;artifactId&gt;spring-boot-starter-security&lt;/artifactId&gt;</text:p>
      <text:p text:style-name="P79"><text:s text:c="4"/>&lt;/dependency&gt;</text:p>
      <text:p text:style-name="P375">[16] </text:p>
      <text:p text:style-name="P78"/>
      <text:p text:style-name="P138">To wszystko co potrzebujemy, żeby <text:span text:style-name="T225">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18">WebSecurityConfig </text:span><text:span text:style-name="T225"><text:s/>i tworzymy w niej klasę zwracającą </text:span><text:span text:style-name="T218">UserDetailsService.</text:span></text:p>
      <text:p text:style-name="P111"/>
      <text:p text:style-name="P112">Długość sesji</text:p>
      <text:p text:style-name="P284"><text:span text:style-name="T107">Żeby ustawić długość sesji wystarczy dodać jedną linię w pliku </text:span><text:span text:style-name="T102">application.properties</text:span><text:span text:style-name="T107">:</text:span></text:p>
      <text:p text:style-name="P285">server.servlet.session.timeout=15m</text:p>
      <text:p text:style-name="P139">Dzięki czemu długość sesji będzie wynosiła 15 minut. <text:span text:style-name="T249">[22]</text:span></text:p>
      <text:p text:style-name="P113"><text:soft-page-break/></text:p>
      <text:p text:style-name="P284"><text:span text:style-name="T67">3.</text:span><text:span text:style-name="T68">6</text:span><text:span text:style-name="T67">.</text:span><text:span text:style-name="T65">3</text:span><text:span text:style-name="T67"> </text:span><text:span text:style-name="T64">Porównanie</text:span></text:p>
      <text:p text:style-name="P286">W tym przypadku nie doświadczymy dużej różnicy. Trochę mniej zależności w pliku pom.xml oraz <text:span text:style-name="T245">dodanie adnotacji </text:span><text:span text:style-name="T219">@EnableWebSecurity</text:span><text:span text:style-name="T187"> to jest jedyne dodatkowe działanie, które jest od nas wymagane jeśli zdecydujemy się na tworzenie aplikacji przy użyciu Spring Framework. </text:span><text:span text:style-name="T188">Plusem natomiast jest możliwość łatwego ustawienia długości sesji dla zalogowanych użytkowników.</text:span></text:p>
      <text:p text:style-name="P216"/>
      <text:h text:style-name="P343" text:outline-level="2"><text:bookmark-start text:name="__RefHeading___Toc2527_3287227940"/>3.<text:span text:style-name="T248">7</text:span>. <text:span text:style-name="T248">Komunikacja z bazą danych</text:span><text:bookmark-end text:name="__RefHeading___Toc2527_3287227940"/></text:h>
      <text:p text:style-name="P287"/>
      <text:p text:style-name="P288">Spring oferuję szeroką gamę możliwości jeśli chodzi o <text:span text:style-name="T251">komunikację</text:span> ze wszelkimi z ba<text:span text:style-name="T251">za</text:span>mi danych. <text:span text:style-name="T251">Do głównych modułów wchodzących w skład projektu Spring Data możemy zaliczyć:</text:span></text:p>
      <text:list xml:id="list1028971668" text:style-name="L4">
        <text:list-item>
          <text:p text:style-name="P289">Spring Data Commons</text:p>
        </text:list-item>
        <text:list-item>
          <text:p text:style-name="P289">Spring Data JDBC</text:p>
        </text:list-item>
        <text:list-item>
          <text:p text:style-name="P289">pring Data JDBC Ext</text:p>
        </text:list-item>
        <text:list-item>
          <text:p text:style-name="P289">Spring Data JPA </text:p>
        </text:list-item>
        <text:list-item>
          <text:p text:style-name="P289">Spring Data KeyValue</text:p>
        </text:list-item>
        <text:list-item>
          <text:p text:style-name="P289">Spring Data LDAP </text:p>
        </text:list-item>
        <text:list-item>
          <text:p text:style-name="P289">Spring Data MongoDB</text:p>
        </text:list-item>
        <text:list-item>
          <text:p text:style-name="P289">Spring Data Redis</text:p>
        </text:list-item>
        <text:list-item>
          <text:p text:style-name="P289">pring Data REST </text:p>
        </text:list-item>
        <text:list-item>
          <text:p text:style-name="P289">Spring Data for Apache Cassandra</text:p>
        </text:list-item>
        <text:list-item>
          <text:p text:style-name="P289">Spring Data for Apache Geode</text:p>
        </text:list-item>
        <text:list-item>
          <text:p text:style-name="P289">Spring Data for Apache Solr </text:p>
        </text:list-item>
        <text:list-item>
          <text:p text:style-name="P289">Spring Data for Pivotal GemFire</text:p>
        </text:list-item>
      </text:list>
      <text:p text:style-name="P287"/>
      <text:p text:style-name="P239">Spring Data JPA</text:p>
      <text:p text:style-name="P32"><text:span text:style-name="T190">Ułatwia stworzenie repozytorium opartego o JPA czyli Java Persistence API. JPA jest to ustandardaryzowany zestaw reguł określający jak ma wyglądać ORM dla Javy. Jest to standard posiadający wiele implementacji. </text:span><text:span text:style-name="T191">JPA opiera się o anotacje, którymi określamy w jaki sposób obiekt</text:span><text:span text:style-name="T252">y javowe (encje w nomenklaturze javovej) mają być zmapowane na wiersze w odpowiednich tabelach. Możemy zdefinować również w jaki sposób ma zostać odzwierciedlone w bazie danych dziedziczenie obiektów oraz powiązania m</text:span><text:span text:style-name="T157">iędzy tabelami.</text:span><text:span text:style-name="T158"> Najbardziej znaną i powszechną implementacją jest Hibernate, który jest używany na niższych poziomach abstrakcji w projekcie Spring Data JPA. Do innych popularnych implementacji tego starndardu można zaliczy</text:span><text:span text:style-name="T157">ć: </text:span><text:span text:style-name="Strong_20_Emphasis"><text:span text:style-name="T135">Toplink, EclipseLink, Apache OpenJPA, DataNucleus, ObjectDB, CMobileCom JPA. </text:span></text:span><text:span text:style-name="Strong_20_Emphasis"><text:span text:style-name="T117">[</text:span></text:span><text:span text:style-name="Strong_20_Emphasis"><text:span text:style-name="T118">23</text:span></text:span><text:span text:style-name="Strong_20_Emphasis"><text:span text:style-name="T117">] </text:span></text:span></text:p>
      <text:p text:style-name="P217"><text:soft-page-break/></text:p>
      <text:p text:style-name="P240">MySQL</text:p>
      <text:p text:style-name="P218">Do przechowywania danych użyłem bazy MySQL. Jest to popularna baza danych powszechnie używana mniej wymagających środowiskach. Chociaż jest ona w pełni funkcjonalna i wystarczająco wydajna dla większości zastosowań biznesowych.</text:p>
      <text:p text:style-name="P218"/>
      <text:h text:style-name="P361" text:outline-level="3"><text:bookmark-start text:name="__RefHeading___Toc1922_4175367861"/><text:span text:style-name="T58">3.</text:span><text:span text:style-name="T66">7</text:span><text:span text:style-name="T58">.</text:span><text:span text:style-name="T60">1</text:span><text:span text:style-name="T58"> </text:span><text:span text:style-name="T60">Używając Springa</text:span><text:bookmark-end text:name="__RefHeading___Toc1922_4175367861"/></text:h>
      <text:p text:style-name="P152"/>
      <text:p text:style-name="P152"/>
      <text:h text:style-name="P361" text:outline-level="3"><text:bookmark-start text:name="__RefHeading___Toc1924_4175367861"/><text:span text:style-name="T58">3.</text:span><text:span text:style-name="T66">7</text:span><text:span text:style-name="T58">.</text:span><text:span text:style-name="T63">2</text:span><text:span text:style-name="T58"> </text:span><text:span text:style-name="T60">Używając Spring </text:span><text:span text:style-name="T63">Boota</text:span><text:bookmark-end text:name="__RefHeading___Toc1924_4175367861"/></text:h>
      <text:p text:style-name="Text_20_body">W przypadku spring boota, żeby móc korzystać możliwości jakie daje nam omawiany ORM musimy wykonać 3 czynności:</text:p>
      <text:p text:style-name="Text_20_body">1. Dodajemy zależności w pliku pom.xml dla konektorów mysql i artefaktu zawierającego wszystkie niezbędne biblioteki wchodzące w skład Spring Data JPA.</text:p>
      <text:p text:style-name="Preformatted_20_Text"><text:s text:c="8"/>&lt;dependency&gt;</text:p>
      <text:p text:style-name="Preformatted_20_Text"><text:s text:c="12"/>&lt;groupId&gt;org.springframework.boot&lt;/groupId&gt;</text:p>
      <text:p text:style-name="Preformatted_20_Text"><text:s text:c="12"/>&lt;artifactId&gt;spring-boot-starter-data-jpa&lt;/artifactId&gt;</text:p>
      <text:p text:style-name="Preformatted_20_Text"><text:s text:c="8"/>&lt;/dependency&gt;</text:p>
      <text:p text:style-name="Preformatted_20_Text"/>
      <text:p text:style-name="Preformatted_20_Text"><text:s text:c="8"/>&lt;dependency&gt;</text:p>
      <text:p text:style-name="Preformatted_20_Text"><text:s text:c="12"/>&lt;groupId&gt;mysql&lt;/groupId&gt;</text:p>
      <text:p text:style-name="Preformatted_20_Text"><text:s text:c="12"/>&lt;artifactId&gt;mysql-connector-java&lt;/artifactId&gt;</text:p>
      <text:p text:style-name="Preformatted_20_Text"><text:s text:c="8"/>&lt;/dependency&gt;</text:p>
      <text:p text:style-name="Text_20_body"/>
      <text:p text:style-name="Text_20_body">2. W pliku application.properties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p>
      <text:p text:style-name="Text_20_body">3. Oznaczamy odpowiednimi adnotacjami nasze klasy, które mają zostać encjami.</text:p>
      <text:p text:style-name="Preformatted_20_Text"><text:soft-page-break/>@Entity</text:p>
      <text:p text:style-name="Preformatted_20_Text">@Table(name = "json_record")</text:p>
      <text:p text:style-name="Preformatted_20_Text">public class JsonRecord </text:p>
      <text:p text:style-name="Preformatted_20_Text"/>
      <text:p text:style-name="Text_20_body">Nad nazwą klasy dodajemy adnotację @Entity, która mówi Spingowi, że ta klasa ma mieć swoją tabelę w bazie. <text:s/>W adnotacji @Table, która nie jest obowiązkowa, określamy jak ma się nazywać dana tabela zawierające encje danego typu. </text:p>
      <text:p text:style-name="Preformatted_20_Text">@Id</text:p>
      <text:p text:style-name="Preformatted_20_Text">@Column(unique = true, nullable = false)</text:p>
      <text:p text:style-name="Preformatted_20_Text">@GeneratedValue(strategy = GenerationType.IDENTITY)</text:p>
      <text:p text:style-name="Preformatted_20_Text">private Long id;</text:p>
      <text:p text:style-name="Preformatted_20_Text"/>
      <text:p text:style-name="Text_20_body">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p>
      <text:p text:style-name="Text_20_body">Kolejną adnotacją, którą użyłem przy definowaniu moich encji i połączeń między nimi jest adnotacja</text:p>
      <text:p text:style-name="Preformatted_20_Text">@OneToMany(cascade = CascadeType.ALL,</text:p>
      <text:p text:style-name="Preformatted_20_Text">orphanRemoval = true,</text:p>
      <text:p text:style-name="Preformatted_20_Text">mappedBy = "user")</text:p>
      <text:p text:style-name="Preformatted_20_Text">private List&lt;JsonRecord&gt; jsonRecords;</text:p>
      <text:p text:style-name="Preformatted_20_Text"/>
      <text:p text:style-name="Text_20_body">oraz odpowiadająca jej w klasie powiązanej:</text:p>
      <text:p text:style-name="Preformatted_20_Text">@ManyToOne()</text:p>
      <text:p text:style-name="Preformatted_20_Text">private User user;</text:p>
      <text:p text:style-name="Preformatted_20_Text"/>
      <text:p text:style-name="Text_20_body">Określają one w jaki sposób mają być powiązane tabele i jaka występuje relacja między nimi. 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OrphanRemoval mówi o tym, czy mają zostać usunięte rekordy z bazy kiedy z listy usuniemy obiekt danego typu. </text:p>
      <text:p text:style-name="Preformatted_20_Text">@ManyToMany(fetch = FetchType.EAGER)</text:p>
      <text:p text:style-name="Preformatted_20_Text">@JoinTable(name = "users_roles",</text:p>
      <text:p text:style-name="Preformatted_20_Text">joinColumns = @JoinColumn(name = "user_id", referencedColumnName = "id"),</text:p>
      <text:p text:style-name="Preformatted_20_Text">inverseJoinColumns = @JoinColumn(name = "role_id", referencedColumnName = "id"))</text:p>
      <text:p text:style-name="Preformatted_20_Text">private Collection&lt;Role&gt; roles;</text:p>
      <text:p text:style-name="Preformatted_20_Text"/>
      <text:p text:style-name="Text_20_body">@ManyToMany określa typ relacji wiele do wielu a parametr fetch mówi, że powiązane obiekty w liście roles powinny również zostać wyciągnięte z bazy danych podczas wykonywania zapytania. @JoinTable określa w jaki sposób w bazie danych ma zostać zrealizowane relacja między tymi encjami, a więc zostanie stworzona tabela o nazwie users_roles gdzie kluczami obcymi zawartymi w tej tabeli będą odpowiednio klucze główne z tabel user_account i role.</text:p>
      <text:p text:style-name="Text_20_body">Ostatnią rzeczą, ktróra jest nam potrzebna, żeby korzystać z bazy danych jest stowrzenie własnego interface, który rozszerza interface JpaRepository&lt;Role, Long&gt; gdzie Role jest typem obiektu na <text:soft-page-break/>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text:span text:style-name="T333">emalie</text:span> to korzystamy z dogodności, jaką zaoferował nam omawiany moduł Spirnga. Dogodność ta polega na tym, że za pomocą samej definicji nazwy metody dajemy znać springowi jak ma stworzyć zapytanie. I tak w naszym przypadku kiedy tworzymy metodę o nazwie findByEmail to stworzone zapytane będzie miało warunek ‘<text:tab/>WHERE EMAIL = {{email podany w parametrze}}‘.</text:p>
      <text:p text:style-name="Text_20_body"/>
      <text:h text:style-name="P344" text:outline-level="3"><text:bookmark-start text:name="__RefHeading___Toc1926_4175367861"/>3.7.3 Porównanie<text:bookmark-end text:name="__RefHeading___Toc1926_4175367861"/></text:h>
      <text:p text:style-name="P153"/>
      <text:h text:style-name="P335" text:outline-level="2"><text:bookmark-start text:name="__RefHeading___Toc5939_1057761950"/><text:span text:style-name="T253">3</text:span>.<text:span text:style-name="T253">8</text:span> Testowanie aplikacji w Springu<text:bookmark-end text:name="__RefHeading___Toc5939_1057761950"/></text:h>
      <text:p text:style-name="Text_20_body"/>
      <text:p text:style-name="P290"><text:span text:style-name="T230">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283">płynącej z zastosowania zasady IoC </text:span><text:s/><text:span text:style-name="T283">dla</text:span> testów jednostkowych oraz na korzyściach płynących ze wsparcia Spring Framework dla testów integracyjnych. <text:span text:style-name="T283">[24]</text:span></text:p>
      <text:h text:style-name="P345" text:outline-level="3"><text:bookmark-start text:name="__RefHeading___Toc5941_1057761950"/>3.<text:span text:style-name="T254">8</text:span>.<text:span text:style-name="T254">1</text:span> <text:span text:style-name="T254">Spring Boot</text:span><text:bookmark-end text:name="__RefHeading___Toc5941_1057761950"/></text:h>
      <text:p text:style-name="P140"/>
      <text:p text:style-name="Text_20_body">Żeby zacząć korzystać z funkcjonalności Springa związanych z testowaniem, najpierw należy w pliku pom.xml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225">W ten sposób Spring udostępnia nam do do dyspozycji następujące narzędzia:</text:p>
      <text:p text:style-name="P191">JUnit i Hamcrest</text:p>
      <text:p text:style-name="P173">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91">Mockito</text:p>
      <text:p text:style-name="P226"><text:span text:style-name="T140">Kolejną frameworkiem, który dostarcza starter testowy, jest Mockito. Czasami podczas testowania kodu potrzebna jest zależnością od innego obiektu, który ciężko jest zbudować lub nie </text:span><text:soft-page-break/><text:span text:style-name="T140">potrzebujemy mieć dostępu do funkcjonalności tego obiektu, a jedynie referencję do niego. W takich przypadkach można zastosować Mockito, żeby stworzyć atrapę obiektu </text:span><text:span text:style-name="T141">i zdefiniować co mamy otrzymać kiedy wywołamy odpowiednie metody z tego obiektu.</text:span></text:p>
      <text:p text:style-name="P228"><text:span text:style-name="T145">P</text:span><text:span text:style-name="T144">ozostałe biblioteki</text:span></text:p>
      <text:p text:style-name="P226"><text:span text:style-name="T140">Spring Test &amp; Spring Boot Test — </text:span><text:span text:style-name="T141">Narzędzia do o</text:span><text:span text:style-name="T140">bsług</text:span><text:span text:style-name="T141">i</text:span><text:span text:style-name="T140"> testów i testów integrac</text:span><text:span text:style-name="T141">yjnych</text:span><text:span text:style-name="T140"> aplikacji Spring Boot.</text:span></text:p>
      <text:p text:style-name="P226"><text:span text:style-name="T140">AssertJ — </text:span><text:span text:style-name="T141">biblioteka z assercjami.</text:span></text:p>
      <text:p text:style-name="P227"><text:span text:style-name="T140">JSONassert — </text:span><text:span text:style-name="T141">biblioteka z assercjami dla formatu</text:span><text:span text:style-name="T140"> JSON.</text:span></text:p>
      <text:p text:style-name="P226"><text:span text:style-name="T140">JsonPath — XPath </text:span><text:span text:style-name="T141">dla formatu</text:span><text:span text:style-name="T140"> JSON.</text:span></text:p>
      <text:p text:style-name="P173"/>
      <text:p text:style-name="P229"><text:span text:style-name="T140">S</text:span><text:span text:style-name="T139">pring Boot umożliwia nam testowanie </text:span><text:span text:style-name="T142">aplikacji udostępniając nam 3 </text:span><text:span text:style-name="T143">podstawowe </text:span><text:span text:style-name="T142">adnotacje:</text:span></text:p>
      <text:p text:style-name="P174">@SpringBootTest</text:p>
      <text:p text:style-name="P175">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229"><text:bookmark-start text:name="__DdeLink__3891_3849335869"/>@AutoConfigureMockMvc<text:bookmark-end text:name="__DdeLink__3891_3849335869"/></text:p>
      <text:p text:style-name="P232">Używając tej adnotacji dodajemy <text:span text:style-name="T269">MockMvc</text:span><text:span text:style-name="T256"> do kontekstu aplikacji </text:span>czyli obiekt, dzięki któremu możemy <text:span text:style-name="T284">wysyłać żądania HTTP do testowanej aplikacji i sprawdzić poprawność odpowiedzi. Dzięki temu p</text:span>odejści<text:span text:style-name="T285">u</text:span> wcale nie uruchamia<text:span text:style-name="T285">my </text:span>serwera, <text:span text:style-name="T285">testujemy tylko</text:span> warstwy poniżej, w której Spring obsługuje przychodzące żądanie HTTP i przekazuje je kontrolerowi. W ten sposób <text:span text:style-name="T285">cała aplikacja działa dokładnie tak jak by była normalnie uruchomiona za wyjątkiem wystartowania server, co jest koszonym procesem, który znacznie wydłuża czas testowania.</text:span></text:p>
      <text:p text:style-name="P171">@WebMvcTest</text:p>
      <text:p text:style-name="P172">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40"><text:span text:style-name="Source_20_Text"><text:span text:style-name="T26">[26] </text:span></text:span><text:span text:style-name="Source_20_Text"><text:span text:style-name="T27">[27]</text:span></text:span></text:p>
      <text:p text:style-name="P40"><text:span text:style-name="Source_20_Text"><text:span text:style-name="T27">@DataJpaTest</text:span></text:span></text:p>
      <text:p text:style-name="P41"><text:span text:style-name="Source_20_Text"><text:span text:style-name="T28">Jest kolejną adnotacją, której używamy kiedy chcemy stworzyć testy integracyjne obejmujące swoim zakresem tylk</text:span></text:span><text:span text:style-name="Source_20_Text"><text:span text:style-name="T29">o </text:span></text:span><text:span text:style-name="Source_20_Text"><text:span text:style-name="T30">funkcjonalności</text:span></text:span><text:span text:style-name="Source_20_Text"><text:span text:style-name="T29"> związane z JPA. Użycie tej adnotacji wyłączy pełną automatyczną konfigurację i zamiast tego zastosuje tylko konfigurację odpowiednią do testów </text:span></text:span><text:span text:style-name="Source_20_Text"><text:span text:style-name="T39">JPA. [28] Możemy na przykład wstrzyknąć </text:span></text:span><text:span text:style-name="Source_20_Text"><text:span text:style-name="T51">DataSource, @JdbcTemplate</text:span></text:span><text:span text:style-name="Source_20_Text"><text:span text:style-name="T39"> lub </text:span></text:span><text:span text:style-name="Source_20_Text"><text:span text:style-name="T51">@EntityManager</text:span></text:span><text:span text:style-name="Source_20_Text"><text:span text:style-name="T39">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51">application.properties</text:span></text:span><text:span text:style-name="Source_20_Text"><text:span text:style-name="T39"> lub </text:span></text:span><text:span text:style-name="Source_20_Text"><text:span text:style-name="T51">application.yml</text:span></text:span><text:span text:style-name="Source_20_Text"><text:span text:style-name="T39">. Należy pamiętać, że domyślnie kontekst aplikacji zawierający wszystkie te składniki, w tym bazę danych, jest </text:span></text:span><text:soft-page-break/><text:span text:style-name="Source_20_Text"><text:span text:style-name="T40">współdzielony</text:span></text:span><text:span text:style-name="Source_20_Text"><text:span text:style-name="T39"> przez wszystkie metody testowe we wszystkich klasach testowych z adnotacjami </text:span></text:span><text:span text:style-name="Source_20_Text"><text:span text:style-name="T51">@DataJpaTest</text:span></text:span><text:span text:style-name="Source_20_Text"><text:span text:style-name="T39">.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41">[31]</text:span></text:span></text:p>
      <text:p text:style-name="P42"><text:span text:style-name="Source_20_Text"><text:span text:style-name="T42">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52">.sql np. <text:s/>createUser.sql </text:span></text:span><text:span text:style-name="Source_20_Text"><text:span text:style-name="T42">w katalogu </text:span></text:span><text:span text:style-name="Source_20_Text"><text:span text:style-name="T52">test/resources </text:span></text:span><text:span text:style-name="Source_20_Text"><text:span text:style-name="T42">i nad metodą dodać adnotację:</text:span></text:span></text:p>
      <text:p text:style-name="P86"><text:span text:style-name="Source_20_Text"><text:span text:style-name="T288">@Sql(scripts={"classpath:createUser.sql"}) </text:span></text:span></text:p>
      <text:p text:style-name="P72"><text:span text:style-name="Source_20_Text"><text:span text:style-name="T288"/></text:span></text:p>
      <text:p text:style-name="P80"><text:span text:style-name="Source_20_Text"><text:span text:style-name="T288"/></text:span></text:p>
      <text:p text:style-name="Text_20_body"><text:span text:style-name="Source_20_Text"><text:span text:style-name="T49">Aktywacja profili podczas testowania</text:span></text:span></text:p>
      <text:p text:style-name="Text_20_body"><text:span text:style-name="Source_20_Text"><text:span text:style-name="T42">Jeśli chcemy podczas testów aktywować odpowiedni profil należy nad klasą z testami dodać adnotację:</text:span></text:span></text:p>
      <text:p text:style-name="Preformatted_20_Text"><text:span text:style-name="Source_20_Text"><text:span text:style-name="T288">@ActiveProfiles("main")</text:span></text:span></text:p>
      <text:p text:style-name="P81"><text:span text:style-name="Source_20_Text"><text:span text:style-name="T98"/></text:span></text:p>
      <text:p text:style-name="Text_20_body"><text:span text:style-name="Source_20_Text"><text:span text:style-name="T42">będziemy wtedy mieli dostęp do zmiennych </text:span></text:span><text:span text:style-name="Source_20_Text"><text:span text:style-name="T43">zdefiniowanych</text:span></text:span><text:span text:style-name="Source_20_Text"><text:span text:style-name="T42"> znajdują</text:span></text:span><text:span text:style-name="Source_20_Text"><text:span text:style-name="T44">cy</text:span></text:span><text:span text:style-name="Source_20_Text"><text:span text:style-name="T42">c</text:span></text:span><text:span text:style-name="Source_20_Text"><text:span text:style-name="T44">h</text:span></text:span><text:span text:style-name="Source_20_Text"><text:span text:style-name="T42"> się w pliku:</text:span></text:span></text:p>
      <text:p text:style-name="P371">application-&lt;profile&gt;.properties <text:span text:style-name="T309">lub </text:span>application-&lt;profile&gt;.yml</text:p>
      <text:p text:style-name="P371"/>
      <text:p text:style-name="P225">Możemy też nadpisać zmienną w danej klasie z testami dodając właściwość do adnotacji:</text:p>
      <text:p text:style-name="P372">@SpringBootTest(properties = "bar=test")</text:p>
      <text:p text:style-name="P372"/>
      <text:p text:style-name="Text_20_body"><text:span text:style-name="Source_20_Text"><text:span text:style-name="T42">Kolejnym sposobem na wskazanie pliku z właściwościami, z którego mają zostać one odczytane podczas testu jest użycie adnotacji ze wskazaniem odpowiedniej lokalizacji:</text:span></text:span></text:p>
      <text:p text:style-name="P84">@TestPropertySource(locations = "/foo.properties")</text:p>
      <text:p text:style-name="P84"/>
      <text:p text:style-name="P230"><text:span text:style-name="T214">Wstrzykiwanie Moków</text:span> </text:p>
      <text:p text:style-name="P231">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 text:style-name="T263">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264">[34] [35]</text:span></text:p>
      <text:h text:style-name="P362" text:outline-level="3"><text:bookmark-start text:name="__RefHeading___Toc5943_1057761950"/><text:span text:style-name="T146">3.</text:span><text:span text:style-name="T147">8</text:span><text:span text:style-name="T146">.</text:span><text:span text:style-name="T147">2</text:span><text:span text:style-name="T146"> </text:span><text:span text:style-name="T148">Spring Framework</text:span><text:bookmark-end text:name="__RefHeading___Toc5943_1057761950"/></text:h>
      <text:p text:style-name="P155"/>
      <text:h text:style-name="P345" text:outline-level="3"><text:bookmark-start text:name="__RefHeading___Toc5945_1057761950"/><text:soft-page-break/>3.<text:span text:style-name="T254">8</text:span>.3 Porównanie<text:bookmark-end text:name="__RefHeading___Toc5945_1057761950"/></text:h>
      <text:p text:style-name="P154"/>
      <text:h text:style-name="P336" text:outline-level="2"><text:bookmark-start text:name="__RefHeading___Toc3697_2044640427"/><text:span text:style-name="T253">3</text:span>.<text:span text:style-name="T286">9</text:span> <text:span text:style-name="T307">Szyfrowanie ruchu </text:span><text:bookmark-end text:name="__RefHeading___Toc3697_2044640427"/></text:h>
      <text:p text:style-name="P66">W dzisiejszych czasach używanie zabezpieczonego (szyfrowanego) <text:span text:style-name="T340">połączenia</text:span> HTTPS(TLS) i bardziej wydajnej wersji protokołu HTTP/2 jest standardem dla wszystkich aplikacji webowych. Łatwo można otrzymać darmowy certyfikat z <text:span text:style-name="T340">serwisu</text:span> Let's Encrypt skonfigurować TLS. Również serwery HTTP i przeglądarki powszechnie zaimplementowały <text:span text:style-name="T340">już </text:span>standard HTTP/2. Używając javy 9 lub wyższej i Spring Boota 2 w prosty sposób możemy skonfigurować i aktywować szyfrowanie ruchu. <text:span text:style-name="T341"><text:line-break/></text:span><text:a xlink:type="simple" xlink:href="https://letsencrypt.org/about/" text:style-name="Internet_20_link" text:visited-style-name="Visited_20_Internet_20_Link">[</text:a><text:span text:style-name="T341">42]</text:span></text:p>
      <text:p text:style-name="Text_20_body"/>
      <text:p text:style-name="P35">HTTP/2</text:p>
      <text:p text:style-name="P66">HTTP/2 jest następcą poprzedniego standardu. Generalnie, dla klienta zastosowanie protokołu w nowej wersji nie powinno być kłopotliwe i <text:span text:style-name="T341">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341">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a xlink:type="simple" xlink:href="https://letsencrypt.org/about/" text:style-name="Internet_20_link" text:visited-style-name="Visited_20_Internet_20_Link">[</text:a><text:span text:style-name="T341">43] </text:span><text:a xlink:type="simple" xlink:href="https://letsencrypt.org/about/" text:style-name="Internet_20_link" text:visited-style-name="Visited_20_Internet_20_Link">[</text:a><text:span text:style-name="T341">44]</text:span></text:p>
      <text:p text:style-name="Text_20_body"/>
      <text:p text:style-name="P35">TLS</text:p>
      <text:p text:style-name="Standard">Protokół TLS <text:s/><text:span text:style-name="T327">(</text:span>Transport Layer Security) został <text:span text:style-name="T327">zaprojektowany</text:span> z myślą o bezpieczeństwie i zapewnieniu prywatności w komunikacji przez internet. Podstawowym przypadkiem użycia TLS jest szyfrowanie komunikacji między aplikacjami – <text:span text:style-name="T327">przede wszystkim przeglądarkami,</text:span> a serwerami <text:span text:style-name="T327">aplikacyjnymi lub webowymi</text:span>. Możemy użyć go również do szyfrowania komunikacji mailowej czy głosowej. Ostatnią wersją jest TLS 1.3 wydan<text:span text:style-name="T327">y</text:span> w 2018 r. Jego poprzednikiem był S<text:span text:style-name="T327">S</text:span>L i czasami <text:span text:style-name="T327">można się jeszcze spotkać z tą</text:span> nazwy protokołu. Trzy podstawowe funkcję protokołu TLS to:</text:p>
      <text:list xml:id="list3087308737" text:style-name="L5">
        <text:list-item>
          <text:p text:style-name="P91">Szyfrowanie: ukrywanie danych podczas transportu przed osobami z zewnątrz</text:p>
        </text:list-item>
        <text:list-item>
          <text:p text:style-name="P91">Uwierzytelnienie: upewnienie się, że podmioty komunikujące się wiedzą z kim się komunikują</text:p>
        </text:list-item>
        <text:list-item>
          <text:p text:style-name="P91">Integralność: upewnienie się, że dane są spójne i nie zostały w żaden sposób zmienione</text:p>
        </text:list-item>
      </text:list>
      <text:p text:style-name="Text_20_body">J<text:span text:style-name="T256">eśli aplikacja chce używać TLS musi mieć certyfikat TLS zainstalowana w swoim serwerze aplikacji (w naszym przypadku jest to Tomcat). Certyfikat zostaje wydany przez </text:span><text:span text:style-name="Emphasis"><text:span text:style-name="T256">centrum certyfikacji (w naszym przypadku sami wygenerowaliśmy </text:span></text:span><text:span text:style-name="Emphasis"><text:span text:style-name="T265">taki </text:span></text:span><text:span text:style-name="Emphasis"><text:span text:style-name="T256">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265">serwer.</text:span></text:span></text:p>
      <text:p text:style-name="Text_20_body">Podczas TLS handshake, <text:span text:style-name="T327">urządzenie</text:span> użytkownika oraz serwer <text:span text:style-name="T327">webowy</text:span>:</text:p>
      <text:list xml:id="list536769877" text:style-name="L6">
        <text:list-item>
          <text:p text:style-name="P92"><text:soft-page-break/>określają której wersji TLS będą używać (TLS 1.0, 1.2, 1.3)</text:p>
        </text:list-item>
        <text:list-item>
          <text:p text:style-name="P92"><text:span text:style-name="T327">decydują</text:span>, którego zestawu szyfrów będą <text:span text:style-name="T327">używać</text:span></text:p>
        </text:list-item>
        <text:list-item>
          <text:p text:style-name="P92">klient uwierzytelnia serwer używając certyfikatu TLS z serwera</text:p>
        </text:list-item>
        <text:list-item>
          <text:p text:style-name="P92">generowany jest klucz sesji do szyfrowania wiadomości po zakończonym handshake</text:p>
        </text:list-item>
      </text:list>
      <text:p text:style-name="Text_20_body">Ze względu na złożony proces konfigurowania połączenia TLS czas ładowania się wydłuża <text:span text:style-name="T327">i</text:span> pochłaniania jest dodatkowa moc obliczeniowa. Klient i serwer muszą komunikować się kilka razy, zanim jakiekolwiek dane zostaną przesłane, a to <text:span text:style-name="T327">zabiera</text:span> cenne milisekundy czasu ładowania aplikacji, a także trochę pamięci klienta i serwera.<text:line-break/><text:span text:style-name="T328">[45]</text:span></text:p>
      <text:p text:style-name="Text_20_body"/>
      <text:p text:style-name="P35">HTTPS</text:p>
      <text:p text:style-name="Text_20_body">HTTPS czyli HTTP Secure jest komunikacją wg protokołu HTTP szyfrowaną protokołem TLS. Żeby taką komunikację uzyskać w naszej aplikacji będziemy musieli wykonać kilka kroków:</text:p>
      <text:list xml:id="list1956542204" text:style-name="L7">
        <text:list-item>
          <text:p text:style-name="P93">Wygenerować klucz publiczny i prywatny</text:p>
        </text:list-item>
        <text:list-item>
          <text:p text:style-name="P93"><text:s/>Stworzyć żąd<text:span text:style-name="T328">a</text:span>ni<text:span text:style-name="T328">e</text:span> podpisania certyfikatu (Certificate Signing Request <text:s/>- CSR) <text:span text:style-name="T328">i</text:span> wysłać <text:span text:style-name="T328">je</text:span> do centrum <text:span text:style-name="Emphasis"><text:span text:style-name="T256">certyfikacji</text:span></text:span> (CA)</text:p>
        </text:list-item>
        <text:list-item>
          <text:p text:style-name="P93"><text:s/>Zainstalować certyfikat uzyskany od CA w naszym serwerze aplikacji. W naszym przypadku użyjemy keystore umieszczonego w Tomkacie.</text:p>
        </text:list-item>
      </text:list>
      <text:p text:style-name="P94">[46] </text:p>
      <text:h text:style-name="Heading_20_3" text:outline-level="3"><text:bookmark-start text:name="__RefHeading___Toc3976_3849335869"/>Tworzenie certyfikatu<text:bookmark-end text:name="__RefHeading___Toc3976_3849335869"/></text:h>
      <text:p text:style-name="Text_20_body">Stworzenie <text:span text:style-name="T329">certyfikatu</text:span> i odpowiednich kluczy prywatnych i publicznych dla naszego lokalnego centrum certyfikacji i se<text:span text:style-name="T329">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256">gdzie będziemy trzymali wszystkie artefakty potrzebne do stworzenia naszego centrum certyfikacji</text:span></text:span></text:p>
      <text:p text:style-name="Text_20_body"><text:span text:style-name="Emphasis">server – </text:span><text:span text:style-name="Emphasis"><text:span text:style-name="T256">gdzie będziemy trzymać artefakty potrzebne do stworzenia certyfikatu</text:span></text:span></text:p>
      <text:p text:style-name="Text_20_body"><text:span text:style-name="Emphasis"><text:span text:style-name="T266">Później</text:span></text:span><text:span text:style-name="Emphasis"><text:span text:style-name="T256"> tworzymy klucze (publiczny i prywatny) i certyfikat na potrzeby centrum certyfikacji (certificate authority – CA). Użyjemy do tego narzędzia keytool </text:span></text:span><text:span text:style-name="Emphasis"><text:span text:style-name="T266">znajdującego</text:span></text:span><text:span text:style-name="Emphasis"><text:span text:style-name="T256">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256">Dzięki tej komendzie dostajemy keystore czyli plik z kluczami. Teraz możemy z ketstorea wyeksportować certyfika</text:span></text:span><text:span text:style-name="Emphasis"><text:span text:style-name="T266">t</text:span></text:span><text:span text:style-name="Emphasis"><text:span text:style-name="T256">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text:soft-page-break/>ext EKU:c=serverAuth -ext "SAN:c=DNS:localhost,IP:127.0.0.1" -validity 3650 -keystore ./server.jks -storepass secret -keypass secret</text:p>
      <text:p text:style-name="Preformatted_20_Text"/>
      <text:p text:style-name="Standard"><text:span text:style-name="T329">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329">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256">Następnie należy zaimportować certyfikat CA do naszej przeglądarki. Importowanym plikiem jest </text:span><text:span text:style-name="Emphasis"><text:span text:style-name="T269">ca.pem. </text:span></text:span></text:p>
      <text:h text:style-name="Heading_20_3" text:outline-level="3"><text:bookmark-start text:name="__RefHeading___Toc5949_10577619501"/>3.9.1 Spring Boot<text:bookmark-end text:name="__RefHeading___Toc5949_10577619501"/></text:h>
      <text:p text:style-name="Text_20_body">Teraz kiedy mamy przygotowany certyfikat i zaimportowaliśmy go do przeglądarki możemy użyć keystora z certyfikatem do szyfrowania ruchu między przeglądarką a aplikacją. W tym celu należy do pliku <text:span text:style-name="T269">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Text_20_body"/>
      <text:h text:style-name="Heading_20_3" text:outline-level="3"><text:bookmark-start text:name="__RefHeading___Toc5951_10577619501"/>3.9.2 Spring Framework<text:bookmark-end text:name="__RefHeading___Toc5951_10577619501"/></text:h>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330">omówionym</text:span> <text:s/>powyżej.</text:p>
      <text:h text:style-name="P336" text:outline-level="2"><text:soft-page-break/></text:h>
      <text:h text:style-name="P336" text:outline-level="2"><text:bookmark-start text:name="__RefHeading___Toc5947_1057761950"/><text:span text:style-name="T253">3</text:span>.<text:span text:style-name="T307">10</text:span> <text:span text:style-name="T255">Wdrażanie aplikacji na środowisko produkcyjne</text:span><text:bookmark-end text:name="__RefHeading___Toc5947_1057761950"/></text:h>
      <text:p text:style-name="P291"/>
      <text:h text:style-name="P346" text:outline-level="3"><text:bookmark-start text:name="__RefHeading___Toc5949_1057761950"/>3.<text:span text:style-name="T307">10</text:span>.<text:span text:style-name="T254">1</text:span> <text:span text:style-name="T254">Spring Framework</text:span><text:bookmark-end text:name="__RefHeading___Toc5949_1057761950"/></text:h>
      <text:p text:style-name="Text_20_body">Żeby nasz aplikacja była dostępna dla wszystkich użytkowników, należy umieścić ją na serwerze aplikacyjnym, bądź tak jak w naszym przypadku kontenerze serwletów. <text:span text:style-name="T334">Najpierw musimy przygotować paczkę z aplikają oraz wszystkimi bibliotekami potrzebnymi naszej aplikacji. Wykorzystujemy do tego narzędzie do budowania aplikacji czyli w naszym przypadku Mavena. Wystarczy w folderze z plikiem </text:span><text:span text:style-name="T278">pom.xml </text:span><text:span text:style-name="T262">wpisać komendę:</text:span></text:p>
      <text:p text:style-name="Preformatted_20_Text">mvn package</text:p>
      <text:p text:style-name="Preformatted_20_Text"/>
      <text:p text:style-name="P233">Komenda ta wywołuje po kolei wszystkie fazy budowania paczki i na koniec w folderze <text:span text:style-name="T269">target </text:span><text:span text:style-name="T256">dostajemy plik </text:span><text:span text:style-name="T269">nazwa_aplikacji.war</text:span><text:span text:style-name="T256">. Fazy budowania aplikacji w kolejności wykonania:</text:span></text:p>
      <text:list xml:id="list1816111650" text:style-name="L10">
        <text:list-item>
          <text:p text:style-name="P377">validate</text:p>
        </text:list-item>
        <text:list-item>
          <text:p text:style-name="P377">generate-sources</text:p>
        </text:list-item>
        <text:list-item>
          <text:p text:style-name="P377">process-sources</text:p>
        </text:list-item>
        <text:list-item>
          <text:p text:style-name="P377">generate-resources</text:p>
        </text:list-item>
        <text:list-item>
          <text:p text:style-name="P377">process-resources</text:p>
        </text:list-item>
        <text:list-item>
          <text:p text:style-name="P377">compile</text:p>
        </text:list-item>
        <text:list-item>
          <text:p text:style-name="P377">package</text:p>
        </text:list-item>
      </text:list>
      <text:p text:style-name="Preformatted_20_Text"/>
      <text:p text:style-name="P234"><text:span text:style-name="T334">Teraz mając ten plik możemy umieścić go w folde</text:span>rze <text:span text:style-name="T269">tomcat/webabs.</text:span><text:span text:style-name="T256"> </text:span><text:span text:style-name="T267">Dzięki temu tomcat wypakuje pliki znajdujące się w tej paczce i uruchomi naszą aplikację. [48]</text:span></text:p>
      <text:h text:style-name="P347" text:outline-level="3">3.<text:span text:style-name="T335">9.2</text:span> <text:span text:style-name="T254">Spring Boot</text:span></text:h>
      <text:p text:style-name="P241">WAR vs JAR</text:p>
      <text:p text:style-name="P247">Domyślnie Spring Boot pakuje aplikacje w plik, który jest wykonywalnym JARem z umieszczonym w środku Tomcatem. Można go uruchomić komendą <text:span text:style-name="T269">java -jar nazwa_aplikacji.jar. </text:span><text:span text:style-name="T256">Czasem pojawia się jednak potrzeba, żeby wdrożyć aplikację na istniejący server. Tak jak to zostało opisane w poprzednim podrozdziale. Musimy wtedy w pliku </text:span><text:span text:style-name="T269">pom.xml</text:span><text:span text:style-name="T256"> </text:span><text:span text:style-name="T268">należy zmienić sposób pakowania:</text:span></text:p>
      <text:p text:style-name="Preformatted_20_Text">&lt;packaging&gt;war&lt;/packaging&gt;</text:p>
      <text:p text:style-name="Preformatted_20_Text"/>
      <text:p text:style-name="P248">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98">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java -jar application_name.war</text:p>
      <text:p text:style-name="P299"><text:soft-page-break/>[49]</text:p>
      <text:p text:style-name="P299"/>
      <text:h text:style-name="P348" text:outline-level="3">3.<text:span text:style-name="T286">9</text:span>.3 <text:span text:style-name="T368">Część wspólna</text:span></text:h>
      <text:p text:style-name="P305"><text:span text:style-name="T63"/></text:p>
      <text:p text:style-name="P241">Wdrażanie w chmurze</text:p>
      <text:p text:style-name="Text_20_body">Obecnie standardem jeśli chodzi o wdrażanie aplikacji na środowiska produkcyjne czy testowe jest korzystanie z usług w chmurze. <text:span text:style-name="T360">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962710778" text:style-name="L11">
        <text:list-item>
          <text:p text:style-name="P300"><text:span text:style-name="T361">Cloud Foundry</text:span></text:p>
        </text:list-item>
        <text:list-item>
          <text:p text:style-name="P300">Heroku</text:p>
        </text:list-item>
        <text:list-item>
          <text:p text:style-name="P300">Google Cloud</text:p>
        </text:list-item>
        <text:list-item>
          <text:p text:style-name="P301">AWS</text:p>
        </text:list-item>
      </text:list>
      <text:p text:style-name="P302">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3270803738" text:style-name="L13">
        <text:list-item>
          <text:p text:style-name="P198">AWS Elastic Beanstalk</text:p>
        </text:list-item>
        <text:list-item>
          <text:p text:style-name="P320">AWS Code Deploy</text:p>
        </text:list-item>
        <text:list-item>
          <text:p text:style-name="P320">AWS OPS Works</text:p>
        </text:list-item>
        <text:list-item>
          <text:p text:style-name="P320">AWS Cloud Formation</text:p>
        </text:list-item>
        <text:list-item>
          <text:p text:style-name="P320">AWS Container Registry</text:p>
        </text:list-item>
      </text:list>
      <text:p>[50]</text:p>
      <text:p text:style-name="P241">AWS Elastic Beanstalk</text:p>
      <text:p text:style-name="P303">W naszym przypadku zdecydowałem się wdrożenie przy użyciu AWS Elastic Beanstalk. <text:span text:style-name="T363">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304"><text:span text:style-name="T364">[5</text:span><text:span text:style-name="T365">1</text:span><text:span text:style-name="T364">]</text:span></text:p>
      <text:p text:style-name="P242">Wdrażanie aplikacji na <text:span text:style-name="T362">Elastic Beanstalk</text:span></text:p>
      <text:p text:style-name="P219"><text:soft-page-break/><text:span text:style-name="T362">Elastic Beanstalk udostępnia dwie platformy:</text:span></text:p>
      <text:p text:style-name="P220">Tomcat – <text:span text:style-name="T367">jest platformą zawierającą kontener aplikacji Tomcat (możemy wybrać różne wersje kontenera)</text:span>. Tomcat jest przesłonięty serwerem proxy nginx, który przekazuje żądania do aplikacji. <text:span text:style-name="T366">Dzięki temu może on odciążyć aplikację i serwować statyczne pliki. </text:span><text:s/><text:span text:style-name="T366">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220">Java SE platform – <text:span text:style-name="T367">jest drugą wersją, którą możemy wybrać przy wdrażaniu aplikacji. Tutaj różnica polega na tym, że umieszczamy na platformie aplikację w formacie JAR. Również mamy do dyspozycji nginxa. </text:span></text:p>
      <text:p text:style-name="P221">[52]</text:p>
      <text:p text:style-name="P153"/>
      <text:h text:style-name="P337" text:outline-level="2"><text:bookmark-start text:name="__RefHeading___Toc3904_3849335869"/><text:span text:style-name="T253">3</text:span>.<text:span text:style-name="T307">11</text:span> <text:span text:style-name="T310">Monitorowanie działania aplikacji</text:span><text:bookmark-end text:name="__RefHeading___Toc3904_3849335869"/></text:h>
      <text:p text:style-name="P144"/>
      <text:p text:style-name="P55"><text:span text:style-name="T17">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53">cichecki.kacper.jsonflattener </text:span><text:span text:style-name="T17">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64"><text:span text:style-name="T18">Spring </text:span><text:span text:style-name="T19">Actuatora </text:span><text:span text:style-name="T18">j</text:span><text:span text:style-name="T31">est to funkcjonalnoś</text:span><text:span text:style-name="T32">cią</text:span><text:span text:style-name="T31"> przeznaczon</text:span><text:span text:style-name="T32">ą</text:span><text:span text:style-name="T31"> dla Spring Boota, więc </text:span><text:span text:style-name="T33">żeby użyć jej w projektcie gdzie jest używany tylko Spring Framework należy dodać kilka zależności i stworzyć odpowiednie klasy konfiguracyjne. </text:span><text:span text:style-name="T34">W Spring Boocie mamy to wszystko dostarczone i skonfigurowane przez twórców projektu. </text:span><text:span text:style-name="T35">[36]</text:span></text:p>
      <text:h text:style-name="P328" text:outline-level="1"><text:bookmark-start text:name="__RefHeading___Toc3906_3849335869"/>Spring Boot Admin<text:bookmark-end text:name="__RefHeading___Toc3906_3849335869"/></text:h>
      <text:p text:style-name="P306"><text:span text:style-name="T25">Kolejnym przydatnym narzędziem ułatwiającym zarządzanie i monitorowanie naszej aplikacji jest </text:span><text:span text:style-name="T50">Spring Boot Admin. </text:span><text:span text:style-name="T25"><text:s/>Jest to aplikacja webowa, która <text:s/>pod spodem używa Spring Boot Actuatora. </text:span><text:span text:style-name="T36">Ma, więc ona dostęp do wszystkich informacji udostępnionych przez naszą aplikację, którą chcemy monitorować i modyfikować w czasie działania. Dzięki temu narzędziu, osoby nieznające</text:span><text:span text:style-name="T25"> Udostępnia nam graficzny </text:span><text:span text:style-name="T36">interfejs</text:span><text:span text:style-name="T25"> dzięki, któremu zarządzanie aplikacją staje się bardziej przejrzyste. </text:span><text:span text:style-name="T36">Projekt ten został </text:span><text:span text:style-name="T37">stworzony</text:span><text:span text:style-name="T36"> przez społeczność pracującą przy rozbudowie platformy Spring.[37]</text:span></text:p>
      <text:p text:style-name="P306"><text:span text:style-name="T36"/></text:p>
      <text:p text:style-name="P243"><text:soft-page-break/><text:span text:style-name="T48">O</text:span><text:span text:style-name="T47">baraz dockerowy aplikacji</text:span></text:p>
      <text:p text:style-name="P307">Docker to zestaw narzędzi do zarządzania kontenerami Linuksa z aspektem „społecznościowym”, umożliwiający użytkownikom publikowanie obrazów kontenerów i korzystanie <text:span text:style-name="T369">obrazów</text:span> opublikowanych przez innych. </text:p>
      <text:p text:style-name="P307"><text:span text:style-name="T25"/></text:p>
      <text:p text:style-name="P307"><text:span text:style-name="T25"/></text:p>
      <text:p text:style-name="P307"><text:span text:style-name="T25"/></text:p>
      <text:p text:style-name="P307"><text:span text:style-name="T25"/></text:p>
      <text:h text:style-name="P338" text:outline-level="2"><text:bookmark-start text:name="__RefHeading___Toc3937_3849335869"/><text:span text:style-name="T253">3</text:span>.<text:span text:style-name="T307">12</text:span> <text:span text:style-name="T316">Pozostałe funkcjonalności i cechy projektu Spring Boot</text:span><text:bookmark-end text:name="__RefHeading___Toc3937_3849335869"/></text:h>
      <text:p text:style-name="P145"/>
      <text:p text:style-name="P192">Logowanie</text:p>
      <text:p text:style-name="P176">Spring Boot używa biblioteki <text:span text:style-name="T214">Apache Commons Logging</text:span>, <text:span text:style-name="T321">która służy jako adapter łączący różne biblioteki służące do logowania. W Spring Boocie dzięki autokonfiguracji mamy do dyspozycji 3 biblioteki <text:s/></text:span><text:span text:style-name="T220">Java Util Logging, Log4J2 </text:span><text:span text:style-name="T321">i</text:span><text:span text:style-name="T220"> Logback</text:span><text:span text:style-name="T321">. Każda z nich jest skonfigurowana, tak żeby wypisywać logi do konsoli. Domyślną biblioteką jest </text:span><text:span text:style-name="T220">Logback</text:span><text:span text:style-name="T274">. </text:span><text:span text:style-name="T321">Standardowo logowane są takie informacje jak:</text:span></text:p>
      <text:list xml:id="list3989975256" text:style-name="L8">
        <text:list-item>
          <text:p text:style-name="P177">data i czas</text:p>
        </text:list-item>
        <text:list-item>
          <text:p text:style-name="P178">poziome logowania: ERROR, WARN, INFO, DEBUG lub TRACE</text:p>
        </text:list-item>
        <text:list-item>
          <text:p text:style-name="P178">ID procesu</text:p>
        </text:list-item>
        <text:list-item>
          <text:p text:style-name="P178">nazwa wątku</text:p>
        </text:list-item>
        <text:list-item>
          <text:p text:style-name="P178">nazwa loggera</text:p>
        </text:list-item>
        <text:list-item>
          <text:p text:style-name="P178">logowana wiadomość</text:p>
        </text:list-item>
      </text:list>
      <text:p text:style-name="P60"><text:span text:style-name="T25">Domyślnym poziomem logowania jest INFO. </text:span><text:span text:style-name="T38">Jeśli chcemy, żeby aplikacja logowała więcej informacji możemy ją odpalić w trybie debug doddając odpowiedni parametr przy uruchamianiu aplikacji:</text:span></text:p>
      <text:p text:style-name="Preformatted_20_Text"><text:span text:style-name="T38"><text:tab/></text:span>java -jar myapp.jar --debug</text:p>
      <text:p text:style-name="P179"/>
      <text:p text:style-name="P180">Możemy też dodać właściwość do pliku z właściwościami aplikacji gdzie definiujemy poziom logowania np.:</text:p>
      <text:p text:style-name="Preformatted_20_Text"><text:span text:style-name="T38"><text:tab/></text:span><text:span text:style-name="T292">debug=true<text:line-break/><text:tab/></text:span><text:span text:style-name="T291">trace=true</text:span></text:p>
      <text:p text:style-name="P368"/>
      <text:p text:style-name="Text_20_body"><text:span text:style-name="T291">Aktywowanie dokładniejszego poziomu logowania zwiększa tylko logowanie logerów użytych w modułach aplikacji takich jak Hibernate, Spring Boot czy kontener aplikacji, nie zmienia poziomu logowania samej </text:span><text:span text:style-name="T293">aplikacji</text:span><text:span text:style-name="T291">, czyli tych logerów użytych przez nas podczas pisania kodu.</text:span></text:p>
      <text:p text:style-name="Text_20_body"><text:soft-page-break/><text:span text:style-name="T291">Jeśli dodatkowo chcemy, żeby logi były zapisywane w pliku należy podać nazwę pliku lub ścieżkę do tego pliku w pliku </text:span><text:span text:style-name="T294">application.properties:</text:span></text:p>
      <text:p text:style-name="P369"/>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92">Rozmiar pliku z logami jest ustawiony na 10Mb. Jeśli przekroczy ten rozmiar jest robiona rotacja plików. Rozmiar ten można modyfikować odpowiednimi właściwościami. <text:span text:style-name="T322">Czas przechowywania oraz sumaryczną wagę wszystkich plików z logami również można zdefiniować w pliku z właściwościami aplikacji. Domyślnie przechowywane są one 7 dni. </text:span></text:p>
      <text:p text:style-name="P61">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61">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94">Kolejną przydatną konfiguracją jest ustawienie logowania dla <text:span text:style-name="T330">kontenera</text:span> aplikacji (domyślnie Tomcata):</text:p>
      <text:p text:style-name="Preformatted_20_Text"/>
      <text:p text:style-name="P82">server.tomcat.accesslog.enabled=true</text:p>
      <text:p text:style-name="P82"><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94">W ten sposób aktywujemy logowanie wszystkich żądań wpadających do Tomcata. Skonfigurowaliśmy również nazwę pliku z logami, <text:span text:style-name="T323">jego lokalizację względem lokalizacji gdzie znajduje się aplikacji</text:span> oraz format daty użyty w logach.</text:p>
      <text:p text:style-name="P295">Jeśli jednak taki zakres konfiguracji nam nie wystarcza należy umieścić plik z <text:span text:style-name="T330">konfiguracją</text:span> odpowiedni dla naszej biblioteki do logowania. Spring w <text:span text:style-name="T330">pierwszej</text:span> kolejności szuka pliku <text:span text:style-name="T269">logback.xml </text:span>w naszej classpath. Przykładowa <text:span text:style-name="T330">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83">&lt;/configuration&gt;</text:p>
      <text:p text:style-name="P374">[39]</text:p>
      <text:p text:style-name="P374"/>
      <text:p text:style-name="P193"><text:soft-page-break/>Etag</text:p>
      <text:p text:style-name="P181">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324">i w odpowiedzi zwracany jest nagłówek </text:span><text:span text:style-name="T269">Etag</text:span> <text:span text:style-name="T324">z wyliczoną wartością. Następnie przeglądarka wysyłąjąc żądanie pod ten sam URL załącza </text:span>nagłówek <text:span text:style-name="T269">If-None-Match</text:span> <text:span text:style-name="T324">z podaną wartością. Na podstawie tego nagłówka server aplikacji, a w naszym przypadku filter </text:span><text:span text:style-name="T275">ShallowEtagHeaderFilter</text:span><text:span text:style-name="T324">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 więc nie zyskujemy na mocy obliczeniowej. Jest to prosty, płytki sposób na przyspieszenie komunikacji klienta z serwerem, stąd nazwa Shallow. W Spingu mamy również możliwość zaimplementowania. Żeby aktywować mechanizm nagłówków Etag należy dodać do konfiguracji beana:</text:span></text:p>
      <text:p text:style-name="P370">@Bean</text:p>
      <text:p text:style-name="P84">public ShallowEtagHeaderFilter shallowEtagHeaderFilter() {</text:p>
      <text:p text:style-name="P84"><text:tab/>return new ShallowEtagHeaderFilter();</text:p>
      <text:p text:style-name="P84">}</text:p>
      <text:p text:style-name="P84"/>
      <text:p text:style-name="P182">[40]</text:p>
      <text:p text:style-name="P193"/>
      <text:p text:style-name="P194">Asynchroniczne wywoływanie metod</text:p>
      <text:p text:style-name="P183">W Springu (cecha wspólna dla Boot i Framework) w łatwy sposób możemy wywoływać asynchronicznie metody. Żeby wywołać asynchrnicznie metodę należy nad nią umieścić adnotację <text:span text:style-name="T214">@Async.</text:span> Innymi słowy, obiekt wywołujący wraca natychmiast po wywołaniu, podczas gdy rzeczywiste wykonanie metody następuje w zadaniu przesłanym do Spring <text:span text:style-name="T214">TaskExecutor</text:span>. W najprostszym przypadku można zastosować adnotację do metody, która zwraca wartość <text:span text:style-name="T269">void</text:span>, jak <text:s/>w poniższym przykładzie:</text:p>
      <text:p text:style-name="Preformatted_20_Text">@Async</text:p>
      <text:p text:style-name="Preformatted_20_Text">void doSomething(String s) {</text:p>
      <text:p text:style-name="Preformatted_20_Text"><text:tab/>...</text:p>
      <text:p text:style-name="Preformatted_20_Text">}</text:p>
      <text:p text:style-name="Text_20_body"/>
      <text:p text:style-name="P207">Możemy również wywoływać metody, które zwracają konkretną wartość. Ale wtedy taka metoda zwraca nam obiekt klasy implementującej interface <text:span text:style-name="T269">Future</text:span><text:span text:style-name="T256">:</text:span></text:p>
      <text:p text:style-name="Preformatted_20_Text">@Async</text:p>
      <text:p text:style-name="Preformatted_20_Text">Future&lt;String&gt; returnSomething(int i) {</text:p>
      <text:p text:style-name="Preformatted_20_Text"><text:tab/>...</text:p>
      <text:p text:style-name="Preformatted_20_Text">}</text:p>
      <text:p text:style-name="P208"/>
      <text:p text:style-name="P208">Żeby móc wywoływać metody asynchronicznie najpierw musimy aktywować tą funkcjonalność. Możemy to zrobić poprzez dodanie odpowiedniej adnotacji do klasy konfiguracyjnej:</text:p>
      <text:p text:style-name="Preformatted_20_Text">@Configuration</text:p>
      <text:p text:style-name="Preformatted_20_Text"><text:soft-page-break/>@EnableAsync</text:p>
      <text:p text:style-name="Preformatted_20_Text">public class SpringAsyncConfig { ... }</text:p>
      <text:p text:style-name="Preformatted_20_Text"/>
      <text:p text:style-name="P208">lub w konfiguracji w pliku xml:</text:p>
      <text:p text:style-name="Preformatted_20_Text">&lt;task:executor id="myexecutor" pool-size="5" <text:s/>/&gt;</text:p>
      <text:p text:style-name="Preformatted_20_Text">&lt;task:annotation-driven executor="myexecutor"/&gt;</text:p>
      <text:p text:style-name="P208"/>
      <text:p text:style-name="P296">Domyślnie, Spring używa <text:span text:style-name="T269">SimpleAsyncTaskExecutor</text:span><text:span text:style-name="T256"> do asynchronicznego wywołania metod. Możemy nadpisać tą konfigurację i użyć innego egzekutora do wywołania zadań podając jego nazwę w atrybutach adnotacji:</text:span></text:p>
      <text:p text:style-name="Preformatted_20_Text">@Bean(name = "threadPoolTaskExecutor")</text:p>
      <text:p text:style-name="Preformatted_20_Text">public Executor threadPoolTaskExecutor() {</text:p>
      <text:p text:style-name="Preformatted_20_Text"><text:s text:c="4"/>return new ThreadPoolTaskExecutor();</text:p>
      <text:p text:style-name="Preformatted_20_Text">}</text:p>
      <text:p text:style-name="Preformatted_20_Text"/>
      <text:p text:style-name="Preformatted_20_Text">@Async("threadPoolTaskExecutor")</text:p>
      <text:p text:style-name="Preformatted_20_Text">public void asyncMethodWithConfiguredExecutor() {</text:p>
      <text:p text:style-name="Preformatted_20_Text"><text:s text:c="4"/>...</text:p>
      <text:p text:style-name="Preformatted_20_Text">}</text:p>
      <text:p text:style-name="P208"/>
      <text:p text:style-name="P296">Możemy również zmienić domyślny egzekutor dla całej aplikacji. Musimy w klasie konfiguracyjnej zaimplementować interfejs AsyncConfigurer i nadpisać odpowiednią metodę:</text:p>
      <text:p text:style-name="Preformatted_20_Text">@Configuration</text:p>
      <text:p text:style-name="Preformatted_20_Text">@EnableAsync</text:p>
      <text:p text:style-name="Preformatted_20_Text">public class SpringAsyncConfig implements AsyncConfigurer {</text:p>
      <text:p text:style-name="Preformatted_20_Text"><text:s text:c="4"/>@Override</text:p>
      <text:p text:style-name="Preformatted_20_Text"><text:s text:c="4"/>public Executor getAsyncExecutor() {</text:p>
      <text:p text:style-name="Preformatted_20_Text"><text:s text:c="8"/>return new ThreadPoolTaskExecutor();</text:p>
      <text:p text:style-name="Preformatted_20_Text"><text:s text:c="4"/>}</text:p>
      <text:p text:style-name="Preformatted_20_Text">}</text:p>
      <text:p text:style-name="P209">[47]</text:p>
      <text:p text:style-name="Preformatted_20_Text"/>
      <text:p text:style-name="Preformatted_20_Text"/>
      <text:h text:style-name="P329" text:outline-level="1"><text:bookmark-start text:name="__RefHeading___Toc748_1849423115"/>Zakończenie <text:bookmark-end text:name="__RefHeading___Toc748_1849423115"/></text:h>
      <text:p text:style-name="P297">Jak zakładali twórcy projektu Spring Boot tworzenie i uruchamianie aplikacji jest szybsze, wygodniejsze i bardziej efektywne kiedy wybierzemy ich projekt zamiast projektu Spring Framework. </text:p>
      <text:p text:style-name="P297"/>
      <text:p text:style-name="P297"/>
      <text:p text:style-name="Text_20_body">skomentowanie trudności w realizacji tematu, plany rozwoju, itp.</text:p>
      <text:p text:style-name="Text_20_body"/>
      <text:p text:style-name="P95"/>
      <text:p text:style-name="P1"/>
      <text:p text:style-name="P1"/>
      <text:p text:style-name="P1">* [Building a RESTful Web Service](https://spring.io/guides/gs/rest-service/)</text:p>
      <text:p text:style-name="P1">* [Serving Web Content with Spring MVC](https://spring.io/guides/gs/serving-web-content/)</text:p>
      <text:p text:style-name="P1"><text:soft-page-break/>* [Building REST services with Spring](<text:a xlink:type="simple" xlink:href="https://spring.io/guides/tutorials/bookmarks/" text:style-name="Internet_20_link" text:visited-style-name="Visited_20_Internet_20_Link">https://spring.io/guides/tutorials/bookmarks/</text:a>)</text:p>
      <text:p text:style-name="P97"/>
      <text:h text:style-name="Heading_20_1" text:outline-level="1"><text:bookmark-start text:name="__RefHeading___Toc2529_3287227940"/>Bibliografia<text:bookmark-end text:name="__RefHeading___Toc2529_3287227940"/></text:h>
      <text:p text:style-name="P97"/>
      <text:p text:style-name="P1"><text:a xlink:type="simple" xlink:href="https://docs.spring.io/spring/docs/current/spring-framework-reference/web.html" text:style-name="Internet_20_link" text:visited-style-name="Visited_20_Internet_20_Link">https://docs.spring.io/spring/docs/current/spring-framework-reference/web.html</text:a></text:p>
      <text:p text:style-name="P1"/>
      <text:p text:style-name="P1"><text:a xlink:type="simple" xlink:href="https://www.baeldung.com/spring-vs-spring-boot" text:style-name="Internet_20_link" text:visited-style-name="Visited_20_Internet_20_Link">https://www.baeldung.com/spring-vs-spring-boot</text:a></text:p>
      <text:p text:style-name="P1"/>
      <text:p text:style-name="P2"><text:span text:style-name="T342">budowanie kontenera contextu I kontenera springa: </text:span><text:a xlink:type="simple" xlink:href="https://docs.spring.io/spring/docs/current/javadoc-api/org/springframework/context/annotation/Configuration.html" text:style-name="Internet_20_link" text:visited-style-name="Visited_20_Internet_20_Link">https://docs.spring.io/spring/docs/current/javadoc-api/org/springframework/context/annotation/Configuration.html</text:a></text:p>
      <text:p text:style-name="P2"/>
      <text:p text:style-name="P99"/>
      <text:p text:style-name="P2"/>
      <text:p text:style-name="P100">Bibliografia:</text:p>
      <text:p text:style-name="P3"><text:span text:style-name="T2">[1] </text:span><text:a xlink:type="simple" xlink:href="https://www.javappa.com/kurs-spring" text:style-name="Internet_20_link" text:visited-style-name="Visited_20_Internet_20_Link">https://www.javappa.com/kurs-spring</text:a></text:p>
      <text:p text:style-name="P4"><text:span text:style-name="T343">[2] </text:span><text:a xlink:type="simple" xlink:href="https://docs.spring.io/spring/docs/current/javadoc-api/org/springframework/web/WebApplicationInitializer.html" text:style-name="Internet_20_link" text:visited-style-name="Visited_20_Internet_20_Link">https://docs.spring.io/spring/docs/current/javadoc-api/org/springframework/web/WebApplicationInitializer.html</text:a></text:p>
      <text:p text:style-name="P5">[3] <text:a xlink:type="simple" xlink:href="https://www.oracle.com/technetwork/java/javase/overview/oracle-jdk-faqs.html" text:style-name="Internet_20_link" text:visited-style-name="Visited_20_Internet_20_Link">https://www.oracle.com/technetwork/java/javase/overview/oracle-jdk-faqs.html</text:a></text:p>
      <text:p text:style-name="P6"><text:span text:style-name="T344">[4] </text:span><text:a xlink:type="simple" xlink:href="https://docs.spring.io/spring/docs/5.2.1.RELEASE/spring-framework-reference/overview.html#overview" text:style-name="Internet_20_link" text:visited-style-name="Visited_20_Internet_20_Link">https://docs.spring.io/spring/docs/5.2.1.RELEASE/spring-framework-reference/overview.html#overview</text:a></text:p>
      <text:p text:style-name="P7"><text:span text:style-name="T345">[5] </text:span><text:a xlink:type="simple" xlink:href="https://docs.spring.io/spring/docs/3.0.0.M4/reference/html/ch01s02.html" text:style-name="Internet_20_link" text:visited-style-name="Visited_20_Internet_20_Link">https://docs.spring.io/spring/docs/3.0.0.M4/reference/html/ch01s02.html</text:a></text:p>
      <text:p text:style-name="P8"><text:span text:style-name="T346">[6] </text:span><text:a xlink:type="simple" xlink:href="https://docs.spring.io/spring/docs/current/spring-framework-reference/web.html#mvc" text:style-name="Internet_20_link" text:visited-style-name="Visited_20_Internet_20_Link">https://docs.spring.io/spring/docs/current/spring-framework-reference/web.html#mvc</text:a></text:p>
      <text:p text:style-name="P9"><text:span text:style-name="T347">[7] </text:span><text:a xlink:type="simple" xlink:href="https://www.baeldung.com/spring-xml-vs-java-config" text:style-name="Internet_20_link" text:visited-style-name="Visited_20_Internet_20_Link">https://www.baeldung.com/spring-xml-vs-java-config</text:a></text:p>
      <text:p text:style-name="P10"><text:span text:style-name="T348">[8] </text:span><text:a xlink:type="simple" xlink:href="https://docs.spring.io/spring/docs/current/javadoc-api/org/springframework/web/servlet/ViewResolver.html" text:style-name="Internet_20_link" text:visited-style-name="Visited_20_Internet_20_Link">https://docs.spring.io/spring/docs/current/javadoc-api/org/springframework/web/servlet/ViewResolver.html</text:a></text:p>
      <text:p text:style-name="P10"><text:span text:style-name="T348">[9] </text:span><text:a xlink:type="simple" xlink:href="https://www.baeldung.com/spring-mvc-view-resolver-tutorial" text:style-name="Internet_20_link" text:visited-style-name="Visited_20_Internet_20_Link">https://www.baeldung.com/spring-mvc-view-resolver-tutorial</text:a></text:p>
      <text:p text:style-name="P11"><text:span text:style-name="T337">[10] </text:span><text:a xlink:type="simple" xlink:href="https://docs.spring.io/spring-framework/docs/current/javadoc-api/org/springframework/web/servlet/config/annotation/WebMvcConfigurer.html" text:style-name="Internet_20_link" text:visited-style-name="Visited_20_Internet_20_Link">https://docs.spring.io/spring-framework/docs/current/javadoc-api/org/springframework/web/servlet/config/annotation/WebMvcConfigurer.html</text:a></text:p>
      <text:p text:style-name="P15"><text:span text:style-name="T337">[11] </text:span><text:a xlink:type="simple" xlink:href="https://www.baeldung.com/spring-mvc-static-resources" text:style-name="Internet_20_link" text:visited-style-name="Visited_20_Internet_20_Link">https://www.baeldung.com/spring-mvc-static-resources</text:a></text:p>
      <text:p text:style-name="P17"><text:span text:style-name="T349">[12] </text:span><text:a xlink:type="simple" xlink:href="https://docs.spring.io/spring/docs/current/javadoc-api/org/springframework/web/servlet/config/annotation/ResourceHandlerRegistration.html#setCachePeriod-java.lang.Integer-" text:style-name="Internet_20_link" text:visited-style-name="Visited_20_Internet_20_Link">https://docs.spring.io/spring/docs/current/javadoc-api/org/springframework/web/servlet/config/annotation/ResourceHandlerRegistration.html#setCachePeriod-java.lang.Integer-</text:a></text:p>
      <text:p text:style-name="P18"><text:span text:style-name="T202">[13] </text:span><text:a xlink:type="simple" xlink:href="https://spring.io/projects" text:style-name="Internet_20_link" text:visited-style-name="Visited_20_Internet_20_Link">https://spring.io/projects</text:a></text:p>
      <text:p text:style-name="P20"><text:span text:style-name="T336">[14] </text:span><text:a xlink:type="simple" xlink:href="https://websitesetup.org/bootstrap-tutorial-for-beginners/" text:style-name="Internet_20_link" text:visited-style-name="Visited_20_Internet_20_Link">https://websitesetup.org/bootstrap-tutorial-for-beginners/</text:a></text:p>
      <text:p text:style-name="P21"><text:span text:style-name="T208">[15] </text:span><text:a xlink:type="simple" xlink:href="https://spring.io/projects/spring-security#overview" text:style-name="Internet_20_link" text:visited-style-name="Visited_20_Internet_20_Link">https://spring.io/projects/spring-security#overview</text:a></text:p>
      <text:p text:style-name="P25"><text:span text:style-name="T208">[16] </text:span><text:a xlink:type="simple" xlink:href="https://docs.spring.io/spring-security/site/docs/current/reference/htmlsingle/" text:style-name="Internet_20_link" text:visited-style-name="Visited_20_Internet_20_Link">https://docs.spring.io/spring-security/site/docs/current/reference/htmlsingle/</text:a></text:p>
      <text:p text:style-name="P26"><text:span text:style-name="T350">[17] </text:span><text:a xlink:type="simple" xlink:href="https://docs.spring.io/spring-boot/docs/2.1.6.RELEASE/reference/html/using-boot-using-springbootapplication-annotation.html" text:style-name="Internet_20_link" text:visited-style-name="Visited_20_Internet_20_Link">https://docs.spring.io/spring-boot/docs/2.1.6.RELEASE/reference/html/using-boot-using-springbootapplication-annotation.html</text:a></text:p>
      <text:p text:style-name="P27"><text:soft-page-break/><text:span text:style-name="T351">[18] </text:span><text:a xlink:type="simple" xlink:href="https://spring.io/blog/2013/12/19/serving-static-web-content-with-spring-boot" text:style-name="Internet_20_link" text:visited-style-name="Visited_20_Internet_20_Link">https://spring.io/blog/2013/12/19/serving-static-web-content-with-spring-boot</text:a></text:p>
      <text:p text:style-name="P28"><text:span text:style-name="T351">[19] </text:span><text:a xlink:type="simple" xlink:href="https://docs.spring.io/spring-boot/docs/current/reference/html/using-spring-boot.html#using-boot-devtools" text:style-name="Internet_20_link" text:visited-style-name="Visited_20_Internet_20_Link">https://docs.spring.io/spring-boot/docs/current/reference/html/using-spring-boot.html#using-boot-devtools</text:a></text:p>
      <text:p text:style-name="P30"><text:span text:style-name="T352">[</text:span>20] <text:a xlink:type="simple" xlink:href="https://spring.io/guides/gs/spring-boot/" text:style-name="Internet_20_link" text:visited-style-name="Visited_20_Internet_20_Link">https://spring.io/guides/gs/spring-boot/</text:a></text:p>
      <text:p text:style-name="P31"><text:span text:style-name="T246">[21] </text:span><text:a xlink:type="simple" xlink:href="https://www.oracle.com/webfolder/technetwork/tutorials/obe/java/basic_app_embedded_tomcat/basic_app-tomcat-embedded.html#section4" text:style-name="Internet_20_link" text:visited-style-name="Visited_20_Internet_20_Link">https://www.oracle.com/webfolder/technetwork/tutorials/obe/java/basic_app_embedded_tomcat/basic_app-tomcat-embedded.html#section4</text:a></text:p>
      <text:p text:style-name="P33"><text:span text:style-name="T249">[22] </text:span><text:a xlink:type="simple" xlink:href="https://www.baeldung.com/servlet-session-timeout" text:style-name="Internet_20_link" text:visited-style-name="Visited_20_Internet_20_Link">https://www.baeldung.com/servlet-session-timeout</text:a></text:p>
      <text:p text:style-name="P32"><text:span text:style-name="T353">[23] </text:span><text:a xlink:type="simple" xlink:href="https://spring.io/projects/spring-data-jpa#overview" text:style-name="Internet_20_link" text:visited-style-name="Visited_20_Internet_20_Link">https://spring.io/projects/spring-data-jpa#overview</text:a></text:p>
      <text:p text:style-name="P34"><text:span text:style-name="T283">[24] </text:span><text:a xlink:type="simple" xlink:href="https://docs.spring.io/spring/docs/current/spring-framework-reference/testing.html#testing-introduction" text:style-name="Internet_20_link" text:visited-style-name="Visited_20_Internet_20_Link">https://docs.spring.io/spring/docs/current/spring-framework-reference/testing.html#testing-introduction</text:a></text:p>
      <text:p text:style-name="P38"><text:span text:style-name="T283">[25] </text:span><text:a xlink:type="simple" xlink:href="https://docs.spring.io/spring-boot/docs/1.5.2.RELEASE/reference/html/boot-features-testing.html" text:style-name="Internet_20_link" text:visited-style-name="Visited_20_Internet_20_Link">https://docs.spring.io/spring-boot/docs/1.5.2.RELEASE/reference/html/boot-features-testing.html</text:a></text:p>
      <text:p text:style-name="P39"><text:span text:style-name="T354">[26] </text:span><text:a xlink:type="simple" xlink:href="https://spring.io/guides/gs/testing-web/" text:style-name="Internet_20_link" text:visited-style-name="Visited_20_Internet_20_Link">https://spring.io/guides/gs/testing-web/</text:a></text:p>
      <text:p text:style-name="P43"><text:span text:style-name="T285">[27] </text:span><text:a xlink:type="simple" xlink:href="https://reflectoring.io/spring-boot-test/" text:style-name="Internet_20_link" text:visited-style-name="Visited_20_Internet_20_Link">https://reflectoring.io/spring-boot-test/</text:a></text:p>
      <text:p text:style-name="P44"><text:span text:style-name="T355">[28] </text:span><text:a xlink:type="simple" xlink:href="https://docs.spring.io/spring-boot/docs/current/api/org/springframework/boot/test/autoconfigure/orm/jpa/DataJpaTest.html" text:style-name="Internet_20_link" text:visited-style-name="Visited_20_Internet_20_Link">https://docs.spring.io/spring-boot/docs/current/api/org/springframework/boot/test/autoconfigure/orm/jpa/DataJpaTest.html</text:a></text:p>
      <text:p text:style-name="P47"><text:span text:style-name="T355">[29] </text:span><text:a xlink:type="simple" xlink:href="https://www.baeldung.com/spring-profiles" text:style-name="Internet_20_link" text:visited-style-name="Visited_20_Internet_20_Link">https://www.baeldung.com/spring-profiles</text:a></text:p>
      <text:p text:style-name="P48"><text:span text:style-name="T356">[30] </text:span><text:a xlink:type="simple" xlink:href="https://docs.spring.io/spring-framework/docs/current/javadoc-api/org/springframework/context/annotation/Profile.html" text:style-name="Internet_20_link" text:visited-style-name="Visited_20_Internet_20_Link">https://docs.spring.io/spring-framework/docs/current/javadoc-api/org/springframework/context/annotation/Profile.html</text:a></text:p>
      <text:p text:style-name="P50"><text:span text:style-name="T357">[31] </text:span><text:a xlink:type="simple" xlink:href="https://reflectoring.io/spring-boot-data-jpa-test/" text:style-name="Internet_20_link" text:visited-style-name="Visited_20_Internet_20_Link">https://reflectoring.io/spring-boot-data-jpa-test/</text:a></text:p>
      <text:p text:style-name="P51"><text:span text:style-name="T358">[32] </text:span><text:a xlink:type="simple" xlink:href="https://www.logicbig.com/tutorials/spring-framework/spring-web-mvc/simple-mapping-exception-resolver.html" text:style-name="Internet_20_link" text:visited-style-name="Visited_20_Internet_20_Link">https://www.logicbig.com/tutorials/spring-framework/spring-web-mvc/simple-mapping-exception-resolver.html</text:a></text:p>
      <text:p text:style-name="P52"><text:span text:style-name="T359">[33]</text:span><text:span text:style-name="T192"> </text:span><text:a xlink:type="simple" xlink:href="https://www.baeldung.com/spring-boot-add-filter" text:style-name="Internet_20_link" text:visited-style-name="Visited_20_Internet_20_Link"><text:span text:style-name="T137">https://www.baeldung.com/spring-boot-add-filter</text:span></text:a></text:p>
      <text:p text:style-name="P53"><text:span text:style-name="T137">[</text:span><text:span text:style-name="T136">34] </text:span><text:a xlink:type="simple" xlink:href="https://www.baeldung.com/java-spring-mockito-mock-mockbean" text:style-name="Internet_20_link" text:visited-style-name="Visited_20_Internet_20_Link">https://www.baeldung.com/java-spring-mockito-mock-mockbean</text:a></text:p>
      <text:p text:style-name="P53"><text:span text:style-name="T136">[35] </text:span><text:a xlink:type="simple" xlink:href="https://reflectoring.io/spring-boot-test/" text:style-name="Internet_20_link" text:visited-style-name="Visited_20_Internet_20_Link">https://reflectoring.io/spring-boot-test/</text:a></text:p>
      <text:p text:style-name="P54"><text:span text:style-name="T136">[36] </text:span><text:a xlink:type="simple" xlink:href="https://docs.spring.io/spring-boot/docs/current/reference/html/production-ready-features.html" text:style-name="Internet_20_link" text:visited-style-name="Visited_20_Internet_20_Link">https://docs.spring.io/spring-boot/docs/current/reference/html/production-ready-features.html</text:a></text:p>
      <text:p text:style-name="P56"><text:span text:style-name="T136">[37] </text:span><text:a xlink:type="simple" xlink:href="https://codecentric.github.io/spring-boot-admin/current/" text:style-name="Internet_20_link" text:visited-style-name="Visited_20_Internet_20_Link">https://codecentric.github.io/spring-boot-admin/current/</text:a></text:p>
      <text:p text:style-name="P57"><text:span text:style-name="T136">[38] </text:span><text:a xlink:type="simple" xlink:href="https://spring.io/blog/2013/11/01/exception-handling-in-spring-mvc" text:style-name="Internet_20_link" text:visited-style-name="Visited_20_Internet_20_Link">https://spring.io/blog/2013/11/01/exception-handling-in-spring-mvc</text:a></text:p>
      <text:p text:style-name="P59"><text:span text:style-name="T136">[39] </text:span><text:a xlink:type="simple" xlink:href="https://docs.spring.io/spring-boot/docs/current/reference/html/spring-boot-features.html#boot-features-logging" text:style-name="Internet_20_link" text:visited-style-name="Visited_20_Internet_20_Link">https://docs.spring.io/spring-boot/docs/current/reference/html/spring-boot-features.html#boot-features-logging</text:a></text:p>
      <text:p text:style-name="P62"><text:span text:style-name="T136">[40] </text:span><text:a xlink:type="simple" xlink:href="https://docs.spring.io/spring/docs/3.0.0.M4/reference/html/ch15s11.html" text:style-name="Internet_20_link" text:visited-style-name="Visited_20_Internet_20_Link">https://docs.spring.io/spring/docs/3.0.0.M4/reference/html/ch15s11.html</text:a></text:p>
      <text:p text:style-name="P63"><text:span text:style-name="T136">[41] </text:span><text:a xlink:type="simple" xlink:href="https://www.baeldung.com/spring-email" text:style-name="Internet_20_link" text:visited-style-name="Visited_20_Internet_20_Link">https://www.baeldung.com/spring-email</text:a></text:p>
      <text:p text:style-name="P65"><text:span text:style-name="T136">[42] </text:span><text:a xlink:type="simple" xlink:href="https://letsencrypt.org/about/" text:style-name="Internet_20_link" text:visited-style-name="Visited_20_Internet_20_Link">https://letsencrypt.org/about/</text:a></text:p>
      <text:p text:style-name="P65"><text:span text:style-name="T136">[43] </text:span><text:a xlink:type="simple" xlink:href="https://http2.github.io/" text:style-name="Internet_20_link" text:visited-style-name="Visited_20_Internet_20_Link">https://http2.github.io/</text:a></text:p>
      <text:p text:style-name="P199"><text:soft-page-break/>[44] https://sekurak.pl/protokol-http-2-czyli-szybciej-ale-czy-rowniez-bezpieczniej/</text:p>
      <text:p text:style-name="P200">[45] https://www.cloudflare.com/learning/ssl/transport-layer-security-tls/</text:p>
      <text:p text:style-name="P200">[46] https://www.novatec-gmbh.de/en/blog/spring-boot-applications-tls-http2/</text:p>
      <text:p text:style-name="P201">[47] https://docs.spring.io/spring/docs/current/spring-framework-reference/integration.html#scheduling</text:p>
      <text:p text:style-name="P202">[48] <text:a xlink:type="simple" xlink:href="https://maven.apache.org/guides/getting-started/maven-in-five-minutes.html" text:style-name="Internet_20_link" text:visited-style-name="Visited_20_Internet_20_Link">https://maven.apache.org/guides/getting-started/maven-in-five-minutes.html</text:a></text:p>
      <text:p text:style-name="P203">[49] https://www.vojtechruzicka.com/spring-boot-war/</text:p>
      <text:p text:style-name="P204">[50] <text:span text:style-name="T362">https://docs.spring.io/spring-boot/docs/current/reference/html/deployment.html#cloud-deployment-aws</text:span></text:p>
      <text:p text:style-name="P204">[51] <text:span text:style-name="T362">https://docs.aws.amazon.com/elasticbeanstalk/latest/dg/Welcome.html</text:span></text:p>
      <text:p text:style-name="P203">[52] https://docs.aws.amazon.com/elasticbeanstalk/latest/dg/create_deploy_Java.html[53]</text:p>
      <text:p text:style-name="P203">[54]</text:p>
      <text:p text:style-name="P203">[55]</text:p>
      <text:p text:style-name="P203">[56]</text:p>
      <text:p text:style-name="P203">[57]</text:p>
      <text:p text:style-name="P203">[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tserrat" svg:font-family="Montserrat, Arial, Helvetica, sans-serif"/>
    <style:font-face style:name="Open Sans" svg:font-family="'Open Sans', sans-serif"/>
    <style:font-face style:name="Proxima Nova Soft" svg:font-family="'Proxima Nova Soft', 'Helvetica Neue', sans-serif"/>
    <style:font-face style:name="Roboto" svg:font-family="Roboto, arial, sans-serif"/>
    <style:font-face style:name="Ubuntu" svg:font-family="Ubuntu, sans-serif"/>
    <style:font-face style:name="apple-system" svg:font-family="apple-system, BlinkMacSystemFont, 'Segoe UI', Roboto, Oxygen, Ubuntu, Cantarell, 'Fira Sans', 'Droid Sans', 'Helvetica Neue', sans-serif"/>
    <style:font-face style:name="dejavu sans mono" svg:font-family="'dejavu sans mono', monospace"/>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10T03:10:53.923242251</dc:date>
    <meta:editing-duration>P2DT8H59M28S</meta:editing-duration>
    <meta:editing-cycles>142</meta:editing-cycles>
    <meta:generator>LibreOffice/6.0.7.3$Linux_X86_64 LibreOffice_project/00m0$Build-3</meta:generator>
    <meta:document-statistic meta:table-count="0" meta:image-count="0" meta:object-count="0" meta:page-count="47" meta:paragraph-count="1065" meta:word-count="11345" meta:character-count="97552" meta:non-whitespace-character-count="84741"/>
  </office:meta>
</office:document-meta>
</file>